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in"/>
    </style:style>
    <style:style style:name="Table17.B" style:family="table-column">
      <style:table-column-properties style:column-width="1.375in"/>
    </style:style>
    <style:style style:name="Table17.C" style:family="table-column">
      <style:table-column-properties style:column-width="0.75in"/>
    </style:style>
    <style:style style:name="Table17.D"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in"/>
    </style:style>
    <style:style style:name="Table20.B" style:family="table-column">
      <style:table-column-properties style:column-width="1.375in"/>
    </style:style>
    <style:style style:name="Table20.C" style:family="table-column">
      <style:table-column-properties style:column-width="0.75in"/>
    </style:style>
    <style:style style:name="Table20.D"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in"/>
    </style:style>
    <style:style style:name="Table21.B" style:family="table-column">
      <style:table-column-properties style:column-width="1.375in"/>
    </style:style>
    <style:style style:name="Table21.C" style:family="table-column">
      <style:table-column-properties style:column-width="0.75in"/>
    </style:style>
    <style:style style:name="Table21.D"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19" style:family="table">
      <style:table-properties style:width="6.6903in" fo:margin-left="0in" fo:margin-top="0in" fo:margin-bottom="0.2in" table:align="left" fo:background-color="transparent">
        <style:background-image/>
      </style:table-properties>
    </style:style>
    <style:style style:name="Table19.A" style:family="table-column">
      <style:table-column-properties style:column-width="0.5625in"/>
    </style:style>
    <style:style style:name="Table19.B" style:family="table-column">
      <style:table-column-properties style:column-width="6.1278in"/>
    </style:style>
    <style:style style:name="Table19.1" style:family="table-row">
      <style:table-row-properties fo:background-color="#dddddd">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B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in"/>
    </style:style>
    <style:style style:name="Table22.B" style:family="table-column">
      <style:table-column-properties style:column-width="1.375in"/>
    </style:style>
    <style:style style:name="Table22.C" style:family="table-column">
      <style:table-column-properties style:column-width="0.75in"/>
    </style:style>
    <style:style style:name="Table22.D"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in"/>
    </style:style>
    <style:style style:name="Table23.B" style:family="table-column">
      <style:table-column-properties style:column-width="1.375in"/>
    </style:style>
    <style:style style:name="Table23.C" style:family="table-column">
      <style:table-column-properties style:column-width="0.75in"/>
    </style:style>
    <style:style style:name="Table23.D"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in"/>
    </style:style>
    <style:style style:name="Table24.B" style:family="table-column">
      <style:table-column-properties style:column-width="1.375in"/>
    </style:style>
    <style:style style:name="Table24.C" style:family="table-column">
      <style:table-column-properties style:column-width="0.75in"/>
    </style:style>
    <style:style style:name="Table24.D"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in"/>
    </style:style>
    <style:style style:name="Table25.B" style:family="table-column">
      <style:table-column-properties style:column-width="1.375in"/>
    </style:style>
    <style:style style:name="Table25.C" style:family="table-column">
      <style:table-column-properties style:column-width="0.75in"/>
    </style:style>
    <style:style style:name="Table25.D"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in"/>
    </style:style>
    <style:style style:name="Table26.B" style:family="table-column">
      <style:table-column-properties style:column-width="1.375in"/>
    </style:style>
    <style:style style:name="Table26.C" style:family="table-column">
      <style:table-column-properties style:column-width="0.75in"/>
    </style:style>
    <style:style style:name="Table26.D"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1875in"/>
    </style:style>
    <style:style style:name="Table14.C" style:family="table-column">
      <style:table-column-properties style:column-width="3.5in"/>
    </style:style>
    <style:style style:name="Table14.D" style:family="table-column">
      <style:table-column-properties style:column-width="1.447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in"/>
    </style:style>
    <style:style style:name="Table27.B" style:family="table-column">
      <style:table-column-properties style:column-width="1.375in"/>
    </style:style>
    <style:style style:name="Table27.C" style:family="table-column">
      <style:table-column-properties style:column-width="0.75in"/>
    </style:style>
    <style:style style:name="Table27.D"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in"/>
    </style:style>
    <style:style style:name="Table28.B" style:family="table-column">
      <style:table-column-properties style:column-width="1.375in"/>
    </style:style>
    <style:style style:name="Table28.C" style:family="table-column">
      <style:table-column-properties style:column-width="0.75in"/>
    </style:style>
    <style:style style:name="Table28.D"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in"/>
    </style:style>
    <style:style style:name="Table30.B" style:family="table-column">
      <style:table-column-properties style:column-width="1.375in"/>
    </style:style>
    <style:style style:name="Table30.C" style:family="table-column">
      <style:table-column-properties style:column-width="0.75in"/>
    </style:style>
    <style:style style:name="Table30.D"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fo:font-size="11pt" officeooo:paragraph-rsid="0040543d" style:font-size-asian="11pt" style:font-size-complex="11pt"/>
    </style:style>
    <style:style style:name="P9" style:family="paragraph" style:parent-style-name="Standard">
      <style:text-properties fo:font-size="11pt" officeooo:paragraph-rsid="003b661a" style:font-size-asian="11pt" style:font-size-complex="11pt"/>
    </style:style>
    <style:style style:name="P10" style:family="paragraph" style:parent-style-name="Standard">
      <style:text-properties fo:font-size="11pt" officeooo:rsid="00383ee2" officeooo:paragraph-rsid="00383ee2" style:font-size-asian="11pt" style:font-size-complex="11pt"/>
    </style:style>
    <style:style style:name="P11" style:family="paragraph" style:parent-style-name="Standard">
      <style:text-properties fo:font-size="11pt" officeooo:rsid="003979b2" officeooo:paragraph-rsid="003979b2" style:font-size-asian="11pt" style:font-size-complex="11pt"/>
    </style:style>
    <style:style style:name="P12" style:family="paragraph" style:parent-style-name="Standard">
      <style:text-properties fo:font-size="11pt" officeooo:paragraph-rsid="003979b2" style:font-size-asian="11pt" style:font-size-complex="11pt"/>
    </style:style>
    <style:style style:name="P13" style:family="paragraph" style:parent-style-name="Standard">
      <style:text-properties style:font-name="Liberation Serif" fo:font-size="11pt" style:font-size-asian="11pt" style:font-size-complex="11pt"/>
    </style:style>
    <style:style style:name="P14" style:family="paragraph" style:parent-style-name="Standard">
      <style:paragraph-properties fo:margin-top="0.0201in" fo:margin-bottom="0.0201in" loext:contextual-spacing="false"/>
    </style:style>
    <style:style style:name="P15" style:family="paragraph" style:parent-style-name="Standard">
      <style:paragraph-properties fo:margin-top="0.0201in" fo:margin-bottom="0.0201in" loext:contextual-spacing="false"/>
      <style:text-properties fo:font-size="11pt" style:font-size-asian="11pt" style:font-size-complex="11pt"/>
    </style:style>
    <style:style style:name="P16"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7"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8"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9"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20" style:family="paragraph" style:parent-style-name="Standard">
      <style:paragraph-properties fo:margin-top="0.0201in" fo:margin-bottom="0.0201in" loext:contextual-spacing="false"/>
      <style:text-properties fo:font-size="11pt" officeooo:paragraph-rsid="003979b2" style:font-size-asian="11pt" style:font-size-complex="11pt"/>
    </style:style>
    <style:style style:name="P21" style:family="paragraph" style:parent-style-name="Standard">
      <style:paragraph-properties fo:margin-top="0.0201in" fo:margin-bottom="0.0201in" loext:contextual-spacing="false"/>
      <style:text-properties fo:font-size="11pt" officeooo:paragraph-rsid="0040543d" style:font-size-asian="11pt" style:font-size-complex="11pt"/>
    </style:style>
    <style:style style:name="P22" style:family="paragraph" style:parent-style-name="Standard">
      <style:paragraph-properties fo:margin-top="0.0201in" fo:margin-bottom="0.0201in" loext:contextual-spacing="false"/>
      <style:text-properties fo:font-size="11pt" officeooo:paragraph-rsid="003b661a" style:font-size-asian="11pt" style:font-size-complex="11pt"/>
    </style:style>
    <style:style style:name="P23" style:family="paragraph" style:parent-style-name="Standard">
      <style:paragraph-properties fo:margin-top="0.0201in" fo:margin-bottom="0.0201in" loext:contextual-spacing="false"/>
      <style:text-properties fo:font-size="11pt" officeooo:paragraph-rsid="003c33d1" style:font-size-asian="11pt" style:font-size-complex="11pt"/>
    </style:style>
    <style:style style:name="P24" style:family="paragraph" style:parent-style-name="Standard">
      <style:paragraph-properties fo:margin-top="0.0201in" fo:margin-bottom="0.0201in" loext:contextual-spacing="false"/>
      <style:text-properties fo:font-size="11pt" officeooo:rsid="004229a9" officeooo:paragraph-rsid="004229a9" style:font-size-asian="11pt" style:font-size-complex="11pt"/>
    </style:style>
    <style:style style:name="P25" style:family="paragraph" style:parent-style-name="Standard">
      <style:paragraph-properties fo:margin-top="0.0201in" fo:margin-bottom="0.0201in" loext:contextual-spacing="false"/>
      <style:text-properties fo:font-size="11pt" officeooo:paragraph-rsid="004229a9" style:font-size-asian="11pt" style:font-size-complex="11pt"/>
    </style:style>
    <style:style style:name="P26" style:family="paragraph" style:parent-style-name="Standard">
      <style:paragraph-properties fo:margin-top="0.0201in" fo:margin-bottom="0.0201in" loext:contextual-spacing="false"/>
      <style:text-properties fo:font-size="11pt" officeooo:paragraph-rsid="0033a15e" style:font-size-asian="11pt" style:font-size-complex="11pt"/>
    </style:style>
    <style:style style:name="P27" style:family="paragraph" style:parent-style-name="Standard">
      <style:paragraph-properties fo:margin-top="0.0201in" fo:margin-bottom="0.0201in" loext:contextual-spacing="false"/>
      <style:text-properties fo:font-size="11pt" officeooo:paragraph-rsid="00346a32" style:font-size-asian="11pt" style:font-size-complex="11pt"/>
    </style:style>
    <style:style style:name="P28" style:family="paragraph" style:parent-style-name="Standard">
      <style:paragraph-properties fo:margin-top="0.0201in" fo:margin-bottom="0.0201in" loext:contextual-spacing="false"/>
      <style:text-properties fo:font-size="11pt" officeooo:rsid="0033a15e" officeooo:paragraph-rsid="0033a15e" style:font-size-asian="11pt" style:font-size-complex="11pt"/>
    </style:style>
    <style:style style:name="P29" style:family="paragraph" style:parent-style-name="Standard">
      <style:paragraph-properties fo:margin-top="0.0201in" fo:margin-bottom="0.0201in" loext:contextual-spacing="false"/>
      <style:text-properties fo:font-size="11pt" officeooo:rsid="006ae572" officeooo:paragraph-rsid="006ae572" style:font-size-asian="11pt" style:font-size-complex="11pt"/>
    </style:style>
    <style:style style:name="P30"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31" style:family="paragraph" style:parent-style-name="Standard">
      <style:paragraph-properties fo:margin-top="0.0201in" fo:margin-bottom="0.0201in" loext:contextual-spacing="false"/>
      <style:text-properties fo:font-size="11pt" officeooo:rsid="0093142c" officeooo:paragraph-rsid="0093142c" style:font-size-asian="11pt" style:font-size-complex="11pt"/>
    </style:style>
    <style:style style:name="P32"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33"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34"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35"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36"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37" style:family="paragraph" style:parent-style-name="Standard">
      <style:paragraph-properties fo:margin-top="0.0201in" fo:margin-bottom="0.0201in" loext:contextual-spacing="false"/>
      <style:text-properties style:font-name="FreeMono" fo:font-size="11pt" officeooo:rsid="0033a15e" officeooo:paragraph-rsid="006ae572" style:font-size-asian="11pt" style:font-size-complex="11pt"/>
    </style:style>
    <style:style style:name="P3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39" style:family="paragraph" style:parent-style-name="Standard">
      <style:paragraph-properties fo:margin-top="0.0201in" fo:margin-bottom="0.0201in" loext:contextual-spacing="false"/>
      <style:text-properties style:font-name="FreeMono" fo:font-size="11pt" officeooo:rsid="0033a15e" officeooo:paragraph-rsid="009df1a8" style:font-size-asian="11pt" style:font-size-complex="11pt"/>
    </style:style>
    <style:style style:name="P40"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41" style:family="paragraph" style:parent-style-name="Standard">
      <style:paragraph-properties fo:margin-top="0.0201in" fo:margin-bottom="0.0201in" loext:contextual-spacing="false"/>
      <style:text-properties style:font-name="FreeMono" fo:font-size="11pt" officeooo:rsid="003c33d1" officeooo:paragraph-rsid="003d9111" style:font-size-asian="11pt" style:font-size-complex="11pt"/>
    </style:style>
    <style:style style:name="P42" style:family="paragraph" style:parent-style-name="Standard">
      <style:paragraph-properties fo:margin-top="0.0201in" fo:margin-bottom="0.0201in" loext:contextual-spacing="false"/>
      <style:text-properties style:font-name="FreeMono" fo:font-size="11pt" officeooo:rsid="005ca6d3" officeooo:paragraph-rsid="003d9111" style:font-size-asian="11pt" style:font-size-complex="11pt"/>
    </style:style>
    <style:style style:name="P43" style:family="paragraph" style:parent-style-name="Standard">
      <style:paragraph-properties fo:margin-top="0.0201in" fo:margin-bottom="0.0201in" loext:contextual-spacing="false"/>
      <style:text-properties style:font-name="FreeMono" fo:font-size="11pt" officeooo:rsid="006ae572" officeooo:paragraph-rsid="006ae572" style:font-size-asian="11pt" style:font-size-complex="11pt"/>
    </style:style>
    <style:style style:name="P44"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45" style:family="paragraph" style:parent-style-name="Standard">
      <style:paragraph-properties fo:margin-top="0.0201in" fo:margin-bottom="0.0201in" loext:contextual-spacing="false"/>
      <style:text-properties style:font-name="FreeMono" fo:font-size="11pt" officeooo:rsid="006be827" officeooo:paragraph-rsid="006be827" style:font-size-asian="11pt" style:font-size-complex="11pt"/>
    </style:style>
    <style:style style:name="P46" style:family="paragraph" style:parent-style-name="Standard">
      <style:paragraph-properties fo:margin-top="0.0201in" fo:margin-bottom="0.0201in" loext:contextual-spacing="false"/>
      <style:text-properties style:font-name="FreeMono" fo:font-size="11pt" officeooo:rsid="0050ae82" officeooo:paragraph-rsid="0090e4a6" style:font-size-asian="11pt" style:font-size-complex="11pt"/>
    </style:style>
    <style:style style:name="P47" style:family="paragraph" style:parent-style-name="Standard">
      <style:paragraph-properties fo:margin-top="0.0201in" fo:margin-bottom="0.0201in" loext:contextual-spacing="false"/>
      <style:text-properties style:font-name="FreeMono" fo:font-size="11pt" officeooo:rsid="006ab79e" officeooo:paragraph-rsid="0090e4a6" style:font-size-asian="11pt" style:font-size-complex="11pt"/>
    </style:style>
    <style:style style:name="P48" style:family="paragraph" style:parent-style-name="Standard">
      <style:paragraph-properties fo:margin-top="0.0201in" fo:margin-bottom="0.0201in" loext:contextual-spacing="false"/>
      <style:text-properties style:font-name="FreeMono" fo:font-size="11pt" officeooo:rsid="00695403" officeooo:paragraph-rsid="0090e4a6" style:font-size-asian="11pt" style:font-size-complex="11pt"/>
    </style:style>
    <style:style style:name="P49" style:family="paragraph" style:parent-style-name="Standard">
      <style:paragraph-properties fo:margin-top="0.0201in" fo:margin-bottom="0.0201in" loext:contextual-spacing="false"/>
      <style:text-properties style:font-name="FreeMono" fo:font-size="11pt" officeooo:rsid="00695403" officeooo:paragraph-rsid="009df1a8" style:font-size-asian="11pt" style:font-size-complex="11pt"/>
    </style:style>
    <style:style style:name="P50" style:family="paragraph" style:parent-style-name="Standard">
      <style:paragraph-properties fo:margin-top="0.0201in" fo:margin-bottom="0.0201in" loext:contextual-spacing="false"/>
      <style:text-properties officeooo:paragraph-rsid="002fec62"/>
    </style:style>
    <style:style style:name="P51" style:family="paragraph" style:parent-style-name="Standard">
      <style:paragraph-properties fo:margin-top="0.0201in" fo:margin-bottom="0.0201in" loext:contextual-spacing="false"/>
      <style:text-properties officeooo:paragraph-rsid="006ae572"/>
    </style:style>
    <style:style style:name="P52" style:family="paragraph" style:parent-style-name="Standard">
      <style:paragraph-properties fo:margin-top="0.0201in" fo:margin-bottom="0.0201in" loext:contextual-spacing="false"/>
      <style:text-properties officeooo:paragraph-rsid="0090e4a6"/>
    </style:style>
    <style:style style:name="P53" style:family="paragraph" style:parent-style-name="Standard">
      <style:paragraph-properties fo:margin-top="0.0201in" fo:margin-bottom="0.0201in" loext:contextual-spacing="false"/>
      <style:text-properties officeooo:paragraph-rsid="0093142c"/>
    </style:style>
    <style:style style:name="P54" style:family="paragraph" style:parent-style-name="Standard">
      <style:paragraph-properties fo:margin-top="0.0201in" fo:margin-bottom="0.0201in" loext:contextual-spacing="false"/>
      <style:text-properties officeooo:paragraph-rsid="0093526a"/>
    </style:style>
    <style:style style:name="P55" style:family="paragraph" style:parent-style-name="Standard">
      <style:paragraph-properties fo:margin-top="0.0201in" fo:margin-bottom="0.0201in" loext:contextual-spacing="false"/>
      <style:text-properties officeooo:rsid="0096de2d" officeooo:paragraph-rsid="0096de2d"/>
    </style:style>
    <style:style style:name="P56" style:family="paragraph" style:parent-style-name="Standard">
      <style:paragraph-properties fo:margin-top="0.0201in" fo:margin-bottom="0.0201in" loext:contextual-spacing="false"/>
      <style:text-properties officeooo:paragraph-rsid="009df1a8"/>
    </style:style>
    <style:style style:name="P57"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58"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59" style:family="paragraph" style:parent-style-name="Subtitle">
      <style:text-properties officeooo:paragraph-rsid="0018bb2b"/>
    </style:style>
    <style:style style:name="P60" style:family="paragraph" style:parent-style-name="Table_20_Contents">
      <style:text-properties officeooo:rsid="0018bb2b" officeooo:paragraph-rsid="0018bb2b"/>
    </style:style>
    <style:style style:name="P61" style:family="paragraph" style:parent-style-name="Table_20_Contents">
      <style:paragraph-properties fo:text-align="center" style:justify-single-word="false"/>
      <style:text-properties officeooo:rsid="0018bb2b" officeooo:paragraph-rsid="0018bb2b"/>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1pt" officeooo:rsid="0019813b" officeooo:paragraph-rsid="0019813b" style:font-size-asian="11pt" style:font-size-complex="11pt"/>
    </style:style>
    <style:style style:name="P64" style:family="paragraph" style:parent-style-name="Table_20_Contents">
      <style:text-properties fo:font-size="11pt" officeooo:rsid="001b6695" officeooo:paragraph-rsid="001b6695" style:font-size-asian="11pt" style:font-size-complex="11pt"/>
    </style:style>
    <style:style style:name="P65"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66" style:family="paragraph" style:parent-style-name="Table_20_Contents">
      <style:text-properties fo:font-size="11pt" officeooo:rsid="0018bb2b" officeooo:paragraph-rsid="0018bb2b" style:font-size-asian="11pt" style:font-size-complex="11pt"/>
    </style:style>
    <style:style style:name="P67"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68" style:family="paragraph" style:parent-style-name="Table_20_Contents">
      <style:text-properties fo:font-size="11pt" officeooo:rsid="001cb7e2" officeooo:paragraph-rsid="001cb7e2" style:font-size-asian="11pt" style:font-size-complex="11pt"/>
    </style:style>
    <style:style style:name="P69"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70" style:family="paragraph" style:parent-style-name="Table_20_Contents">
      <style:text-properties fo:font-size="11pt" officeooo:rsid="001e4423" officeooo:paragraph-rsid="001e4423" style:font-size-asian="11pt" style:font-size-complex="11pt"/>
    </style:style>
    <style:style style:name="P71"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72" style:family="paragraph" style:parent-style-name="Table_20_Contents">
      <style:text-properties fo:font-size="11pt" officeooo:rsid="001f64ad" officeooo:paragraph-rsid="001f64ad" style:font-size-asian="11pt" style:font-size-complex="11pt"/>
    </style:style>
    <style:style style:name="P73"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74" style:family="paragraph" style:parent-style-name="Table_20_Contents">
      <style:text-properties fo:font-size="11pt" officeooo:rsid="0022696f" officeooo:paragraph-rsid="0022696f" style:font-size-asian="11pt" style:font-size-complex="11pt"/>
    </style:style>
    <style:style style:name="P75"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76" style:family="paragraph" style:parent-style-name="Table_20_Contents">
      <style:text-properties fo:font-size="11pt" officeooo:rsid="00227ba1" officeooo:paragraph-rsid="00227ba1" style:font-size-asian="11pt" style:font-size-complex="11pt"/>
    </style:style>
    <style:style style:name="P77"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78" style:family="paragraph" style:parent-style-name="Table_20_Contents">
      <style:text-properties fo:font-size="11pt" officeooo:rsid="0024f098" officeooo:paragraph-rsid="0024f098" style:font-size-asian="11pt" style:font-size-complex="11pt"/>
    </style:style>
    <style:style style:name="P79"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80"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81" style:family="paragraph" style:parent-style-name="Table_20_Contents">
      <style:text-properties fo:font-size="11pt" officeooo:rsid="0032c179" officeooo:paragraph-rsid="0032c179" style:font-size-asian="11pt" style:font-size-complex="11pt"/>
    </style:style>
    <style:style style:name="P82"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83" style:family="paragraph" style:parent-style-name="Table_20_Contents">
      <style:text-properties fo:font-size="11pt" officeooo:rsid="004313c0" officeooo:paragraph-rsid="004313c0" style:font-size-asian="11pt" style:font-size-complex="11pt"/>
    </style:style>
    <style:style style:name="P84" style:family="paragraph" style:parent-style-name="Table_20_Contents">
      <style:text-properties fo:font-size="11pt" officeooo:rsid="004313c0" officeooo:paragraph-rsid="0044fda8" style:font-size-asian="11pt" style:font-size-complex="11pt"/>
    </style:style>
    <style:style style:name="P85"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86" style:family="paragraph" style:parent-style-name="Table_20_Contents">
      <style:text-properties fo:font-size="11pt" officeooo:rsid="009df1a8" officeooo:paragraph-rsid="009df1a8" style:font-size-asian="11pt" style:font-size-complex="11pt"/>
    </style:style>
    <style:style style:name="P87" style:family="paragraph" style:parent-style-name="Table_20_Contents">
      <style:paragraph-properties fo:text-align="center" style:justify-single-word="false"/>
      <style:text-properties fo:font-size="11pt" officeooo:rsid="009df1a8" officeooo:paragraph-rsid="009df1a8" style:font-size-asian="11pt" style:font-size-complex="11pt"/>
    </style:style>
    <style:style style:name="P88" style:family="paragraph" style:parent-style-name="Table_20_Contents">
      <style:text-properties fo:font-size="11pt" officeooo:rsid="009bf389" officeooo:paragraph-rsid="009bf389" style:font-size-asian="9.60000038146973pt" style:font-size-complex="11pt"/>
    </style:style>
    <style:style style:name="P89"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90" style:family="paragraph" style:parent-style-name="Table_20_Contents">
      <style:paragraph-properties fo:text-align="center" style:justify-single-word="false"/>
      <style:text-properties fo:font-size="11pt" officeooo:rsid="00a17a0f" officeooo:paragraph-rsid="00a17a0f" style:font-size-asian="9.60000038146973pt" style:font-size-complex="11pt"/>
    </style:style>
    <style:style style:name="P91" style:family="paragraph" style:parent-style-name="Table_20_Contents">
      <style:text-properties fo:font-size="11pt" officeooo:rsid="00a66240" officeooo:paragraph-rsid="00a66240" style:font-size-asian="9.60000038146973pt" style:font-size-complex="11pt"/>
    </style:style>
    <style:style style:name="P92"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93"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94"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95"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96"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97" style:family="paragraph" style:parent-style-name="Table_20_Contents">
      <style:paragraph-properties fo:text-align="start" style:justify-single-word="false"/>
      <style:text-properties fo:font-size="11pt" officeooo:rsid="00a7c8e7" officeooo:paragraph-rsid="00a7c8e7" style:font-size-asian="9.60000038146973pt" style:font-size-complex="11pt"/>
    </style:style>
    <style:style style:name="P98" style:family="paragraph" style:parent-style-name="Table_20_Contents">
      <style:paragraph-properties fo:text-align="center" style:justify-single-word="false"/>
      <style:text-properties fo:font-size="11pt" officeooo:rsid="00a98dd9" officeooo:paragraph-rsid="00a98dd9" style:font-size-asian="9.60000038146973pt" style:font-size-complex="11pt"/>
    </style:style>
    <style:style style:name="P99" style:family="paragraph" style:parent-style-name="Table_20_Contents">
      <style:paragraph-properties fo:text-align="center" style:justify-single-word="false"/>
      <style:text-properties fo:font-size="11pt" officeooo:rsid="00b24781" officeooo:paragraph-rsid="00b24781" style:font-size-asian="9.60000038146973pt" style:font-size-complex="11pt"/>
    </style:style>
    <style:style style:name="P100" style:family="paragraph" style:parent-style-name="Table_20_Contents">
      <style:text-properties officeooo:rsid="00227ba1" officeooo:paragraph-rsid="00227ba1"/>
    </style:style>
    <style:style style:name="P101" style:family="paragraph" style:parent-style-name="Table_20_Contents">
      <style:paragraph-properties fo:text-align="end" style:justify-single-word="false"/>
      <style:text-properties officeooo:rsid="00227ba1" officeooo:paragraph-rsid="00227ba1"/>
    </style:style>
    <style:style style:name="P102" style:family="paragraph" style:parent-style-name="Table_20_Contents">
      <style:text-properties officeooo:rsid="0025131b" officeooo:paragraph-rsid="0025131b"/>
    </style:style>
    <style:style style:name="P103" style:family="paragraph" style:parent-style-name="Table_20_Contents">
      <style:text-properties officeooo:paragraph-rsid="00227ba1"/>
    </style:style>
    <style:style style:name="P104" style:family="paragraph" style:parent-style-name="Table_20_Contents">
      <style:text-properties officeooo:paragraph-rsid="0022696f"/>
    </style:style>
    <style:style style:name="P105" style:family="paragraph" style:parent-style-name="Table_20_Contents">
      <style:text-properties officeooo:paragraph-rsid="009df1a8"/>
    </style:style>
    <style:style style:name="P106" style:family="paragraph" style:parent-style-name="Table_20_Contents">
      <style:paragraph-properties fo:text-align="start" style:justify-single-word="false"/>
      <style:text-properties officeooo:paragraph-rsid="00a7c8e7"/>
    </style:style>
    <style:style style:name="P107" style:family="paragraph" style:parent-style-name="Table_20_Contents">
      <style:paragraph-properties fo:text-align="start" style:justify-single-word="false"/>
      <style:text-properties officeooo:paragraph-rsid="00a98dd9"/>
    </style:style>
    <style:style style:name="P108" style:family="paragraph" style:parent-style-name="Table_20_Contents">
      <style:paragraph-properties fo:text-align="start" style:justify-single-word="false"/>
      <style:text-properties officeooo:paragraph-rsid="00b24781"/>
    </style:style>
    <style:style style:name="P109" style:family="paragraph" style:parent-style-name="Table_20_Contents">
      <style:paragraph-properties fo:text-align="center" style:justify-single-word="false"/>
      <style:text-properties officeooo:paragraph-rsid="00b24781"/>
    </style:style>
    <style:style style:name="P110" style:family="paragraph" style:parent-style-name="Text_20_body">
      <style:text-properties fo:font-size="11pt" style:font-size-asian="11pt" style:font-size-complex="11pt"/>
    </style:style>
    <style:style style:name="P111" style:family="paragraph" style:parent-style-name="Text_20_body">
      <style:text-properties fo:font-size="11pt" officeooo:rsid="004313c0" officeooo:paragraph-rsid="004313c0" style:font-size-asian="11pt" style:font-size-complex="11pt"/>
    </style:style>
    <style:style style:name="P112" style:family="paragraph" style:parent-style-name="Text_20_body">
      <style:text-properties fo:font-size="11pt" officeooo:rsid="0065f1d7" officeooo:paragraph-rsid="0065f1d7" style:font-size-asian="11pt" style:font-size-complex="11pt"/>
    </style:style>
    <style:style style:name="P113" style:family="paragraph" style:parent-style-name="Text_20_body">
      <style:text-properties fo:font-size="11pt" officeooo:rsid="0065f1d7" officeooo:paragraph-rsid="0090e4a6" style:font-size-asian="11pt" style:font-size-complex="11pt"/>
    </style:style>
    <style:style style:name="P114" style:family="paragraph" style:parent-style-name="Text_20_body">
      <style:text-properties fo:font-size="11pt" officeooo:rsid="006817c9" officeooo:paragraph-rsid="006817c9" style:font-size-asian="11pt" style:font-size-complex="11pt"/>
    </style:style>
    <style:style style:name="P115" style:family="paragraph" style:parent-style-name="Text_20_body">
      <style:text-properties fo:font-size="11pt" officeooo:rsid="00695403" officeooo:paragraph-rsid="00695403" style:font-size-asian="11pt" style:font-size-complex="11pt"/>
    </style:style>
    <style:style style:name="P116" style:family="paragraph" style:parent-style-name="Text_20_body">
      <style:text-properties fo:font-size="11pt" officeooo:rsid="006ae572" officeooo:paragraph-rsid="006ae572" style:font-size-asian="11pt" style:font-size-complex="11pt"/>
    </style:style>
    <style:style style:name="P117" style:family="paragraph" style:parent-style-name="Text_20_body">
      <style:text-properties fo:font-size="11pt" officeooo:paragraph-rsid="0079082d" style:font-size-asian="11pt" style:font-size-complex="11pt"/>
    </style:style>
    <style:style style:name="P118" style:family="paragraph" style:parent-style-name="Text_20_body">
      <style:text-properties fo:font-size="11pt" officeooo:rsid="005e05c0" officeooo:paragraph-rsid="0079082d" style:font-size-asian="11pt" style:font-size-complex="11pt"/>
    </style:style>
    <style:style style:name="P119" style:family="paragraph" style:parent-style-name="Text_20_body">
      <style:text-properties fo:font-size="11pt" officeooo:rsid="00821483" officeooo:paragraph-rsid="00821483" style:font-size-asian="11pt" style:font-size-complex="11pt"/>
    </style:style>
    <style:style style:name="P120" style:family="paragraph" style:parent-style-name="Text_20_body">
      <style:text-properties fo:font-size="11pt" officeooo:rsid="00a44983" officeooo:paragraph-rsid="00b41a5a" style:font-size-asian="11pt" style:font-size-complex="11pt"/>
    </style:style>
    <style:style style:name="P121" style:family="paragraph" style:parent-style-name="Text_20_body">
      <style:text-properties officeooo:paragraph-rsid="0063fb08"/>
    </style:style>
    <style:style style:name="P122" style:family="paragraph" style:parent-style-name="Text_20_body">
      <style:text-properties officeooo:rsid="0064a9fc" officeooo:paragraph-rsid="0064a9fc"/>
    </style:style>
    <style:style style:name="P123" style:family="paragraph" style:parent-style-name="Text_20_body">
      <style:text-properties officeooo:paragraph-rsid="0064a9fc"/>
    </style:style>
    <style:style style:name="P124" style:family="paragraph" style:parent-style-name="Text_20_body">
      <style:text-properties officeooo:paragraph-rsid="0065f1d7"/>
    </style:style>
    <style:style style:name="P125" style:family="paragraph" style:parent-style-name="Text_20_body">
      <style:text-properties style:font-name="FreeMono" fo:font-size="11pt" officeooo:rsid="00627bba" officeooo:paragraph-rsid="0064a9fc" style:font-size-asian="11pt" style:font-size-complex="11pt"/>
    </style:style>
    <style:style style:name="P126" style:family="paragraph" style:parent-style-name="Text_20_body">
      <style:text-properties style:font-name="FreeMono" fo:font-size="11pt" officeooo:rsid="0063fb08" officeooo:paragraph-rsid="0063fb08" style:font-size-asian="11pt" style:font-size-complex="11pt"/>
    </style:style>
    <style:style style:name="P127" style:family="paragraph" style:parent-style-name="Text_20_body">
      <style:text-properties style:font-name="FreeMono" fo:font-size="11pt" officeooo:rsid="0064a9fc" officeooo:paragraph-rsid="0064a9fc" style:font-size-asian="11pt" style:font-size-complex="11pt"/>
    </style:style>
    <style:style style:name="P128" style:family="paragraph" style:parent-style-name="Text_20_body">
      <style:text-properties style:font-name="Liberation Sans" fo:font-size="11pt" officeooo:rsid="0065f1d7" officeooo:paragraph-rsid="0065f1d7" style:font-size-asian="11pt" style:font-size-complex="11pt"/>
    </style:style>
    <style:style style:name="P129" style:family="paragraph" style:parent-style-name="Text_20_body">
      <style:text-properties officeooo:paragraph-rsid="00821483"/>
    </style:style>
    <style:style style:name="P130" style:family="paragraph" style:parent-style-name="Text_20_body">
      <style:text-properties officeooo:paragraph-rsid="0086c076"/>
    </style:style>
    <style:style style:name="P131" style:family="paragraph" style:parent-style-name="Text_20_body">
      <style:text-properties officeooo:rsid="008ea119" officeooo:paragraph-rsid="008ea119"/>
    </style:style>
    <style:style style:name="P132" style:family="paragraph" style:parent-style-name="Text_20_body">
      <style:text-properties officeooo:paragraph-rsid="008fdbfc"/>
    </style:style>
    <style:style style:name="P133" style:family="paragraph" style:parent-style-name="Text_20_body">
      <style:text-properties officeooo:rsid="00a17a0f" officeooo:paragraph-rsid="00a7c8e7"/>
    </style:style>
    <style:style style:name="P134" style:family="paragraph" style:parent-style-name="Text_20_body">
      <style:text-properties officeooo:paragraph-rsid="00a17a0f"/>
    </style:style>
    <style:style style:name="P135" style:family="paragraph" style:parent-style-name="Text_20_body">
      <style:text-properties officeooo:rsid="00a3362a" officeooo:paragraph-rsid="00a3362a"/>
    </style:style>
    <style:style style:name="P136" style:family="paragraph" style:parent-style-name="Text_20_body">
      <style:text-properties officeooo:paragraph-rsid="00a3362a"/>
    </style:style>
    <style:style style:name="P137" style:family="paragraph" style:parent-style-name="Text_20_body">
      <style:text-properties officeooo:paragraph-rsid="00a518f4"/>
    </style:style>
    <style:style style:name="P138" style:family="paragraph" style:parent-style-name="Text_20_body">
      <style:text-properties officeooo:rsid="00a518f4" officeooo:paragraph-rsid="00a518f4"/>
    </style:style>
    <style:style style:name="P139" style:family="paragraph" style:parent-style-name="Text_20_body">
      <style:text-properties officeooo:paragraph-rsid="00b24781"/>
    </style:style>
    <style:style style:name="P140" style:family="paragraph" style:parent-style-name="Table_20_Heading">
      <style:paragraph-properties fo:text-align="start" style:justify-single-word="false"/>
    </style:style>
    <style:style style:name="P141" style:family="paragraph" style:parent-style-name="Table_20_Heading">
      <style:paragraph-properties fo:text-align="start" style:justify-single-word="false"/>
      <style:text-properties officeooo:paragraph-rsid="00a66240"/>
    </style:style>
    <style:style style:name="P142" style:family="paragraph" style:parent-style-name="Table_20_Heading">
      <style:paragraph-properties fo:text-align="start" style:justify-single-word="false"/>
      <style:text-properties officeooo:paragraph-rsid="00a7c8e7"/>
    </style:style>
    <style:style style:name="P143" style:family="paragraph" style:parent-style-name="Table_20_Heading">
      <style:paragraph-properties fo:text-align="start" style:justify-single-word="false"/>
      <style:text-properties officeooo:paragraph-rsid="00a98dd9"/>
    </style:style>
    <style:style style:name="P144" style:family="paragraph" style:parent-style-name="Table_20_Heading">
      <style:paragraph-properties fo:text-align="start" style:justify-single-word="false"/>
      <style:text-properties officeooo:paragraph-rsid="00b24781"/>
    </style:style>
    <style:style style:name="P145" style:family="paragraph" style:parent-style-name="Table_20_Heading">
      <style:paragraph-properties fo:text-align="start" style:justify-single-word="false"/>
      <style:text-properties officeooo:paragraph-rsid="00b41a5a"/>
    </style:style>
    <style:style style:name="P146" style:family="paragraph" style:parent-style-name="Table_20_Heading">
      <style:paragraph-properties fo:text-align="center" style:justify-single-word="false"/>
    </style:style>
    <style:style style:name="P147" style:family="paragraph" style:parent-style-name="Table_20_Heading">
      <style:paragraph-properties fo:text-align="center" style:justify-single-word="false"/>
      <style:text-properties officeooo:paragraph-rsid="00a66240"/>
    </style:style>
    <style:style style:name="P148" style:family="paragraph" style:parent-style-name="Table_20_Heading">
      <style:paragraph-properties fo:text-align="center" style:justify-single-word="false"/>
      <style:text-properties officeooo:paragraph-rsid="00a7c8e7"/>
    </style:style>
    <style:style style:name="P149" style:family="paragraph" style:parent-style-name="Table_20_Heading">
      <style:paragraph-properties fo:text-align="center" style:justify-single-word="false"/>
      <style:text-properties officeooo:paragraph-rsid="00a98dd9"/>
    </style:style>
    <style:style style:name="P150" style:family="paragraph" style:parent-style-name="Table_20_Heading">
      <style:paragraph-properties fo:text-align="center" style:justify-single-word="false"/>
      <style:text-properties officeooo:paragraph-rsid="00b24781"/>
    </style:style>
    <style:style style:name="P151" style:family="paragraph" style:parent-style-name="Table_20_Heading">
      <style:paragraph-properties fo:text-align="center" style:justify-single-word="false"/>
      <style:text-properties officeooo:paragraph-rsid="00b41a5a"/>
    </style:style>
    <style:style style:name="P152" style:family="paragraph" style:parent-style-name="Table_20_Heading">
      <style:paragraph-properties fo:text-align="center" style:justify-single-word="false"/>
      <style:text-properties officeooo:rsid="00a17a0f" officeooo:paragraph-rsid="00a17a0f"/>
    </style:style>
    <style:style style:name="P153" style:family="paragraph" style:parent-style-name="Heading_20_1" style:list-style-name=""/>
    <style:style style:name="P154" style:family="paragraph" style:parent-style-name="Heading_20_1" style:list-style-name="">
      <style:text-properties fo:font-size="11pt" fo:font-weight="normal" officeooo:rsid="00bb96df" style:font-size-asian="11pt" style:font-weight-asian="normal" style:font-size-complex="11pt" style:font-weight-complex="normal"/>
    </style:style>
    <style:style style:name="P155" style:family="paragraph" style:parent-style-name="Heading_20_1">
      <style:paragraph-properties fo:break-before="page"/>
    </style:style>
    <style:style style:name="P156"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157" style:family="paragraph" style:parent-style-name="Heading_20_3">
      <style:text-properties fo:font-size="13.3000001907349pt" style:font-size-asian="11.6000003814697pt" style:font-size-complex="13.3000001907349pt"/>
    </style:style>
    <style:style style:name="P158" style:family="paragraph" style:parent-style-name="Heading_20_4">
      <style:text-properties fo:font-size="13.1000003814697pt" style:font-size-asian="11.4499998092651pt" style:font-size-complex="13.1000003814697pt"/>
    </style:style>
    <style:style style:name="P159" style:family="paragraph" style:parent-style-name="Heading_20_4">
      <style:text-properties fo:font-size="13.3000001907349pt" style:font-size-asian="13.3000001907349pt" style:font-size-complex="13.3000001907349pt"/>
    </style:style>
    <style:style style:name="P160" style:family="paragraph" style:parent-style-name="Heading_20_4">
      <style:text-properties fo:font-size="13.3000001907349pt" style:font-size-asian="11.6000003814697pt" style:font-size-complex="13.3000001907349pt"/>
    </style:style>
    <style:style style:name="P161" style:family="paragraph" style:parent-style-name="Heading_20_5">
      <style:text-properties style:font-name="Liberation Sans" fo:font-size="11.8000001907349pt" style:font-size-asian="11.8000001907349pt" style:font-size-complex="11.8000001907349pt"/>
    </style:style>
    <style:style style:name="P162" style:family="paragraph" style:parent-style-name="Heading_20_5">
      <style:text-properties style:font-name="Liberation Sans" fo:font-size="11.8000001907349pt" officeooo:paragraph-rsid="00a17a0f" style:font-size-asian="11.8000001907349pt" style:font-size-complex="11.8000001907349pt"/>
    </style:style>
    <style:style style:name="P163" style:family="paragraph" style:parent-style-name="Heading_20_5">
      <style:text-properties style:font-name="Liberation Sans" fo:font-size="11.8000001907349pt" officeooo:rsid="00a17a0f" officeooo:paragraph-rsid="00a17a0f" style:font-size-asian="11.8000001907349pt" style:font-size-complex="11.8000001907349pt"/>
    </style:style>
    <style:style style:name="P164" style:family="paragraph" style:parent-style-name="Heading_20_5">
      <style:text-properties style:font-name="Liberation Sans" fo:font-size="11.8000001907349pt" officeooo:paragraph-rsid="00d3b8b8" style:font-size-asian="11.8000001907349pt" style:font-size-complex="11.8000001907349pt"/>
    </style:style>
    <style:style style:name="P165" style:family="paragraph" style:parent-style-name="Heading_20_5">
      <style:text-properties style:font-name="Liberation Sans" fo:font-size="11.8000001907349pt" officeooo:paragraph-rsid="00d98b33" style:font-size-asian="11.8000001907349pt" style:font-size-complex="11.8000001907349pt"/>
    </style:style>
    <style:style style:name="P166" style:family="paragraph" style:parent-style-name="Heading_20_5">
      <style:text-properties officeooo:paragraph-rsid="00bb96df"/>
    </style:style>
    <style:style style:name="P167" style:family="paragraph" style:parent-style-name="Standard">
      <style:paragraph-properties fo:margin-top="0.0201in" fo:margin-bottom="0.0201in" loext:contextual-spacing="false"/>
      <style:text-properties style:font-name="FreeMono" fo:font-size="11pt" officeooo:rsid="0093142c" officeooo:paragraph-rsid="0090e4a6" style:font-size-asian="11pt" style:font-size-complex="11pt"/>
    </style:style>
    <style:style style:name="P168" style:family="paragraph" style:parent-style-name="Standard">
      <style:paragraph-properties fo:margin-top="0.0201in" fo:margin-bottom="0.0201in" loext:contextual-spacing="false"/>
      <style:text-properties style:font-name="FreeMono" fo:font-size="11pt" officeooo:rsid="0093142c" officeooo:paragraph-rsid="0093142c" style:font-size-asian="11pt" style:font-size-complex="11pt"/>
    </style:style>
    <style:style style:name="P169" style:family="paragraph" style:parent-style-name="Standard">
      <style:paragraph-properties fo:margin-top="0.0201in" fo:margin-bottom="0.0201in" loext:contextual-spacing="false"/>
      <style:text-properties style:font-name="FreeMono" fo:font-size="11pt" officeooo:rsid="0090e4a6" officeooo:paragraph-rsid="0093526a" style:font-size-asian="11pt" style:font-size-complex="11pt"/>
    </style:style>
    <style:style style:name="P170" style:family="paragraph" style:parent-style-name="Standard">
      <style:paragraph-properties fo:margin-top="0.0201in" fo:margin-bottom="0.0201in" loext:contextual-spacing="false"/>
      <style:text-properties style:font-name="FreeMono" fo:font-size="11pt" officeooo:rsid="0096de2d" officeooo:paragraph-rsid="0096de2d" style:font-size-asian="11pt" style:font-size-complex="11pt"/>
    </style:style>
    <style:style style:name="P171"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172"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73" style:family="paragraph" style:parent-style-name="Standard">
      <style:paragraph-properties fo:margin-top="0.0201in" fo:margin-bottom="0.0201in" loext:contextual-spacing="false"/>
      <style:text-properties style:font-name="FreeMono" fo:font-size="11pt" officeooo:rsid="00695403" officeooo:paragraph-rsid="00d22833" style:font-size-asian="11pt" style:font-size-complex="11pt"/>
    </style:style>
    <style:style style:name="P174" style:family="paragraph" style:parent-style-name="Standard">
      <style:paragraph-properties fo:margin-top="0.0201in" fo:margin-bottom="0.0201in" loext:contextual-spacing="false"/>
      <style:text-properties style:font-name="FreeMono" fo:font-size="11pt" officeooo:rsid="00695403" officeooo:paragraph-rsid="00d9264b" style:font-size-asian="11pt" style:font-size-complex="11pt"/>
    </style:style>
    <style:style style:name="P175" style:family="paragraph" style:parent-style-name="Standard">
      <style:paragraph-properties fo:margin-top="0.0201in" fo:margin-bottom="0.0201in" loext:contextual-spacing="false"/>
      <style:text-properties style:font-name="FreeMono" fo:font-size="11pt" officeooo:rsid="0050ae82" officeooo:paragraph-rsid="00bb96df" style:font-size-asian="11pt" style:font-size-complex="11pt"/>
    </style:style>
    <style:style style:name="P176" style:family="paragraph" style:parent-style-name="Standard">
      <style:paragraph-properties fo:margin-top="0.0201in" fo:margin-bottom="0.0201in" loext:contextual-spacing="false"/>
      <style:text-properties officeooo:paragraph-rsid="0090e4a6"/>
    </style:style>
    <style:style style:name="P177" style:family="paragraph" style:parent-style-name="Standard">
      <style:paragraph-properties fo:margin-top="0.0201in" fo:margin-bottom="0.0201in" loext:contextual-spacing="false"/>
      <style:text-properties officeooo:paragraph-rsid="00c4d26b"/>
    </style:style>
    <style:style style:name="P178" style:family="paragraph" style:parent-style-name="Standard">
      <style:paragraph-properties fo:margin-top="0.0201in" fo:margin-bottom="0.0201in" loext:contextual-spacing="false"/>
      <style:text-properties officeooo:rsid="0050ae82" officeooo:paragraph-rsid="0090e4a6"/>
    </style:style>
    <style:style style:name="P179" style:family="paragraph" style:parent-style-name="Standard">
      <style:paragraph-properties fo:margin-top="0.0201in" fo:margin-bottom="0.0201in" loext:contextual-spacing="false"/>
      <style:text-properties officeooo:paragraph-rsid="00d9264b"/>
    </style:style>
    <style:style style:name="P180" style:family="paragraph" style:parent-style-name="Standard">
      <style:paragraph-properties fo:margin-top="0.0201in" fo:margin-bottom="0.0201in" loext:contextual-spacing="false"/>
      <style:text-properties officeooo:paragraph-rsid="00d22833"/>
    </style:style>
    <style:style style:name="P181" style:family="paragraph" style:parent-style-name="Table_20_Contents">
      <style:text-properties fo:font-size="11pt" officeooo:rsid="0080de28" officeooo:paragraph-rsid="0080de28" style:font-size-asian="11pt" style:font-size-complex="11pt"/>
    </style:style>
    <style:style style:name="P182" style:family="paragraph" style:parent-style-name="Table_20_Contents">
      <style:text-properties fo:font-size="11pt" officeooo:rsid="009df1a8" style:font-size-asian="11pt" style:font-size-complex="11pt"/>
    </style:style>
    <style:style style:name="P183" style:family="paragraph" style:parent-style-name="Table_20_Contents">
      <style:paragraph-properties fo:text-align="center" style:justify-single-word="false"/>
      <style:text-properties fo:font-size="11pt" officeooo:paragraph-rsid="00bb96df" style:font-size-asian="11pt" style:font-size-complex="11pt"/>
    </style:style>
    <style:style style:name="P184" style:family="paragraph" style:parent-style-name="Table_20_Contents">
      <style:paragraph-properties fo:text-align="center" style:justify-single-word="false"/>
      <style:text-properties fo:font-size="11pt" officeooo:paragraph-rsid="00b5e873" style:font-size-asian="11pt" style:font-size-complex="11pt"/>
    </style:style>
    <style:style style:name="P185" style:family="paragraph" style:parent-style-name="Table_20_Contents">
      <style:paragraph-properties fo:text-align="center" style:justify-single-word="false"/>
      <style:text-properties fo:font-size="11pt" officeooo:paragraph-rsid="00b67686" style:font-size-asian="11pt" style:font-size-complex="11pt"/>
    </style:style>
    <style:style style:name="P186" style:family="paragraph" style:parent-style-name="Table_20_Contents">
      <style:paragraph-properties fo:text-align="center" style:justify-single-word="false"/>
      <style:text-properties fo:font-size="11pt" officeooo:paragraph-rsid="00b41a5a" style:font-size-asian="11pt" style:font-size-complex="11pt"/>
    </style:style>
    <style:style style:name="P187" style:family="paragraph" style:parent-style-name="Table_20_Contents">
      <style:paragraph-properties fo:text-align="center" style:justify-single-word="false"/>
      <style:text-properties fo:font-size="11pt" officeooo:paragraph-rsid="00d3b8b8" style:font-size-asian="11pt" style:font-size-complex="11pt"/>
    </style:style>
    <style:style style:name="P188" style:family="paragraph" style:parent-style-name="Table_20_Contents">
      <style:paragraph-properties fo:text-align="center" style:justify-single-word="false"/>
      <style:text-properties fo:font-size="11pt" officeooo:paragraph-rsid="00d9264b" style:font-size-asian="11pt" style:font-size-complex="11pt"/>
    </style:style>
    <style:style style:name="P189" style:family="paragraph" style:parent-style-name="Table_20_Contents">
      <style:paragraph-properties fo:text-align="center" style:justify-single-word="false"/>
      <style:text-properties fo:font-size="11pt" officeooo:paragraph-rsid="00d98b33" style:font-size-asian="11pt" style:font-size-complex="11pt"/>
    </style:style>
    <style:style style:name="P190" style:family="paragraph" style:parent-style-name="Table_20_Contents">
      <style:paragraph-properties fo:text-align="start" style:justify-single-word="false"/>
      <style:text-properties fo:font-size="11pt" officeooo:paragraph-rsid="00bb96df" style:font-size-asian="11pt" style:font-size-complex="11pt"/>
    </style:style>
    <style:style style:name="P191" style:family="paragraph" style:parent-style-name="Table_20_Contents">
      <style:paragraph-properties fo:text-align="start" style:justify-single-word="false"/>
      <style:text-properties fo:font-size="11pt" officeooo:paragraph-rsid="00b5e873" style:font-size-asian="11pt" style:font-size-complex="11pt"/>
    </style:style>
    <style:style style:name="P192" style:family="paragraph" style:parent-style-name="Table_20_Contents">
      <style:paragraph-properties fo:text-align="start" style:justify-single-word="false"/>
      <style:text-properties fo:font-size="11pt" officeooo:paragraph-rsid="00b67686" style:font-size-asian="11pt" style:font-size-complex="11pt"/>
    </style:style>
    <style:style style:name="P193" style:family="paragraph" style:parent-style-name="Table_20_Contents">
      <style:paragraph-properties fo:text-align="start" style:justify-single-word="false"/>
      <style:text-properties fo:font-size="11pt" officeooo:paragraph-rsid="00b41a5a" style:font-size-asian="11pt" style:font-size-complex="11pt"/>
    </style:style>
    <style:style style:name="P194" style:family="paragraph" style:parent-style-name="Table_20_Contents">
      <style:paragraph-properties fo:text-align="start" style:justify-single-word="false"/>
      <style:text-properties fo:font-size="11pt" officeooo:paragraph-rsid="00d3b8b8" style:font-size-asian="11pt" style:font-size-complex="11pt"/>
    </style:style>
    <style:style style:name="P195" style:family="paragraph" style:parent-style-name="Table_20_Contents">
      <style:paragraph-properties fo:text-align="start" style:justify-single-word="false"/>
      <style:text-properties fo:font-size="11pt" officeooo:paragraph-rsid="00d9264b" style:font-size-asian="11pt" style:font-size-complex="11pt"/>
    </style:style>
    <style:style style:name="P196" style:family="paragraph" style:parent-style-name="Table_20_Contents">
      <style:paragraph-properties fo:text-align="start" style:justify-single-word="false"/>
      <style:text-properties fo:font-size="11pt" officeooo:paragraph-rsid="00d98b33" style:font-size-asian="11pt" style:font-size-complex="11pt"/>
    </style:style>
    <style:style style:name="P197" style:family="paragraph" style:parent-style-name="Table_20_Contents">
      <style:paragraph-properties fo:text-align="center" style:justify-single-word="false"/>
      <style:text-properties fo:font-size="11pt" officeooo:rsid="00b24781" officeooo:paragraph-rsid="00b5e873" style:font-size-asian="11pt" style:font-size-complex="11pt"/>
    </style:style>
    <style:style style:name="P198" style:family="paragraph" style:parent-style-name="Table_20_Contents">
      <style:paragraph-properties fo:text-align="center" style:justify-single-word="false"/>
      <style:text-properties fo:font-size="11pt" officeooo:rsid="00b24781" officeooo:paragraph-rsid="00b67686" style:font-size-asian="11pt" style:font-size-complex="11pt"/>
    </style:style>
    <style:style style:name="P199" style:family="paragraph" style:parent-style-name="Table_20_Contents">
      <style:paragraph-properties fo:text-align="center" style:justify-single-word="false"/>
      <style:text-properties fo:font-size="11pt" officeooo:rsid="00b24781" officeooo:paragraph-rsid="00b41a5a" style:font-size-asian="11pt" style:font-size-complex="11pt"/>
    </style:style>
    <style:style style:name="P200" style:family="paragraph" style:parent-style-name="Table_20_Contents">
      <style:paragraph-properties fo:text-align="center" style:justify-single-word="false"/>
      <style:text-properties fo:font-size="11pt" officeooo:rsid="00b24781" officeooo:paragraph-rsid="00d3b8b8" style:font-size-asian="11pt" style:font-size-complex="11pt"/>
    </style:style>
    <style:style style:name="P201" style:family="paragraph" style:parent-style-name="Table_20_Contents">
      <style:paragraph-properties fo:text-align="center" style:justify-single-word="false"/>
      <style:text-properties fo:font-size="11pt" officeooo:rsid="00b24781" officeooo:paragraph-rsid="00d9264b" style:font-size-asian="11pt" style:font-size-complex="11pt"/>
    </style:style>
    <style:style style:name="P202"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203" style:family="paragraph" style:parent-style-name="Table_20_Contents">
      <style:paragraph-properties fo:text-align="start" style:justify-single-word="false"/>
      <style:text-properties fo:font-size="11pt" officeooo:rsid="009a8f7d" officeooo:paragraph-rsid="009a8f7d" style:font-size-asian="11pt" style:font-size-complex="11pt"/>
    </style:style>
    <style:style style:name="P204" style:family="paragraph" style:parent-style-name="Table_20_Contents">
      <style:paragraph-properties fo:text-align="start" style:justify-single-word="false"/>
      <style:text-properties fo:font-size="11pt" officeooo:rsid="009a8f7d" officeooo:paragraph-rsid="00bd9009" style:font-size-asian="11pt" style:font-size-complex="11pt"/>
    </style:style>
    <style:style style:name="P205"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206" style:family="paragraph" style:parent-style-name="Table_20_Contents">
      <style:paragraph-properties fo:text-align="center" style:justify-single-word="false"/>
      <style:text-properties fo:font-size="11pt" officeooo:rsid="00a518f4" officeooo:paragraph-rsid="00a518f4" style:font-size-asian="11pt" style:font-size-complex="11pt"/>
    </style:style>
    <style:style style:name="P207"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208" style:family="paragraph" style:parent-style-name="Table_20_Contents">
      <style:text-properties fo:font-size="11pt" officeooo:rsid="00d22833" officeooo:paragraph-rsid="00d22833" style:font-size-asian="11pt" style:font-size-complex="11pt"/>
    </style:style>
    <style:style style:name="P209"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210" style:family="paragraph" style:parent-style-name="Table_20_Contents">
      <style:paragraph-properties fo:text-align="center" style:justify-single-word="false"/>
      <style:text-properties fo:font-size="11pt" officeooo:rsid="00d3b8b8" officeooo:paragraph-rsid="00d9264b" style:font-size-asian="11pt" style:font-size-complex="11pt"/>
    </style:style>
    <style:style style:name="P211"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212"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213"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214" style:family="paragraph" style:parent-style-name="Table_20_Contents">
      <style:paragraph-properties fo:text-align="center" style:justify-single-word="false"/>
      <style:text-properties fo:font-size="11pt" officeooo:rsid="00b24781" officeooo:paragraph-rsid="00bb96df" style:font-size-asian="9.60000038146973pt" style:font-size-complex="11pt"/>
    </style:style>
    <style:style style:name="P215" style:family="paragraph" style:parent-style-name="Table_20_Contents">
      <style:paragraph-properties fo:text-align="start" style:justify-single-word="false"/>
      <style:text-properties officeooo:paragraph-rsid="00bb96df"/>
    </style:style>
    <style:style style:name="P216" style:family="paragraph" style:parent-style-name="Table_20_Contents">
      <style:paragraph-properties fo:text-align="start" style:justify-single-word="false"/>
      <style:text-properties officeooo:paragraph-rsid="00c4d26b"/>
    </style:style>
    <style:style style:name="P217" style:family="paragraph" style:parent-style-name="Table_20_Contents">
      <style:paragraph-properties fo:text-align="start" style:justify-single-word="false"/>
      <style:text-properties officeooo:paragraph-rsid="00d9264b"/>
    </style:style>
    <style:style style:name="P218" style:family="paragraph" style:parent-style-name="Table_20_Contents">
      <style:paragraph-properties fo:text-align="start" style:justify-single-word="false"/>
      <style:text-properties officeooo:paragraph-rsid="00d98b33"/>
    </style:style>
    <style:style style:name="P219" style:family="paragraph" style:parent-style-name="Table_20_Heading">
      <style:paragraph-properties fo:text-align="start" style:justify-single-word="false"/>
      <style:text-properties officeooo:paragraph-rsid="00bb96df"/>
    </style:style>
    <style:style style:name="P220" style:family="paragraph" style:parent-style-name="Table_20_Heading">
      <style:paragraph-properties fo:text-align="start" style:justify-single-word="false"/>
      <style:text-properties officeooo:paragraph-rsid="00d3b8b8"/>
    </style:style>
    <style:style style:name="P221" style:family="paragraph" style:parent-style-name="Table_20_Heading">
      <style:paragraph-properties fo:text-align="start" style:justify-single-word="false"/>
      <style:text-properties officeooo:paragraph-rsid="00d9264b"/>
    </style:style>
    <style:style style:name="P222" style:family="paragraph" style:parent-style-name="Table_20_Heading">
      <style:paragraph-properties fo:text-align="start" style:justify-single-word="false"/>
      <style:text-properties officeooo:paragraph-rsid="00d98b33"/>
    </style:style>
    <style:style style:name="P223" style:family="paragraph" style:parent-style-name="Table_20_Heading">
      <style:paragraph-properties fo:text-align="center" style:justify-single-word="false"/>
      <style:text-properties officeooo:paragraph-rsid="00bb96df"/>
    </style:style>
    <style:style style:name="P224" style:family="paragraph" style:parent-style-name="Table_20_Heading">
      <style:paragraph-properties fo:text-align="center" style:justify-single-word="false"/>
      <style:text-properties officeooo:paragraph-rsid="00d3b8b8"/>
    </style:style>
    <style:style style:name="P225" style:family="paragraph" style:parent-style-name="Table_20_Heading">
      <style:paragraph-properties fo:text-align="center" style:justify-single-word="false"/>
      <style:text-properties officeooo:paragraph-rsid="00d9264b"/>
    </style:style>
    <style:style style:name="P226" style:family="paragraph" style:parent-style-name="Table_20_Heading">
      <style:paragraph-properties fo:text-align="center" style:justify-single-word="false"/>
      <style:text-properties officeooo:paragraph-rsid="00d98b33"/>
    </style:style>
    <style:style style:name="P227" style:family="paragraph" style:parent-style-name="Table_20_Heading">
      <style:paragraph-properties fo:text-align="center" style:justify-single-word="false"/>
      <style:text-properties officeooo:rsid="00bd9009" officeooo:paragraph-rsid="00bd9009"/>
    </style:style>
    <style:style style:name="P228"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229"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230" style:family="paragraph" style:parent-style-name="Text_20_body">
      <style:text-properties fo:font-size="11pt" officeooo:rsid="00840c08" officeooo:paragraph-rsid="00840c08" style:font-size-asian="11pt" style:font-size-complex="11pt"/>
    </style:style>
    <style:style style:name="P231" style:family="paragraph" style:parent-style-name="Text_20_body">
      <style:text-properties style:font-name="Liberation Sans" fo:font-size="11pt" officeooo:rsid="009a8f7d" officeooo:paragraph-rsid="009a8f7d" style:font-size-asian="11pt" style:font-size-complex="11pt"/>
    </style:style>
    <style:style style:name="P232" style:family="paragraph" style:parent-style-name="Text_20_body">
      <style:text-properties style:font-name="Liberation Sans" fo:font-size="11pt" officeooo:rsid="009df1a8" officeooo:paragraph-rsid="00a66240" style:font-size-asian="11pt" style:font-size-complex="11pt"/>
    </style:style>
    <style:style style:name="P233" style:family="paragraph" style:parent-style-name="Text_20_body">
      <style:text-properties style:font-name="Liberation Sans" fo:font-size="11pt" officeooo:rsid="00a7c8e7" officeooo:paragraph-rsid="00a7c8e7" style:font-size-asian="11pt" style:font-size-complex="11pt"/>
    </style:style>
    <style:style style:name="P234" style:family="paragraph" style:parent-style-name="Text_20_body">
      <style:text-properties style:font-name="Liberation Sans" fo:font-size="11pt" officeooo:rsid="00a17a0f" officeooo:paragraph-rsid="00a98dd9" style:font-size-asian="11pt" style:font-size-complex="11pt"/>
    </style:style>
    <style:style style:name="P235" style:family="paragraph" style:parent-style-name="Text_20_body">
      <style:text-properties style:font-name="Liberation Sans" fo:font-size="11pt" officeooo:rsid="00a44983" officeooo:paragraph-rsid="00b24781" style:font-size-asian="11pt" style:font-size-complex="11pt"/>
    </style:style>
    <style:style style:name="P236" style:family="paragraph" style:parent-style-name="Text_20_body">
      <style:text-properties style:font-name="Liberation Sans" fo:font-size="11pt" officeooo:rsid="00a44983" officeooo:paragraph-rsid="00a44983" style:font-size-asian="11pt" style:font-size-complex="11pt"/>
    </style:style>
    <style:style style:name="P237" style:family="paragraph" style:parent-style-name="Text_20_body">
      <style:text-properties style:font-name="Liberation Sans" fo:font-size="11pt" officeooo:rsid="00bd9009" officeooo:paragraph-rsid="00bd9009" style:font-size-asian="11pt" style:font-size-complex="11pt"/>
    </style:style>
    <style:style style:name="P238" style:family="paragraph" style:parent-style-name="Text_20_body">
      <style:text-properties style:font-name="Liberation Sans" fo:font-size="11pt" officeooo:rsid="00bd9009" officeooo:paragraph-rsid="00bf2228" style:font-size-asian="11pt" style:font-size-complex="11pt"/>
    </style:style>
    <style:style style:name="P239" style:family="paragraph" style:parent-style-name="Text_20_body">
      <style:text-properties style:font-name="Liberation Sans" fo:font-size="11pt" officeooo:rsid="00ce9e5a" officeooo:paragraph-rsid="00ce9e5a" style:font-size-asian="11pt" style:font-size-complex="11pt"/>
    </style:style>
    <style:style style:name="P240" style:family="paragraph" style:parent-style-name="Text_20_body">
      <style:text-properties style:font-name="Liberation Sans" fo:font-size="11pt" officeooo:rsid="009bf389" officeooo:paragraph-rsid="009bf389" style:font-size-asian="9.60000038146973pt" style:font-size-complex="11pt"/>
    </style:style>
    <style:style style:name="P241" style:family="paragraph" style:parent-style-name="Text_20_body">
      <style:text-properties style:font-name="Liberation Sans" fo:font-size="11pt" officeooo:rsid="00a66240" officeooo:paragraph-rsid="00a66240" style:font-size-asian="9.60000038146973pt" style:font-size-complex="11pt"/>
    </style:style>
    <style:style style:name="P242" style:family="paragraph" style:parent-style-name="Text_20_body">
      <style:text-properties officeooo:rsid="00b58e84" officeooo:paragraph-rsid="00b58e84"/>
    </style:style>
    <style:style style:name="P243" style:family="paragraph" style:parent-style-name="Text_20_body">
      <style:text-properties officeooo:paragraph-rsid="00b78564"/>
    </style:style>
    <style:style style:name="P244" style:family="paragraph" style:parent-style-name="Text_20_body">
      <style:text-properties officeooo:paragraph-rsid="00ba62c6"/>
    </style:style>
    <style:style style:name="P245" style:family="paragraph" style:parent-style-name="Text_20_body">
      <style:text-properties officeooo:paragraph-rsid="00bf2228"/>
    </style:style>
    <style:style style:name="P246" style:family="paragraph" style:parent-style-name="Text_20_body">
      <style:text-properties officeooo:rsid="00bf985e" officeooo:paragraph-rsid="00bf985e"/>
    </style:style>
    <style:style style:name="P247" style:family="paragraph" style:parent-style-name="Text_20_body">
      <style:text-properties officeooo:paragraph-rsid="00bf985e"/>
    </style:style>
    <style:style style:name="P248" style:family="paragraph" style:parent-style-name="Text_20_body">
      <style:text-properties officeooo:paragraph-rsid="00c426fc"/>
    </style:style>
    <style:style style:name="P249" style:family="paragraph" style:parent-style-name="Text_20_body">
      <style:text-properties officeooo:paragraph-rsid="00c4d26b"/>
    </style:style>
    <style:style style:name="P250" style:family="paragraph" style:parent-style-name="Text_20_body">
      <style:text-properties officeooo:paragraph-rsid="00c52a34"/>
    </style:style>
    <style:style style:name="P251" style:family="paragraph" style:parent-style-name="Text_20_body">
      <style:text-properties officeooo:paragraph-rsid="008d117b"/>
    </style:style>
    <style:style style:name="P252" style:family="paragraph" style:parent-style-name="Text_20_body">
      <style:text-properties officeooo:rsid="00cb30b0" officeooo:paragraph-rsid="00cb30b0"/>
    </style:style>
    <style:style style:name="P253" style:family="paragraph" style:parent-style-name="Text_20_body">
      <style:text-properties officeooo:paragraph-rsid="00ce9e5a"/>
    </style:style>
    <style:style style:name="P254" style:family="paragraph" style:parent-style-name="Text_20_body">
      <style:text-properties officeooo:paragraph-rsid="00cf1d2b"/>
    </style:style>
    <style:style style:name="P255" style:family="paragraph" style:parent-style-name="Text_20_body">
      <style:text-properties officeooo:paragraph-rsid="00d0d9f6"/>
    </style:style>
    <style:style style:name="P256" style:family="paragraph" style:parent-style-name="Text_20_body">
      <style:text-properties officeooo:rsid="00d3b8b8" officeooo:paragraph-rsid="00d3b8b8"/>
    </style:style>
    <style:style style:name="P257" style:family="paragraph" style:parent-style-name="Text_20_body">
      <style:text-properties officeooo:rsid="00d75980" officeooo:paragraph-rsid="00d75980"/>
    </style:style>
    <style:style style:name="P258" style:family="paragraph" style:parent-style-name="Text_20_body">
      <style:text-properties officeooo:paragraph-rsid="00d75980"/>
    </style:style>
    <style:style style:name="P259" style:family="paragraph" style:parent-style-name="Text_20_body">
      <style:text-properties officeooo:paragraph-rsid="00d9264b"/>
    </style:style>
    <style:style style:name="P260" style:family="paragraph" style:parent-style-name="Text_20_body">
      <style:text-properties officeooo:paragraph-rsid="00d98b33"/>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6c076" style:font-size-asian="11pt" style:font-size-complex="11pt"/>
    </style:style>
    <style:style style:name="T16" style:family="text">
      <style:text-properties fo:font-size="11pt" officeooo:rsid="008d117b" style:font-size-asian="11pt" style:font-size-complex="11pt"/>
    </style:style>
    <style:style style:name="T17" style:family="text">
      <style:text-properties fo:font-size="11pt" officeooo:rsid="008ea119" style:font-size-asian="11pt" style:font-size-complex="11pt"/>
    </style:style>
    <style:style style:name="T18" style:family="text">
      <style:text-properties fo:font-size="11pt" officeooo:rsid="008fd7bd" style:font-size-asian="11pt" style:font-size-complex="11pt"/>
    </style:style>
    <style:style style:name="T19" style:family="text">
      <style:text-properties fo:font-size="11pt" officeooo:rsid="008fdbfc" style:font-size-asian="11pt" style:font-size-complex="11pt"/>
    </style:style>
    <style:style style:name="T20" style:family="text">
      <style:text-properties fo:font-size="11pt" officeooo:rsid="00a66240" style:font-size-asian="11pt" style:font-size-complex="11pt"/>
    </style:style>
    <style:style style:name="T21" style:family="text">
      <style:text-properties fo:font-size="11pt" officeooo:rsid="009df1a8" style:font-size-asian="11pt" style:font-size-complex="11pt"/>
    </style:style>
    <style:style style:name="T22" style:family="text">
      <style:text-properties fo:font-size="11pt" officeooo:rsid="00a7c8e7" style:font-size-asian="11pt" style:font-size-complex="11pt"/>
    </style:style>
    <style:style style:name="T23" style:family="text">
      <style:text-properties fo:font-size="11pt" officeooo:rsid="00c4d26b" style:font-size-asian="11pt" style:font-size-complex="11pt"/>
    </style:style>
    <style:style style:name="T24" style:family="text">
      <style:text-properties fo:font-size="11pt" officeooo:rsid="00cb30b0" style:font-size-asian="11pt" style:font-size-complex="11pt"/>
    </style:style>
    <style:style style:name="T25" style:family="text">
      <style:text-properties fo:font-size="11pt" officeooo:rsid="00cf3d44" style:font-size-asian="11pt" style:font-size-complex="11pt"/>
    </style:style>
    <style:style style:name="T26" style:family="text">
      <style:text-properties fo:font-size="11pt" officeooo:rsid="00d052ee" style:font-size-asian="11pt" style:font-size-complex="11pt"/>
    </style:style>
    <style:style style:name="T27" style:family="text">
      <style:text-properties fo:font-size="11pt" officeooo:rsid="00d0d9f6" style:font-size-asian="11pt" style:font-size-complex="11pt"/>
    </style:style>
    <style:style style:name="T28" style:family="text">
      <style:text-properties fo:font-size="11pt" officeooo:rsid="00d9264b" style:font-size-asian="11pt" style:font-size-complex="11pt"/>
    </style:style>
    <style:style style:name="T29" style:family="text">
      <style:text-properties fo:font-size="11pt" officeooo:rsid="00d3b8b8" style:font-size-asian="11pt" style:font-size-complex="11pt"/>
    </style:style>
    <style:style style:name="T30" style:family="text">
      <style:text-properties fo:font-size="11pt" officeooo:rsid="00d98b33" style:font-size-asian="11pt" style:font-size-complex="11pt"/>
    </style:style>
    <style:style style:name="T31" style:family="text">
      <style:text-properties fo:font-size="11pt" officeooo:rsid="00a66240" style:font-size-asian="9.60000038146973pt" style:font-size-complex="11pt"/>
    </style:style>
    <style:style style:name="T32" style:family="text">
      <style:text-properties fo:font-size="11pt" officeooo:rsid="00a7c8e7" style:font-size-asian="9.60000038146973pt" style:font-size-complex="11pt"/>
    </style:style>
    <style:style style:name="T33" style:family="text">
      <style:text-properties fo:font-size="11pt" officeooo:rsid="00a98dd9" style:font-size-asian="9.60000038146973pt" style:font-size-complex="11pt"/>
    </style:style>
    <style:style style:name="T34" style:family="text">
      <style:text-properties fo:font-size="11pt" officeooo:rsid="00b24781" style:font-size-asian="9.60000038146973pt" style:font-size-complex="11pt"/>
    </style:style>
    <style:style style:name="T35" style:family="text">
      <style:text-properties fo:font-size="11pt" officeooo:rsid="00b41a5a" style:font-size-asian="9.60000038146973pt" style:font-size-complex="11pt"/>
    </style:style>
    <style:style style:name="T36" style:family="text">
      <style:text-properties fo:font-size="11pt" officeooo:rsid="00b5e873" style:font-size-asian="9.60000038146973pt" style:font-size-complex="11pt"/>
    </style:style>
    <style:style style:name="T37" style:family="text">
      <style:text-properties fo:font-size="11pt" officeooo:rsid="00b67686" style:font-size-asian="9.60000038146973pt" style:font-size-complex="11pt"/>
    </style:style>
    <style:style style:name="T38" style:family="text">
      <style:text-properties fo:font-size="11pt" officeooo:rsid="00bb96df" style:font-size-asian="9.60000038146973pt" style:font-size-complex="11pt"/>
    </style:style>
    <style:style style:name="T39" style:family="text">
      <style:text-properties fo:font-size="11pt" officeooo:rsid="00cb30b0" style:font-size-asian="9.60000038146973pt" style:font-size-complex="11pt"/>
    </style:style>
    <style:style style:name="T40" style:family="text">
      <style:text-properties fo:font-size="11pt" fo:font-style="italic" officeooo:rsid="008d117b" style:font-size-asian="11pt" style:font-style-asian="italic" style:font-size-complex="11pt" style:font-style-complex="italic"/>
    </style:style>
    <style:style style:name="T41" style:family="text">
      <style:text-properties fo:font-size="11pt" fo:font-style="italic" officeooo:rsid="008ea119" style:font-size-asian="11pt" style:font-style-asian="italic" style:font-size-complex="11pt" style:font-style-complex="italic"/>
    </style:style>
    <style:style style:name="T42" style:family="text">
      <style:text-properties fo:font-size="11pt" fo:font-style="italic" officeooo:rsid="008fdbfc" style:font-size-asian="11pt" style:font-style-asian="italic" style:font-size-complex="11pt" style:font-style-complex="italic"/>
    </style:style>
    <style:style style:name="T43" style:family="text">
      <style:text-properties fo:font-size="11pt" fo:font-style="italic" officeooo:rsid="00cf3d44" style:font-size-asian="11pt" style:font-style-asian="italic" style:font-size-complex="11pt" style:font-style-complex="italic"/>
    </style:style>
    <style:style style:name="T44" style:family="text">
      <style:text-properties style:font-name="FreeMono"/>
    </style:style>
    <style:style style:name="T45" style:family="text">
      <style:text-properties style:font-name="FreeMono" fo:font-size="11pt" style:font-size-asian="11pt" style:font-size-complex="11pt"/>
    </style:style>
    <style:style style:name="T46" style:family="text">
      <style:text-properties style:font-name="FreeMono" fo:font-size="11pt" officeooo:rsid="001a075d" style:font-size-asian="11pt" style:font-size-complex="11pt"/>
    </style:style>
    <style:style style:name="T47" style:family="text">
      <style:text-properties style:font-name="FreeMono" fo:font-size="11pt" officeooo:rsid="0027c087" style:font-size-asian="11pt" style:font-size-complex="11pt"/>
    </style:style>
    <style:style style:name="T48" style:family="text">
      <style:text-properties style:font-name="FreeMono" fo:font-size="11pt" officeooo:rsid="002e1b56" style:font-size-asian="11pt" style:font-size-complex="11pt"/>
    </style:style>
    <style:style style:name="T49" style:family="text">
      <style:text-properties style:font-name="FreeMono" fo:font-size="11pt" officeooo:rsid="002fec62" style:font-size-asian="11pt" style:font-size-complex="11pt"/>
    </style:style>
    <style:style style:name="T50" style:family="text">
      <style:text-properties style:font-name="FreeMono" fo:font-size="11pt" officeooo:rsid="0033a15e" style:font-size-asian="11pt" style:font-size-complex="11pt"/>
    </style:style>
    <style:style style:name="T51" style:family="text">
      <style:text-properties style:font-name="FreeMono" fo:font-size="11pt" officeooo:rsid="00501038" style:font-size-asian="11pt" style:font-size-complex="11pt"/>
    </style:style>
    <style:style style:name="T52" style:family="text">
      <style:text-properties style:font-name="FreeMono" fo:font-size="11pt" officeooo:rsid="0050ae82" style:font-size-asian="11pt" style:font-size-complex="11pt"/>
    </style:style>
    <style:style style:name="T53" style:family="text">
      <style:text-properties style:font-name="FreeMono" fo:font-size="11pt" officeooo:rsid="00695403" style:font-size-asian="11pt" style:font-size-complex="11pt"/>
    </style:style>
    <style:style style:name="T54" style:family="text">
      <style:text-properties style:font-name="FreeMono" fo:font-size="11pt" officeooo:rsid="006ae572" style:font-size-asian="11pt" style:font-size-complex="11pt"/>
    </style:style>
    <style:style style:name="T55" style:family="text">
      <style:text-properties style:font-name="FreeMono" fo:font-size="11pt" officeooo:rsid="006d4948" style:font-size-asian="11pt" style:font-size-complex="11pt"/>
    </style:style>
    <style:style style:name="T56" style:family="text">
      <style:text-properties style:font-name="FreeMono" fo:font-size="11pt" officeooo:rsid="00627bba" style:font-size-asian="11pt" style:font-size-complex="11pt"/>
    </style:style>
    <style:style style:name="T57" style:family="text">
      <style:text-properties style:font-name="FreeMono" fo:font-size="11pt" officeooo:rsid="0063fb08" style:font-size-asian="11pt" style:font-size-complex="11pt"/>
    </style:style>
    <style:style style:name="T58" style:family="text">
      <style:text-properties style:font-name="FreeMono" fo:font-size="11pt" officeooo:rsid="0090e4a6" style:font-size-asian="11pt" style:font-size-complex="11pt"/>
    </style:style>
    <style:style style:name="T59" style:family="text">
      <style:text-properties style:font-name="FreeMono" fo:font-size="11pt" officeooo:rsid="0093142c" style:font-size-asian="11pt" style:font-size-complex="11pt"/>
    </style:style>
    <style:style style:name="T60" style:family="text">
      <style:text-properties style:font-name="FreeMono" fo:font-size="11pt" officeooo:rsid="0040543d" style:font-size-asian="11pt" style:font-size-complex="11pt"/>
    </style:style>
    <style:style style:name="T61" style:family="text">
      <style:text-properties style:font-name="FreeMono" fo:font-size="11pt" officeooo:rsid="003fb274" style:font-size-asian="11pt" style:font-size-complex="11pt"/>
    </style:style>
    <style:style style:name="T62" style:family="text">
      <style:text-properties style:font-name="FreeMono" fo:font-size="11pt" officeooo:rsid="0093526a" style:font-size-asian="11pt" style:font-size-complex="11pt"/>
    </style:style>
    <style:style style:name="T63" style:family="text">
      <style:text-properties style:font-name="FreeMono" fo:font-size="11pt" officeooo:rsid="0096de2d" style:font-size-asian="11pt" style:font-size-complex="11pt"/>
    </style:style>
    <style:style style:name="T64" style:family="text">
      <style:text-properties style:font-name="FreeMono" fo:font-size="11pt" officeooo:rsid="009782ed" style:font-size-asian="11pt" style:font-size-complex="11pt"/>
    </style:style>
    <style:style style:name="T65" style:family="text">
      <style:text-properties style:font-name="FreeMono" fo:font-size="11pt" officeooo:rsid="009954d5" style:font-size-asian="11pt" style:font-size-complex="11pt"/>
    </style:style>
    <style:style style:name="T66" style:family="text">
      <style:text-properties style:font-name="FreeMono" fo:font-size="11pt" officeooo:rsid="009bf389" style:font-size-asian="11pt" style:font-size-complex="11pt"/>
    </style:style>
    <style:style style:name="T67" style:family="text">
      <style:text-properties style:font-name="FreeMono" fo:font-size="11pt" officeooo:rsid="009df1a8" style:font-size-asian="11pt" style:font-size-complex="11pt"/>
    </style:style>
    <style:style style:name="T68" style:family="text">
      <style:text-properties style:font-name="FreeMono" fo:font-size="11pt" officeooo:rsid="009fb78c" style:font-size-asian="11pt" style:font-size-complex="11pt"/>
    </style:style>
    <style:style style:name="T69" style:family="text">
      <style:text-properties style:font-name="FreeMono" fo:font-size="11pt" officeooo:rsid="00b8dd3c" style:font-size-asian="11pt" style:font-size-complex="11pt"/>
    </style:style>
    <style:style style:name="T70" style:family="text">
      <style:text-properties style:font-name="FreeMono" fo:font-size="11pt" officeooo:rsid="00c4d26b" style:font-size-asian="11pt" style:font-size-complex="11pt"/>
    </style:style>
    <style:style style:name="T71" style:family="text">
      <style:text-properties style:font-name="FreeMono" fo:font-size="11pt" officeooo:rsid="00d9264b" style:font-size-asian="11pt" style:font-size-complex="11pt"/>
    </style:style>
    <style:style style:name="T72" style:family="text">
      <style:text-properties style:font-name="FreeMono" fo:font-size="11pt" officeooo:rsid="00d98b33" style:font-size-asian="11pt" style:font-size-complex="11pt"/>
    </style:style>
    <style:style style:name="T73" style:family="text">
      <style:text-properties style:font-name="FreeMono" fo:font-size="11pt" fo:font-weight="normal" officeooo:rsid="0063fb08" style:font-size-asian="11pt" style:font-weight-asian="normal" style:font-size-complex="11pt" style:font-weight-complex="normal"/>
    </style:style>
    <style:style style:name="T74"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75" style:family="text">
      <style:text-properties style:font-name="FreeMono" officeooo:rsid="001a075d"/>
    </style:style>
    <style:style style:name="T76" style:family="text">
      <style:text-properties style:font-name="FreeMono" officeooo:rsid="002dd5f7"/>
    </style:style>
    <style:style style:name="T77" style:family="text">
      <style:text-properties style:font-name="FreeMono" officeooo:rsid="002e1b56"/>
    </style:style>
    <style:style style:name="T78" style:family="text">
      <style:text-properties style:font-name="FreeMono" officeooo:rsid="00346a32"/>
    </style:style>
    <style:style style:name="T79" style:family="text">
      <style:text-properties style:font-name="FreeMono" officeooo:rsid="00383ee2"/>
    </style:style>
    <style:style style:name="T80" style:family="text">
      <style:text-properties style:font-name="FreeMono" officeooo:rsid="003979b2"/>
    </style:style>
    <style:style style:name="T81" style:family="text">
      <style:text-properties style:font-name="FreeMono" officeooo:rsid="0033a15e"/>
    </style:style>
    <style:style style:name="T82" style:family="text">
      <style:text-properties style:font-name="FreeMono" officeooo:rsid="00411d00"/>
    </style:style>
    <style:style style:name="T83" style:family="text">
      <style:text-properties style:font-name="FreeMono" officeooo:rsid="00360bcd"/>
    </style:style>
    <style:style style:name="T84" style:family="text">
      <style:text-properties style:font-name="FreeMono" officeooo:rsid="0037b10f"/>
    </style:style>
    <style:style style:name="T85" style:family="text">
      <style:text-properties style:font-name="FreeMono" officeooo:rsid="004840f1"/>
    </style:style>
    <style:style style:name="T86" style:family="text">
      <style:text-properties style:font-name="FreeMono" officeooo:rsid="003d9111"/>
    </style:style>
    <style:style style:name="T87" style:family="text">
      <style:text-properties style:font-name="FreeMono" officeooo:rsid="003c33d1"/>
    </style:style>
    <style:style style:name="T88" style:family="text">
      <style:text-properties style:font-name="FreeMono" officeooo:rsid="003fb274"/>
    </style:style>
    <style:style style:name="T89" style:family="text">
      <style:text-properties style:font-name="FreeMono" officeooo:rsid="0050ae82"/>
    </style:style>
    <style:style style:name="T90" style:family="text">
      <style:text-properties style:font-name="FreeMono" officeooo:rsid="0093526a"/>
    </style:style>
    <style:style style:name="T91" style:family="text">
      <style:text-properties style:font-name="FreeMono" officeooo:rsid="009fb78c"/>
    </style:style>
    <style:style style:name="T92" style:family="text">
      <style:text-properties officeooo:rsid="001a075d"/>
    </style:style>
    <style:style style:name="T93" style:family="text">
      <style:text-properties officeooo:rsid="001cb7e2"/>
    </style:style>
    <style:style style:name="T94" style:family="text">
      <style:text-properties officeooo:rsid="001e4423"/>
    </style:style>
    <style:style style:name="T95" style:family="text">
      <style:text-properties fo:font-style="italic" style:font-style-asian="italic" style:font-style-complex="italic"/>
    </style:style>
    <style:style style:name="T96" style:family="text">
      <style:text-properties officeooo:rsid="001f64ad"/>
    </style:style>
    <style:style style:name="T97" style:family="text">
      <style:text-properties officeooo:rsid="002126ae"/>
    </style:style>
    <style:style style:name="T98" style:family="text">
      <style:text-properties officeooo:rsid="00234e95"/>
    </style:style>
    <style:style style:name="T99" style:family="text">
      <style:text-properties officeooo:rsid="0029838a"/>
    </style:style>
    <style:style style:name="T100" style:family="text">
      <style:text-properties officeooo:rsid="002ca249"/>
    </style:style>
    <style:style style:name="T101" style:family="text">
      <style:text-properties officeooo:rsid="002dd5f7"/>
    </style:style>
    <style:style style:name="T102" style:family="text">
      <style:text-properties officeooo:rsid="002e1b56"/>
    </style:style>
    <style:style style:name="T103" style:family="text">
      <style:text-properties officeooo:rsid="0032c179"/>
    </style:style>
    <style:style style:name="T104" style:family="text">
      <style:text-properties officeooo:rsid="00346a32"/>
    </style:style>
    <style:style style:name="T105" style:family="text">
      <style:text-properties officeooo:rsid="00360bcd"/>
    </style:style>
    <style:style style:name="T106" style:family="text">
      <style:text-properties officeooo:rsid="00383ee2"/>
    </style:style>
    <style:style style:name="T107" style:family="text">
      <style:text-properties officeooo:rsid="003979b2"/>
    </style:style>
    <style:style style:name="T108" style:family="text">
      <style:text-properties officeooo:rsid="003b661a"/>
    </style:style>
    <style:style style:name="T109" style:family="text">
      <style:text-properties officeooo:rsid="003c33d1"/>
    </style:style>
    <style:style style:name="T110" style:family="text">
      <style:text-properties officeooo:rsid="003dd540"/>
    </style:style>
    <style:style style:name="T111" style:family="text">
      <style:text-properties officeooo:rsid="0040543d"/>
    </style:style>
    <style:style style:name="T112" style:family="text">
      <style:text-properties officeooo:rsid="00411d00"/>
    </style:style>
    <style:style style:name="T113" style:family="text">
      <style:text-properties style:text-line-through-style="none" style:text-line-through-type="none" officeooo:rsid="00411d00"/>
    </style:style>
    <style:style style:name="T114" style:family="text">
      <style:text-properties officeooo:rsid="004229a9"/>
    </style:style>
    <style:style style:name="T115" style:family="text">
      <style:text-properties officeooo:rsid="0044fda8"/>
    </style:style>
    <style:style style:name="T116" style:family="text">
      <style:text-properties officeooo:rsid="0045e276"/>
    </style:style>
    <style:style style:name="T117" style:family="text">
      <style:text-properties officeooo:rsid="004840f1"/>
    </style:style>
    <style:style style:name="T118" style:family="text">
      <style:text-properties officeooo:rsid="0049f0a3"/>
    </style:style>
    <style:style style:name="T119" style:family="text">
      <style:text-properties officeooo:rsid="004a672b"/>
    </style:style>
    <style:style style:name="T120" style:family="text">
      <style:text-properties officeooo:rsid="00522694"/>
    </style:style>
    <style:style style:name="T121" style:family="text">
      <style:text-properties officeooo:rsid="00524927"/>
    </style:style>
    <style:style style:name="T122" style:family="text">
      <style:text-properties officeooo:rsid="00541308"/>
    </style:style>
    <style:style style:name="T123" style:family="text">
      <style:text-properties style:font-name="Liberation Sans"/>
    </style:style>
    <style:style style:name="T124"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25"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26" style:family="text">
      <style:text-properties style:font-name="Liberation Sans" fo:font-size="11pt" style:font-size-asian="11pt" style:font-size-complex="11pt"/>
    </style:style>
    <style:style style:name="T127" style:family="text">
      <style:text-properties style:font-name="Liberation Sans" fo:font-size="11pt" officeooo:rsid="00346a32" style:font-size-asian="11pt" style:font-size-complex="11pt"/>
    </style:style>
    <style:style style:name="T128" style:family="text">
      <style:text-properties style:font-name="Liberation Sans" fo:font-size="11pt" officeooo:rsid="009954d5" style:font-size-asian="11pt" style:font-size-complex="11pt"/>
    </style:style>
    <style:style style:name="T129" style:family="text">
      <style:text-properties style:font-name="Liberation Sans" fo:font-size="11pt" officeooo:rsid="009a8f7d" style:font-size-asian="11pt" style:font-size-complex="11pt"/>
    </style:style>
    <style:style style:name="T130" style:family="text">
      <style:text-properties style:font-name="Liberation Sans" fo:font-size="11pt" officeooo:rsid="0040543d" style:font-size-asian="11pt" style:font-size-complex="11pt"/>
    </style:style>
    <style:style style:name="T131" style:family="text">
      <style:text-properties style:font-name="Liberation Sans" fo:font-size="11pt" officeooo:rsid="00a17a0f" style:font-size-asian="11pt" style:font-size-complex="11pt"/>
    </style:style>
    <style:style style:name="T132" style:family="text">
      <style:text-properties style:font-name="Liberation Sans" fo:font-size="11pt" officeooo:rsid="00a3362a" style:font-size-asian="11pt" style:font-size-complex="11pt"/>
    </style:style>
    <style:style style:name="T133" style:family="text">
      <style:text-properties style:font-name="Liberation Sans" fo:font-size="11pt" officeooo:rsid="00a44983" style:font-size-asian="11pt" style:font-size-complex="11pt"/>
    </style:style>
    <style:style style:name="T134" style:family="text">
      <style:text-properties style:font-name="Liberation Sans" fo:font-size="11pt" officeooo:rsid="00a518f4" style:font-size-asian="11pt" style:font-size-complex="11pt"/>
    </style:style>
    <style:style style:name="T135" style:family="text">
      <style:text-properties style:font-name="Liberation Sans" fo:font-size="11pt" officeooo:rsid="00b24781" style:font-size-asian="11pt" style:font-size-complex="11pt"/>
    </style:style>
    <style:style style:name="T136" style:family="text">
      <style:text-properties style:font-name="Liberation Sans" fo:font-size="11pt" officeooo:rsid="00b41a5a" style:font-size-asian="11pt" style:font-size-complex="11pt"/>
    </style:style>
    <style:style style:name="T137" style:family="text">
      <style:text-properties style:font-name="Liberation Sans" fo:font-size="11pt" officeooo:rsid="00b78564" style:font-size-asian="11pt" style:font-size-complex="11pt"/>
    </style:style>
    <style:style style:name="T138" style:family="text">
      <style:text-properties style:font-name="Liberation Sans" fo:font-size="11pt" officeooo:rsid="00b8dd3c" style:font-size-asian="11pt" style:font-size-complex="11pt"/>
    </style:style>
    <style:style style:name="T139" style:family="text">
      <style:text-properties style:font-name="Liberation Sans" fo:font-size="11pt" officeooo:rsid="00ba62c6" style:font-size-asian="11pt" style:font-size-complex="11pt"/>
    </style:style>
    <style:style style:name="T140" style:family="text">
      <style:text-properties style:font-name="Liberation Sans" fo:font-size="11pt" officeooo:rsid="00bb52af" style:font-size-asian="11pt" style:font-size-complex="11pt"/>
    </style:style>
    <style:style style:name="T141" style:family="text">
      <style:text-properties style:font-name="Liberation Sans" fo:font-size="11pt" officeooo:rsid="00bd9009" style:font-size-asian="11pt" style:font-size-complex="11pt"/>
    </style:style>
    <style:style style:name="T142" style:family="text">
      <style:text-properties style:font-name="Liberation Sans" fo:font-size="11pt" officeooo:rsid="00bf2228" style:font-size-asian="11pt" style:font-size-complex="11pt"/>
    </style:style>
    <style:style style:name="T143" style:family="text">
      <style:text-properties style:font-name="Liberation Sans" fo:font-size="11pt" officeooo:rsid="00bf985e" style:font-size-asian="11pt" style:font-size-complex="11pt"/>
    </style:style>
    <style:style style:name="T144" style:family="text">
      <style:text-properties style:font-name="Liberation Sans" fo:font-size="11pt" officeooo:rsid="00bfeda7" style:font-size-asian="11pt" style:font-size-complex="11pt"/>
    </style:style>
    <style:style style:name="T145" style:family="text">
      <style:text-properties style:font-name="Liberation Sans" fo:font-size="11pt" officeooo:rsid="00c3cb3a" style:font-size-asian="11pt" style:font-size-complex="11pt"/>
    </style:style>
    <style:style style:name="T146" style:family="text">
      <style:text-properties style:font-name="Liberation Sans" fo:font-size="11pt" officeooo:rsid="00c426fc" style:font-size-asian="11pt" style:font-size-complex="11pt"/>
    </style:style>
    <style:style style:name="T147" style:family="text">
      <style:text-properties style:font-name="Liberation Sans" fo:font-size="11pt" officeooo:rsid="00c4d26b" style:font-size-asian="11pt" style:font-size-complex="11pt"/>
    </style:style>
    <style:style style:name="T148" style:family="text">
      <style:text-properties style:font-name="Liberation Sans" fo:font-size="11pt" officeooo:rsid="00c52a34" style:font-size-asian="11pt" style:font-size-complex="11pt"/>
    </style:style>
    <style:style style:name="T149" style:family="text">
      <style:text-properties style:font-name="Liberation Sans" fo:font-size="11pt" officeooo:rsid="00c5ce76" style:font-size-asian="11pt" style:font-size-complex="11pt"/>
    </style:style>
    <style:style style:name="T150" style:family="text">
      <style:text-properties style:font-name="Liberation Sans" fo:font-size="11pt" officeooo:rsid="00c72a39" style:font-size-asian="11pt" style:font-size-complex="11pt"/>
    </style:style>
    <style:style style:name="T151" style:family="text">
      <style:text-properties style:font-name="Liberation Sans" fo:font-size="11pt" officeooo:rsid="00c9baa8" style:font-size-asian="11pt" style:font-size-complex="11pt"/>
    </style:style>
    <style:style style:name="T152" style:family="text">
      <style:text-properties style:font-name="Liberation Sans" fo:font-size="11pt" officeooo:rsid="00ce9e5a" style:font-size-asian="11pt" style:font-size-complex="11pt"/>
    </style:style>
    <style:style style:name="T153" style:family="text">
      <style:text-properties style:font-name="Liberation Sans" fo:font-size="11pt" officeooo:rsid="00cf1d2b" style:font-size-asian="11pt" style:font-size-complex="11pt"/>
    </style:style>
    <style:style style:name="T154" style:family="text">
      <style:text-properties style:font-name="Liberation Sans" fo:font-size="11pt" officeooo:rsid="00d0d9f6" style:font-size-asian="11pt" style:font-size-complex="11pt"/>
    </style:style>
    <style:style style:name="T155" style:family="text">
      <style:text-properties style:font-name="Liberation Sans" fo:font-size="11pt" officeooo:rsid="00d22833" style:font-size-asian="11pt" style:font-size-complex="11pt"/>
    </style:style>
    <style:style style:name="T156" style:family="text">
      <style:text-properties style:font-name="Liberation Sans" fo:font-size="11pt" officeooo:rsid="00d75980" style:font-size-asian="11pt" style:font-size-complex="11pt"/>
    </style:style>
    <style:style style:name="T157" style:family="text">
      <style:text-properties style:font-name="Liberation Sans" fo:font-size="11pt" officeooo:rsid="00d9264b" style:font-size-asian="11pt" style:font-size-complex="11pt"/>
    </style:style>
    <style:style style:name="T158" style:family="text">
      <style:text-properties style:font-name="Liberation Sans" fo:font-size="11pt" officeooo:rsid="00d98b33" style:font-size-asian="11pt" style:font-size-complex="11pt"/>
    </style:style>
    <style:style style:name="T159" style:family="text">
      <style:text-properties style:font-name="Liberation Sans" fo:font-size="11pt" officeooo:rsid="00cb30b0" style:font-size-asian="9.60000038146973pt" style:font-size-complex="11pt"/>
    </style:style>
    <style:style style:name="T160" style:family="text">
      <style:text-properties style:font-name="Liberation Sans" fo:font-weight="bold" style:font-name-asian="Noto Sans CJK SC" style:font-weight-asian="bold" style:font-name-complex="Lohit Devanagari" style:font-weight-complex="bold"/>
    </style:style>
    <style:style style:name="T161" style:family="text">
      <style:text-properties style:font-name="Liberation Sans" fo:font-weight="bold" officeooo:rsid="0065f1d7" style:font-name-asian="Noto Sans CJK SC" style:font-weight-asian="bold" style:font-name-complex="Lohit Devanagari" style:font-weight-complex="bold"/>
    </style:style>
    <style:style style:name="T162" style:family="text">
      <style:text-properties style:font-name="Liberation Sans" fo:font-weight="bold" officeooo:rsid="00a7c8e7" style:font-weight-asian="bold" style:font-weight-complex="bold"/>
    </style:style>
    <style:style style:name="T163" style:family="text">
      <style:text-properties style:font-name="Liberation Sans" fo:font-size="11.8000001907349pt" officeooo:rsid="0033a15e" style:font-size-asian="11.8000001907349pt" style:font-size-complex="11.8000001907349pt"/>
    </style:style>
    <style:style style:name="T164" style:family="text">
      <style:text-properties style:font-name="Liberation Sans" fo:font-size="11.8000001907349pt" officeooo:rsid="003fb274" style:font-size-asian="11.8000001907349pt" style:font-size-complex="11.8000001907349pt"/>
    </style:style>
    <style:style style:name="T165" style:family="text">
      <style:text-properties style:font-name="Liberation Sans" fo:font-size="11.8000001907349pt" officeooo:rsid="0040543d" style:font-size-asian="11.8000001907349pt" style:font-size-complex="11.8000001907349pt"/>
    </style:style>
    <style:style style:name="T166" style:family="text">
      <style:text-properties style:font-name="Liberation Sans" fo:font-size="11.8000001907349pt" officeooo:rsid="009954d5" style:font-size-asian="11.8000001907349pt" style:font-size-complex="11.8000001907349pt"/>
    </style:style>
    <style:style style:name="T167" style:family="text">
      <style:text-properties style:font-name="Liberation Sans" fo:font-size="11.8000001907349pt" officeooo:rsid="00501038" style:font-size-asian="11.8000001907349pt" style:font-size-complex="11.8000001907349pt"/>
    </style:style>
    <style:style style:name="T168" style:family="text">
      <style:text-properties style:font-name="Liberation Sans" fo:font-size="11.8000001907349pt" officeooo:rsid="0090e4a6" style:font-size-asian="11.8000001907349pt" style:font-size-complex="11.8000001907349pt"/>
    </style:style>
    <style:style style:name="T169" style:family="text">
      <style:text-properties style:font-name="Liberation Sans" fo:font-size="11.8000001907349pt" fo:font-weight="bold" officeooo:rsid="00cb30b0" style:font-name-asian="Noto Sans CJK SC" style:font-size-asian="11.8000001907349pt" style:font-weight-asian="bold" style:font-name-complex="Lohit Devanagari" style:font-size-complex="11.8000001907349pt" style:font-weight-complex="bold"/>
    </style:style>
    <style:style style:name="T170" style:family="text">
      <style:text-properties style:font-name="Liberation Sans" officeooo:rsid="0033a15e"/>
    </style:style>
    <style:style style:name="T171" style:family="text">
      <style:text-properties style:font-name="Liberation Sans" officeooo:rsid="00a17a0f"/>
    </style:style>
    <style:style style:name="T172" style:family="text">
      <style:text-properties style:font-name="Liberation Sans" officeooo:rsid="00a7c8e7"/>
    </style:style>
    <style:style style:name="T173" style:family="text">
      <style:text-properties style:font-name="Liberation Sans" fo:font-weight="normal" officeooo:rsid="00a7c8e7" style:font-weight-asian="normal" style:font-weight-complex="normal"/>
    </style:style>
    <style:style style:name="T174" style:family="text">
      <style:text-properties style:font-name="Liberation Sans" officeooo:rsid="00a44983"/>
    </style:style>
    <style:style style:name="T175" style:family="text">
      <style:text-properties style:font-name="Liberation Sans" style:font-name-asian="Noto Sans CJK SC" style:font-name-complex="Lohit Devanagari"/>
    </style:style>
    <style:style style:name="T176" style:family="text">
      <style:text-properties style:font-name="Liberation Sans" style:text-underline-style="solid" style:text-underline-width="auto" style:text-underline-color="font-color" fo:font-weight="bold" officeooo:rsid="00a7c8e7" style:font-weight-asian="bold" style:font-weight-complex="bold"/>
    </style:style>
    <style:style style:name="T177" style:family="text">
      <style:text-properties officeooo:rsid="0063fb08"/>
    </style:style>
    <style:style style:name="T178" style:family="text">
      <style:text-properties officeooo:rsid="0064a9fc"/>
    </style:style>
    <style:style style:name="T179" style:family="text">
      <style:text-properties officeooo:rsid="0079082d"/>
    </style:style>
    <style:style style:name="T180" style:family="text">
      <style:text-properties officeooo:rsid="0080de28"/>
    </style:style>
    <style:style style:name="T181" style:family="text">
      <style:text-properties officeooo:rsid="008fdbfc"/>
    </style:style>
    <style:style style:name="T182" style:family="text">
      <style:text-properties officeooo:rsid="0090e4a6"/>
    </style:style>
    <style:style style:name="T183" style:family="text">
      <style:text-properties officeooo:rsid="00915996"/>
    </style:style>
    <style:style style:name="T184" style:family="text">
      <style:text-properties officeooo:rsid="0093142c"/>
    </style:style>
    <style:style style:name="T185" style:family="text">
      <style:text-properties officeooo:rsid="0050ae82"/>
    </style:style>
    <style:style style:name="T186" style:family="text">
      <style:text-properties officeooo:rsid="0093526a"/>
    </style:style>
    <style:style style:name="T187" style:family="text">
      <style:text-properties officeooo:rsid="009782ed"/>
    </style:style>
    <style:style style:name="T188" style:family="text">
      <style:text-properties officeooo:rsid="009954d5"/>
    </style:style>
    <style:style style:name="T189" style:family="text">
      <style:text-properties officeooo:rsid="003fb274"/>
    </style:style>
    <style:style style:name="T190" style:family="text">
      <style:text-properties officeooo:rsid="006d4948"/>
    </style:style>
    <style:style style:name="T191" style:family="text">
      <style:text-properties officeooo:rsid="009a8f7d"/>
    </style:style>
    <style:style style:name="T192" style:family="text">
      <style:text-properties officeooo:rsid="009bf389"/>
    </style:style>
    <style:style style:name="T193" style:family="text">
      <style:text-properties officeooo:rsid="009fb78c"/>
    </style:style>
    <style:style style:name="T194" style:family="text">
      <style:text-properties fo:font-weight="bold" officeooo:rsid="00a17a0f" style:font-weight-asian="bold" style:font-weight-complex="bold"/>
    </style:style>
    <style:style style:name="T195" style:family="text">
      <style:text-properties fo:font-weight="bold" officeooo:rsid="00b67686" style:font-weight-asian="bold" style:font-weight-complex="bold"/>
    </style:style>
    <style:style style:name="T196" style:family="text">
      <style:text-properties officeooo:rsid="00a66240"/>
    </style:style>
    <style:style style:name="T197" style:family="text">
      <style:text-properties officeooo:rsid="00a7c8e7"/>
    </style:style>
    <style:style style:name="T198" style:family="text">
      <style:text-properties officeooo:rsid="00b24781"/>
    </style:style>
    <style:style style:name="T199" style:family="text">
      <style:text-properties officeooo:rsid="00b41a5a"/>
    </style:style>
    <style:style style:name="T200" style:family="text">
      <style:text-properties officeooo:rsid="00b5e873"/>
    </style:style>
    <style:style style:name="T201" style:family="text">
      <style:text-properties officeooo:rsid="00b67686"/>
    </style:style>
    <style:style style:name="T202" style:family="text">
      <style:text-properties officeooo:rsid="00b8dd3c"/>
    </style:style>
    <style:style style:name="T203" style:family="text">
      <style:text-properties officeooo:rsid="00bb96df"/>
    </style:style>
    <style:style style:name="T204" style:family="text">
      <style:text-properties officeooo:rsid="00a98dd9"/>
    </style:style>
    <style:style style:name="T205" style:family="text">
      <style:text-properties officeooo:rsid="00bd9009"/>
    </style:style>
    <style:style style:name="T206" style:family="text">
      <style:text-properties officeooo:rsid="00bf2228"/>
    </style:style>
    <style:style style:name="T207" style:family="text">
      <style:text-properties officeooo:rsid="00bfeda7"/>
    </style:style>
    <style:style style:name="T208" style:family="text">
      <style:text-properties officeooo:rsid="00cb30b0"/>
    </style:style>
    <style:style style:name="T209" style:family="text">
      <style:text-properties officeooo:rsid="00cf1d2b"/>
    </style:style>
    <style:style style:name="T210" style:family="text">
      <style:text-properties officeooo:rsid="00d3b8b8"/>
    </style:style>
    <style:style style:name="T211" style:family="text">
      <style:text-properties officeooo:rsid="00d9264b"/>
    </style:style>
    <style:style style:name="T212" style:family="text">
      <style:text-properties officeooo:rsid="00d98b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03">6</text:span></text:p>
      <text:p text:style-name="P59">A Binary Object Notation by Balancing Rock.</text:p>
      <text:h text:style-name="P153" text:outline-level="1"/>
      <text:h text:style-name="P155" text:outline-level="1">Introduction</text:h>
      <text:p text:style-name="P15">BRBON is a binary storage format specification. It started out as a binary version for JSON but the requirement for speed has rendered some JSON aspects obsolete. Still, the JSON origins can be <text:span text:style-name="T103">recognized</text:span> in the object oriented approach.</text:p>
      <text:p text:style-name="P15">The major design driver for BRBON is speed. Speed in access and speed in loading &amp; storage. A secondary goal was predictable speed.</text:p>
      <text:p text:style-name="P15">Strictly speaking BRBON only refers to the format specification, not an implementation. However a reference API is offered for free under the same name.</text:p>
      <text:p text:style-name="P15"/>
      <text:p text:style-name="P17">Features:</text:p>
      <text:p text:style-name="P17"/>
      <text:p text:style-name="P15">- Vectored access: The format includes vectors that can be used to quickly traverse the entire structure (in both directions).</text:p>
      <text:p text:style-name="P15">- Named objects: Objects may be named for identification, a hash value is included for faster name recognition.</text:p>
      <text:p text:style-name="P15">- Aligned to 8 byte boundaries: Most of the elements in the structure are aligned to 8 byte boundaries. This ensures alignment for a<text:span text:style-name="T103">l</text:span>l types.</text:p>
      <text:p text:style-name="P15">- All standard types are supported: Bool, Int8, Int16, Int32, Int64, UInt8, UInt16, UInt32, UInt64, Float32, Float64, String, Binary, UUID</text:p>
      <text:p text:style-name="P18">- Collection types: Array, Dictionary, Sequence, Table.</text:p>
      <text:p text:style-name="P18">- Special type: Null.</text:p>
      <text:p text:style-name="P18">- Composite types: RGBA (color), Font</text:p>
      <text:p text:style-name="P18">- Array’s are packed for optimal storage density.</text:p>
      <text:p text:style-name="P18">- The maximum Item capacity is 2GB (Int32.max). (The unfinished Block specification will include the capability for larger structures)</text:p>
      <text:p text:style-name="P15"/>
      <text:p text:style-name="P14"><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14"><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155"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Date</text:p>
          </table:table-cell>
          <table:table-cell table:style-name="Table1.A1" office:value-type="string">
            <text:p text:style-name="P61">Version</text:p>
          </table:table-cell>
          <table:table-cell table:style-name="Table1.C1" office:value-type="string">
            <text:p text:style-name="P60">Changes</text:p>
          </table:table-cell>
        </table:table-row>
        <table:table-row table:style-name="TableLine9487869210910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878692161808">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62">Restyling, removed count from count/Value and renamed it small-value.</text:p>
            <text:p text:style-name="P3">No longer backwards compatible to V0.2</text:p>
          </table:table-cell>
        </table:table-row>
        <table:table-row table:style-name="TableLine94878692221488">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878692223296">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878692225120">
          <table:table-cell table:style-name="Table1.A6" office:value-type="string">
            <text:p text:style-name="P66">2021-02-19</text:p>
          </table:table-cell>
          <table:table-cell table:style-name="Table1.B6" office:value-type="string">
            <text:p text:style-name="P67">V0.5</text:p>
          </table:table-cell>
          <table:table-cell table:style-name="Table1.C6" office:value-type="string">
            <text:p text:style-name="P66">Restricted the use of name characters to ASCII in the range 0x20..0x7E <text:span text:style-name="T97">(Including the names of columns in a table)</text:span></text:p>
            <text:p text:style-name="P68">Initial value of a CRC-32 is set to -1 instead of 0.</text:p>
            <text:p text:style-name="P66">No<text:span text:style-name="T93">t</text:span> backward compatible to V0.4</text:p>
          </table:table-cell>
        </table:table-row>
        <table:table-row table:style-name="TableLine94878692227552">
          <table:table-cell table:style-name="Table1.A7" office:value-type="string">
            <text:p text:style-name="P81">2021-03-07</text:p>
          </table:table-cell>
          <table:table-cell table:style-name="Table1.B7" office:value-type="string">
            <text:p text:style-name="P82">V0.6-<text:span text:style-name="T116">draft</text:span></text:p>
          </table:table-cell>
          <table:table-cell table:style-name="Table1.C7" office:value-type="string">
            <text:p text:style-name="P81">Added rudimentary block specification (Block type 1) </text:p>
          </table:table-cell>
        </table:table-row>
        <table:table-row table:style-name="TableLine94878692230144">
          <table:table-cell table:style-name="Table1.A8" office:value-type="string">
            <text:p text:style-name="P181">2021-05-05</text:p>
            <text:p text:style-name="P181">..</text:p>
            <text:p text:style-name="P208">2021-05-06</text:p>
          </table:table-cell>
          <table:table-cell table:style-name="Table1.B8" office:value-type="string">
            <text:p text:style-name="P85">V0.6-draft</text:p>
          </table:table-cell>
          <table:table-cell table:style-name="Table1.C8" office:value-type="string">
            <text:p text:style-name="P181">Major improvement on the block specification</text:p>
          </table:table-cell>
        </table:table-row>
      </table:table>
      <text:p text:style-name="Text_20_body"/>
      <text:h text:style-name="P154" text:outline-level="1"><text:span text:style-name="T175"/></text:h>
      <text:h text:style-name="P155" text:outline-level="1">Block</text:h>
      <text:p text:style-name="P117"><text:span text:style-name="T120">The purpose of a block header is </text:span><text:span text:style-name="T121">storage and retrieval as well as the assembly of data structures larger than 2^32 bytes </text:span><text:span text:style-name="T179">and </text:span><text:span text:style-name="T181">to </text:span><text:span text:style-name="T179">allow for</text:span><text:span text:style-name="T122"> streaming data.</text:span></text:p>
      <text:p text:style-name="P118">Optionally, parts of the block header as well as the data in the block may be encrypted to facilitate proof of authenticity.</text:p>
      <text:p text:style-name="P119"><text:span text:style-name="T180">S</text:span>everal APIs can be constructed on top of the block specification at different levels of complexity:</text:p>
      <text:p text:style-name="P129"><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230">At the next higher level an API may be able to open several files at once and needs a way to distinguish between files. For this case the block-header supports a partial path specification that is considered to prepend all item paths in the block. This partial path also consists of strings and indices and uses a notation as in this example: “games/14”. The slash is used as the separator. (Note: Using the filename as a partial path was considered but rejected as the end-user can change file names at will.)</text:p>
      <text:p text:style-name="P130"><text:span text:style-name="T14">A</text:span><text:span text:style-name="T15">t the next higher level an API may need to load a file or files from a remote location. </text:span><text:span text:style-name="T16">To support caching (prevent fetches for each item access!), the header contains a source </text:span><text:span text:style-name="T24">URL</text:span><text:span text:style-name="T16"> field that can be used by the API to store the source location after a fetch. A source-date field can be used to store the time of the fetch to allow for periodic re-fetching. For item access the </text:span><text:span text:style-name="T25">domain and path of the </text:span><text:span text:style-name="T16">source-</text:span><text:span text:style-name="T24">URL</text:span><text:span text:style-name="T16"> will be prepended to the partial path specification </text:span><text:span text:style-name="T26">(or item path </text:span><text:span text:style-name="T23">if </text:span><text:span text:style-name="T26">the leading path is empty/not-present</text:span><text:span text:style-name="T16">).</text:span></text:p>
      <text:p text:style-name="P251"><text:span text:style-name="T16">Example: A file at the </text:span><text:span text:style-name="T27">URL</text:span><text:span text:style-name="T16"> “</text:span><text:span text:style-name="T40">http://www.balancingrock.nl:</text:span><text:span text:style-name="T43">80</text:span><text:span text:style-name="T40">/brbon/test-file.brbon</text:span><text:span text:style-name="T16">” contains a block which has a partial path specification of “</text:span><text:span text:style-name="T41">ro</text:span><text:span text:style-name="T40">ot/second</text:span><text:span text:style-name="T16">” and has an item at path: “</text:span><text:span text:style-name="T40">book</text:span><text:span text:style-name="T42">s</text:span><text:span text:style-name="T40">/3/title</text:span><text:span text:style-name="T16">”. </text:span><text:span text:style-name="T17">If this item has to be accessed, the API user should use the path: “</text:span><text:span text:style-name="T41">www.balancingrock.nl/brbon/test-file.bron/root/second/book</text:span><text:span text:style-name="T42">s</text:span><text:span text:style-name="T41">/3/title</text:span><text:span text:style-name="T17">” to access this item.</text:span><text:span text:style-name="T16"> </text:span><text:span text:style-name="T17">It is up to the API to then either fetch the file, and extract the item from it, or to use a cached version of the file. Note that in neither case there is any guarantee of authenticity. The file may have been retrieved from an entirely different source from an entirely different path and even have an entirely different name.</text:span></text:p>
      <text:p text:style-name="P252"><text:span text:style-name="T18">I</text:span><text:span text:style-name="T1">f no URL is available a pseudo URL may be used, see Block Source URL below.</text:span></text:p>
      <text:p text:style-name="P131"><text:span text:style-name="T17">T</text:span><text:span text:style-name="T1">o guarantee authenticity encryption is used. A block-</text:span><text:span text:style-name="T18">header</text:span><text:span text:style-name="T1"> can specify the location of a public key that has to be used to decrypt the items in the block as well as the </text:span><text:span text:style-name="T18">encrypted copy of the block header. By comparing the decrypted block header with the encrypted block header certainty is achieved that the key from the proper location is used. </text:span><text:span text:style-name="T19">The same key is then used to decrypt the items in the block.</text:span></text:p>
      <text:h text:style-name="P156" text:outline-level="2">The block structure</text:h>
      <text:h text:style-name="P157" text:outline-level="3"><text:span text:style-name="T161">B</text:span><text:span text:style-name="T160">lock</text:span></text:h>
      <text:p text:style-name="P124"><text:span text:style-name="T124">A </text:span><text:span text:style-name="T74">Block</text:span><text:span text:style-name="T125"> is defined as follows:</text:span></text:p>
      <text:p text:style-name="P125">Block =</text:p>
      <text:p text:style-name="P123"><text:span text:style-name="T56"><text:tab/></text:span><text:span text:style-name="T57">B</text:span><text:span text:style-name="T56">lock_Header</text:span></text:p>
      <text:p text:style-name="P123"><text:span text:style-name="T56"><text:tab/></text:span><text:span text:style-name="T57">[</text:span><text:span text:style-name="T56">,</text:span><text:span text:style-name="T57">Unencrypted] | [,Encrypted]</text:span></text:p>
      <text:p text:style-name="P123"><text:span text:style-name="T57"><text:tab/></text:span><text:span text:style-name="T56">[,Block_Footer]</text:span></text:p>
      <text:p text:style-name="P132"><text:span text:style-name="T11">A </text:span><text:span text:style-name="T19">block is defined as a block-header followed by either unencrypted content or encrypted content and can be followed by a block-footer.</text:span></text:p>
      <text:p text:style-name="P121"><text:soft-page-break/><text:span text:style-name="T11">Of these only the </text:span><text:span text:style-name="T73">Block_Header</text:span><text:span text:style-name="T11"> is mandatory. </text:span><text:span text:style-name="T12">Whether or not a footer is present depends on the block type</text:span><text:span text:style-name="T11">.</text:span></text:p>
      <text:h text:style-name="P158" text:outline-level="4"><text:span text:style-name="T177">B</text:span>lock Header</text:h>
      <text:p text:style-name="P113">A <text:span text:style-name="T44">Block_Header</text:span> is defined as follows:</text:p>
      <text:p text:style-name="P38">Block_Header =</text:p>
      <text:p text:style-name="P38"/>
      <text:p text:style-name="P38"><text:tab/><text:span text:style-name="T104">Block_</text:span><text:span text:style-name="T106">Start_</text:span><text:span text:style-name="T104">Marker_</text:span><text:span text:style-name="T106">Byte_1</text:span><text:span text:style-name="T104">,<text:tab/><text:tab/><text:tab/><text:tab/>(* </text:span><text:span text:style-name="T106">1</text:span><text:span text:style-name="T104"> Byte *)</text:span></text:p>
      <text:p text:style-name="P38"><text:span text:style-name="T106"><text:tab/>B</text:span><text:span text:style-name="T104">lock_</text:span><text:span text:style-name="T106">Start</text:span><text:span text:style-name="T104">_Marker_</text:span><text:span text:style-name="T106">Byte_2</text:span><text:span text:style-name="T104">,<text:tab/><text:tab/><text:tab/><text:tab/>(* </text:span><text:span text:style-name="T106">1</text:span><text:span text:style-name="T104"> Byte *)</text:span></text:p>
      <text:p text:style-name="P38"><text:span text:style-name="T104"><text:tab/>Block_</text:span><text:span text:style-name="T106">Start</text:span><text:span text:style-name="T104">_Marker_</text:span><text:span text:style-name="T106">Byte_3</text:span><text:span text:style-name="T104">,<text:tab/><text:tab/><text:tab/><text:tab/>(* </text:span><text:span text:style-name="T106">1</text:span><text:span text:style-name="T104"> Byte *)</text:span></text:p>
      <text:p text:style-name="P30"><text:span text:style-name="T81"><text:tab/></text:span><text:span text:style-name="T78">Block_</text:span><text:span text:style-name="T79">Start</text:span><text:span text:style-name="T78">_Marker_</text:span><text:span text:style-name="T79">Byte_</text:span><text:span text:style-name="T88">4</text:span><text:span text:style-name="T78">,<text:tab/><text:tab/><text:tab/><text:tab/>(* </text:span><text:span text:style-name="T79">1</text:span><text:span text:style-name="T78"> Byte *)</text:span></text:p>
      <text:p text:style-name="P38"/>
      <text:p text:style-name="P52"><text:span text:style-name="T50"><text:tab/>Block_Type,<text:tab/><text:tab/><text:tab/><text:tab/><text:tab/><text:tab/>(* </text:span><text:span text:style-name="T67">1</text:span><text:span text:style-name="T50"> Byte *)</text:span></text:p>
      <text:p text:style-name="P52"><text:span text:style-name="T50"><text:tab/>Block_Options,<text:tab/><text:tab/><text:tab/><text:tab/><text:tab/><text:tab/>(* </text:span><text:span text:style-name="T67">1</text:span><text:span text:style-name="T50"> Byte *) </text:span></text:p>
      <text:p text:style-name="P56"><text:span text:style-name="T81"><text:tab/></text:span><text:span text:style-name="T50">Block_</text:span><text:span text:style-name="T61">Header_</text:span><text:span text:style-name="T60">Byte_Count</text:span><text:span text:style-name="T50">,<text:tab/><text:tab/><text:tab/><text:tab/></text:span><text:span text:style-name="T59">(* 2 Bytes *)</text:span><text:span text:style-name="T66">(*8*)</text:span></text:p>
      <text:p text:style-name="P167"><text:tab/>Block_Encrypted_Header_Byte_Count,<text:tab/><text:tab/>(* 2 Bytes *)</text:p>
      <text:p text:style-name="P168"><text:tab/>Block_Item_Count,<text:tab/><text:tab/><text:tab/><text:tab/><text:tab/>(* 2 Bytes *)</text:p>
      <text:p text:style-name="P31"><text:span text:style-name="T44"><text:tab/></text:span><text:span text:style-name="T91">Block_Byte_Count,<text:tab/><text:tab/><text:tab/><text:tab/><text:tab/>(* 4 Bytes *)(*8*)</text:span></text:p>
      <text:p text:style-name="P38"/>
      <text:p text:style-name="P39"><text:tab/><text:span text:style-name="T182">Block_Leading_Path_Byte_Count,<text:tab/><text:tab/><text:tab/>(* 2 Bytes *</text:span><text:span text:style-name="T192">)</text:span></text:p>
      <text:p text:style-name="P52"><text:span text:style-name="T50"><text:tab/></text:span><text:span text:style-name="T58">Block_Leading_Path_Offset,<text:tab/><text:tab/><text:tab/><text:tab/>(* 2 Bytes *)</text:span></text:p>
      <text:p text:style-name="P52"><text:span text:style-name="T51"/></text:p>
      <text:p text:style-name="P52"><text:span text:style-name="T50"><text:tab/></text:span><text:span text:style-name="T51">Block_</text:span><text:span text:style-name="T58">Source_</text:span><text:span text:style-name="T70">Identifier</text:span><text:span text:style-name="T51">_Byte_Count,<text:tab/><text:tab/>(* 2 Bytes *)</text:span></text:p>
      <text:p text:style-name="P177"><text:span text:style-name="T50"><text:tab/></text:span><text:span text:style-name="T51">Block_</text:span><text:span text:style-name="T58">Source_</text:span><text:span text:style-name="T70">Identifier</text:span><text:span text:style-name="T51">_Offset,<text:tab/><text:tab/><text:tab/>(* 2 Bytes *</text:span><text:span text:style-name="T66">)</text:span><text:span text:style-name="T69">(*8*)</text:span></text:p>
      <text:p text:style-name="P175"/>
      <text:p text:style-name="P46"><text:tab/>Block_Target_List_Byte_Count,<text:tab/><text:tab/><text:tab/>(* 2 Bytes *)</text:p>
      <text:p text:style-name="P178"><text:span text:style-name="T45"><text:tab/>Block_Target_List_Offset,<text:tab/><text:tab/><text:tab/><text:tab/></text:span><text:span text:style-name="T72">(* 2 Bytes *)</text:span></text:p>
      <text:p text:style-name="P48"/>
      <text:p text:style-name="P52"><text:span text:style-name="T52"><text:tab/></text:span><text:span text:style-name="T53">Block_Public_Key_Locator_Byte_Count,<text:tab/><text:tab/>(* 2 Bytes *)</text:span></text:p>
      <text:p text:style-name="P180"><text:span text:style-name="T53"><text:tab/>Block_P</text:span><text:span text:style-name="T68">ublic</text:span><text:span text:style-name="T53">_Key_Locator_Offset,<text:tab/><text:tab/><text:tab/>(* 2 Bytes *)</text:span><text:span text:style-name="T72">(*8*)</text:span></text:p>
      <text:p text:style-name="P180"><text:span text:style-name="T53"/></text:p>
      <text:p text:style-name="P179"><text:span text:style-name="T69"><text:tab/></text:span><text:span text:style-name="T71">Reserved_</text:span><text:span text:style-name="T72">1</text:span><text:span text:style-name="T71">,<text:tab/><text:tab/><text:tab/><text:tab/><text:tab/><text:tab/>(* 4 Bytes *)</text:span></text:p>
      <text:p text:style-name="P49"/>
      <text:p text:style-name="P174"><text:span text:style-name="T182"><text:tab/>Block_</text:span><text:span text:style-name="T183">Minimum_Time_Between_Fetches</text:span><text:span text:style-name="T182">,<text:tab/><text:tab/>(* 4 bytes *)</text:span><text:span text:style-name="T202">(*8*)</text:span></text:p>
      <text:p text:style-name="P53"><text:span text:style-name="T52"><text:tab/></text:span><text:span text:style-name="T53">Block_Creation_Timestamp,<text:tab/><text:tab/><text:tab/><text:tab/>(* </text:span><text:span text:style-name="T59">8</text:span><text:span text:style-name="T53"> Bytes *)</text:span><text:span text:style-name="T59">(*8*)</text:span></text:p>
      <text:p text:style-name="P53"><text:span text:style-name="T53"><text:tab/>Block_Modification_Timestamp,<text:tab/><text:tab/><text:tab/>(* </text:span><text:span text:style-name="T59">8</text:span><text:span text:style-name="T53"> Bytes *)</text:span><text:span text:style-name="T59">(*8*)</text:span></text:p>
      <text:p text:style-name="P53"><text:span text:style-name="T51"><text:tab/></text:span><text:span text:style-name="T58">Block_Fetch_Timestamp,<text:tab/><text:tab/><text:tab/><text:tab/>(* 8 bytes *)</text:span><text:span text:style-name="T59">(*8*</text:span><text:span text:style-name="T68">)</text:span></text:p>
      <text:p text:style-name="P169"/>
      <text:p text:style-name="P54"><text:span text:style-name="T58"><text:tab/></text:span><text:span text:style-name="T63">Block_Description_Byte_Count,<text:tab/><text:tab/><text:tab/>(* 2 Bytes *)</text:span></text:p>
      <text:p text:style-name="P55"><text:span text:style-name="T45"><text:tab/>Block_Description_Offset,<text:tab/><text:tab/><text:tab/><text:tab/>(* 2 Bytes *)</text:span><text:span text:style-name="T64">(*8*)</text:span></text:p>
      <text:p text:style-name="P170"/>
      <text:p text:style-name="P170"><text:tab/>Block_Tags_Count,<text:tab/><text:tab/><text:tab/><text:tab/><text:tab/>(* 1 Byte *)</text:p>
      <text:p text:style-name="P170"><text:tab/>Block_Tags_Byte_Count,<text:tab/><text:tab/><text:tab/><text:tab/>(* 1 Byte *)</text:p>
      <text:p text:style-name="P170"><text:tab/>Block_Tags_Offset,<text:tab/><text:tab/><text:tab/><text:tab/><text:tab/>(* 2 Bytes *)</text:p>
      <text:p text:style-name="P170"/>
      <text:p text:style-name="P54"><text:span text:style-name="T58"><text:tab/></text:span><text:span text:style-name="T62">Reserved_</text:span><text:span text:style-name="T68">2</text:span><text:span text:style-name="T62">,<text:tab/><text:tab/><text:tab/><text:tab/><text:tab/><text:tab/>(* 4 Bytes *)(*8*)</text:span></text:p>
      <text:p text:style-name="P47"/>
      <text:p text:style-name="P30"><text:span text:style-name="T81"><text:tab/></text:span><text:span text:style-name="T89">Block_</text:span><text:span text:style-name="T88">Type_Dependent_</text:span><text:span text:style-name="T90">Header</text:span><text:span text:style-name="T88">,<text:tab/><text:tab/><text:tab/>(* N*8 Bytes *)</text:span><text:span text:style-name="T90">(*8*)</text:span></text:p>
      <text:p text:style-name="P44"/>
      <text:p text:style-name="P44"><text:tab/><text:span text:style-name="T187">Block_Header_Variable_Storage,<text:tab/><text:tab/><text:tab/>(* N*8 Bytes *)(*8*)</text:span></text:p>
      <text:p text:style-name="P44"/>
      <text:p text:style-name="P52"><text:soft-page-break/><text:span text:style-name="T54"><text:tab/></text:span><text:span text:style-name="T65">Block_</text:span><text:span text:style-name="T55">Random_Bytes</text:span><text:span text:style-name="T54">,<text:tab/><text:tab/><text:tab/><text:tab/><text:tab/>(* </text:span><text:span text:style-name="T55">6</text:span><text:span text:style-name="T54"> Bytes *)</text:span></text:p>
      <text:p text:style-name="P38"><text:span text:style-name="T104"><text:tab/>Block_</text:span><text:span text:style-name="T105">Header_</text:span><text:span text:style-name="T104">CRC_16,<text:tab/><text:tab/><text:tab/><text:tab/><text:tab/>(* </text:span><text:span text:style-name="T105">2 Bytes *)</text:span></text:p>
      <text:p text:style-name="P38"/>
      <text:h text:style-name="Heading_20_5" text:outline-level="5"><text:span text:style-name="T104">Block </text:span><text:span text:style-name="T106">Start </text:span><text:span text:style-name="T104">Marker </text:span><text:span text:style-name="T106">Byte</text:span><text:span text:style-name="T205">s</text:span><text:span text:style-name="T106"> 1, </text:span><text:span text:style-name="T191">2, 3 and 4</text:span></text:h>
      <text:p text:style-name="Text_20_body"><text:span text:style-name="T127">T</text:span><text:span text:style-name="T126">he first of a series of bytes that </text:span><text:span text:style-name="T128">allow identification of the start of a block header in a random stream of dat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29">Name</text:p>
          </table:table-cell>
          <table:table-cell table:style-name="Table17.A1" office:value-type="string">
            <text:p text:style-name="P146"><text:span text:style-name="T205">Offset (Hex)</text:span></text:p>
          </table:table-cell>
          <table:table-cell table:style-name="Table17.A1" office:value-type="string">
            <text:p text:style-name="P228">Type</text:p>
          </table:table-cell>
          <table:table-cell table:style-name="Table17.D1" office:value-type="string">
            <text:p text:style-name="P227">Value</text:p>
          </table:table-cell>
        </table:table-row>
        <table:table-row table:style-name="TableLine94878692393280">
          <table:table-cell table:style-name="Table17.A4" office:value-type="string">
            <text:p text:style-name="P203"><text:span text:style-name="T205">Block Start Marker Byte </text:span>1</text:p>
          </table:table-cell>
          <table:table-cell table:style-name="Table17.B2" office:value-type="string">
            <text:p text:style-name="P206"><text:span text:style-name="T207">0x0</text:span>0</text:p>
          </table:table-cell>
          <table:table-cell table:style-name="Table17.C2" office:value-type="string">
            <text:p text:style-name="P207">UInt-8</text:p>
          </table:table-cell>
          <table:table-cell table:style-name="Table17.D2" office:value-type="string">
            <text:p text:style-name="P205">0xA5</text:p>
          </table:table-cell>
        </table:table-row>
        <table:table-row table:style-name="TableLine94878692417792">
          <table:table-cell table:style-name="Table17.A4" office:value-type="string">
            <text:p text:style-name="P204"><text:span text:style-name="T205">Block Start Marker Byte </text:span>2</text:p>
          </table:table-cell>
          <table:table-cell table:style-name="Table17.B3" office:value-type="string">
            <text:p text:style-name="P206"><text:span text:style-name="T207">0x0</text:span>1</text:p>
          </table:table-cell>
          <table:table-cell table:style-name="Table17.C3" office:value-type="string">
            <text:p text:style-name="P207">UInt-8</text:p>
          </table:table-cell>
          <table:table-cell table:style-name="Table17.D3" office:value-type="string">
            <text:p text:style-name="P205">0x7E</text:p>
          </table:table-cell>
        </table:table-row>
        <table:table-row table:style-name="TableLine94878692425312">
          <table:table-cell table:style-name="Table17.A4" office:value-type="string">
            <text:p text:style-name="P204"><text:span text:style-name="T205">Block Start Marker Byte </text:span>3</text:p>
          </table:table-cell>
          <table:table-cell table:style-name="Table17.B4" office:value-type="string">
            <text:p text:style-name="P206"><text:span text:style-name="T207">0x0</text:span>2</text:p>
          </table:table-cell>
          <table:table-cell table:style-name="Table17.C4" office:value-type="string">
            <text:p text:style-name="P207">UInt-8</text:p>
          </table:table-cell>
          <table:table-cell table:style-name="Table17.D4" office:value-type="string">
            <text:p text:style-name="P205">0x81</text:p>
          </table:table-cell>
        </table:table-row>
        <table:table-row table:style-name="TableLine94878692434768">
          <table:table-cell table:style-name="Table17.A5" office:value-type="string">
            <text:p text:style-name="P204"><text:span text:style-name="T205">Block Start Marker Byte </text:span>4</text:p>
          </table:table-cell>
          <table:table-cell table:style-name="Table17.B5" office:value-type="string">
            <text:p text:style-name="P206"><text:span text:style-name="T207">0x0</text:span>3</text:p>
          </table:table-cell>
          <table:table-cell table:style-name="Table17.C5" office:value-type="string">
            <text:p text:style-name="P207">UInt-8</text:p>
          </table:table-cell>
          <table:table-cell table:style-name="Table17.D5" office:value-type="string">
            <text:p text:style-name="P205">0x5A</text:p>
          </table:table-cell>
        </table:table-row>
      </table:table>
      <text:p text:style-name="P231">Note: The sequence of the block start markers is fixed and independent of the endianness of the block.</text:p>
      <text:p text:style-name="P237">A block is identified in two steps:</text:p>
      <text:p text:style-name="P237">First the block start markers must appear in the correct order.</text:p>
      <text:p text:style-name="P238">Secondly the block header byte count will be read and a <text:span text:style-name="T206">crc1</text:span>6 <text:span text:style-name="T206">will be calculated over the entire block header byte sequence excluding the block header crc16. (Using the reverse polynomial 0x8005 (= 0xA001 reversed) and 0 as the start seed).</text:span></text:p>
      <text:p text:style-name="P245"><text:span text:style-name="T142">If the calculated crc-16 is not equal to the block header crc16 then the block start markers do not indicate the start of a block header. </text:span><text:span text:style-name="T143">If the byte sequence reader is not synchronized, scanning for block start markers should continue at the first byte after the </text:span><text:span text:style-name="T144">evaluated</text:span><text:span text:style-name="T143"> block start markers. If the byte sequence reader is synchronized (as will often be the case for files that contain only a single block) then the failure to verify a block start is an error.</text:span></text:p>
      <text:p text:style-name="P246"><text:span text:style-name="T129">Additionally</text:span><text:span text:style-name="T126">; If a maximum block header byte count is known the above process may be preempted after it has been found that the block header byte count as read from the stream is too large.</text:span></text:p>
      <text:p text:style-name="P247"><text:span text:style-name="T143">Without a known maximum block header byte count up to 64KByte </text:span><text:span text:style-name="T144">(the maximum block header size) </text:span><text:span text:style-name="T143">of raw data may </text:span><text:span text:style-name="T144">need to </text:span><text:span text:style-name="T143">be </text:span><text:span text:style-name="T144">stored to allow block header detection.</text:span></text:p>
      <text:h text:style-name="P161" text:outline-level="5">Block Type</text:h>
      <text:p text:style-name="P240">The type of content contained in this bloc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40">Name</text:p>
          </table:table-cell>
          <table:table-cell table:style-name="Table20.A1" office:value-type="string">
            <text:p text:style-name="P146">Offset <text:span text:style-name="T195">(Hex)</text:span></text:p>
          </table:table-cell>
          <table:table-cell table:style-name="Table20.A1" office:value-type="string">
            <text:p text:style-name="P146">Type</text:p>
          </table:table-cell>
          <table:table-cell table:style-name="Table20.D1" office:value-type="string">
            <text:p text:style-name="P140">Valid <text:span text:style-name="T196">R</text:span>ange</text:p>
          </table:table-cell>
        </table:table-row>
        <table:table-row table:style-name="TableLine94878692497600">
          <table:table-cell table:style-name="Table20.A2" office:value-type="string">
            <text:p text:style-name="P91">Block Type</text:p>
          </table:table-cell>
          <table:table-cell table:style-name="Table20.A2" office:value-type="string">
            <text:p text:style-name="P92"><text:span text:style-name="T207">0x0</text:span>4</text:p>
          </table:table-cell>
          <table:table-cell table:style-name="Table20.A2" office:value-type="string">
            <text:p text:style-name="P92">UInt-8</text:p>
          </table:table-cell>
          <table:table-cell table:style-name="Table20.D2" office:value-type="string">
            <text:p text:style-name="P95">See table below</text:p>
          </table:table-cell>
        </table:table-row>
      </table:table>
      <text:p text:style-name="P241">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46">Type</text:p>
          </table:table-cell>
          <table:table-cell table:style-name="Table18.A1" office:value-type="string">
            <text:p text:style-name="P140">Purpose</text:p>
          </table:table-cell>
          <table:table-cell table:style-name="Table18.A1" office:value-type="string">
            <text:p text:style-name="P146">Uses <text:span text:style-name="T194">Block Byte Count</text:span></text:p>
          </table:table-cell>
          <table:table-cell table:style-name="Table18.D1" office:value-type="string">
            <text:p text:style-name="P152">Uses Footer</text:p>
          </table:table-cell>
        </table:table-row>
        <table:table-row table:style-name="TableLine94878692512720">
          <table:table-cell table:style-name="Table18.A2" office:value-type="string">
            <text:p text:style-name="P89">1</text:p>
          </table:table-cell>
          <table:table-cell table:style-name="Table18.A2" office:value-type="string">
            <text:p text:style-name="P88">Contains a single top level item.</text:p>
          </table:table-cell>
          <table:table-cell table:style-name="Table18.A2" office:value-type="string">
            <text:p text:style-name="P89">Yes.</text:p>
          </table:table-cell>
          <table:table-cell table:style-name="Table18.D2" office:value-type="string">
            <text:p text:style-name="P90">Yes</text:p>
          </table:table-cell>
        </table:table-row>
      </table:table>
      <text:p text:style-name="P240">No other block types are defined at this time.</text:p>
      <text:p text:style-name="P241"><text:soft-page-break/>If this table specifies ‘Yes’ for either Uses_Block_Byte_Count or Uses_Footer, then these values MUST be used and present. Absence would violate the block validity and should lead to rejection of the block.</text:p>
      <text:p text:style-name="P241">If this table specifies ‘Optional’ for either Uses_Block_Byte_Count or Uses_Footer, then these values may be used and present. Other conditions may apply as specified for the block type.</text:p>
      <text:h text:style-name="P161" text:outline-level="5">Block Options</text:h>
      <text:p text:style-name="P232">The options that apply to this block.</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41">Name</text:p>
          </table:table-cell>
          <table:table-cell table:style-name="Table21.B1" office:value-type="string">
            <text:p text:style-name="P147">Offset <text:span text:style-name="T195">(Hex)</text:span></text:p>
          </table:table-cell>
          <table:table-cell table:style-name="Table21.C1" office:value-type="string">
            <text:p text:style-name="P147">Type</text:p>
          </table:table-cell>
          <table:table-cell table:style-name="Table21.D1" office:value-type="string">
            <text:p text:style-name="P141">Valid <text:span text:style-name="T196">R</text:span>ange</text:p>
          </table:table-cell>
        </table:table-row>
        <table:table-row table:style-name="TableLine94878692531952">
          <table:table-cell table:style-name="Table21.A2" office:value-type="string">
            <text:p text:style-name="P95">Block Options</text:p>
          </table:table-cell>
          <table:table-cell table:style-name="Table21.B2" office:value-type="string">
            <text:p text:style-name="P92"><text:span text:style-name="T201">0x0</text:span>5</text:p>
          </table:table-cell>
          <table:table-cell table:style-name="Table21.C2" office:value-type="string">
            <text:p text:style-name="P92">UInt-8</text:p>
          </table:table-cell>
          <table:table-cell table:style-name="Table21.D2" office:value-type="string">
            <text:p text:style-name="P95">See table below</text:p>
          </table:table-cell>
        </table:table-row>
      </table:table>
      <text:p text:style-name="P241">Valid Range:</text:p>
      <table:table table:name="Table19" table:style-name="Table19">
        <table:table-column table:style-name="Table19.A"/>
        <table:table-column table:style-name="Table19.B"/>
        <table:table-row table:style-name="Table19.1">
          <table:table-cell table:style-name="Table19.A1" office:value-type="string">
            <text:p text:style-name="P146">Bit</text:p>
          </table:table-cell>
          <table:table-cell table:style-name="Table19.B1" office:value-type="string">
            <text:p text:style-name="P140">Purpose</text:p>
          </table:table-cell>
        </table:table-row>
        <table:table-row table:style-name="TableLine94878692556496">
          <table:table-cell table:style-name="Table19.A2" office:value-type="string">
            <text:p text:style-name="P87">0</text:p>
          </table:table-cell>
          <table:table-cell table:style-name="Table19.B2" office:value-type="string">
            <text:p text:style-name="P182">Endianness of the block, 0 = Big Endian, 1 = Little Endian.</text:p>
          </table:table-cell>
        </table:table-row>
        <table:table-row table:style-name="TableLine94878692557776">
          <table:table-cell table:style-name="Table19.A2" office:value-type="string">
            <text:p text:style-name="P87">1</text:p>
          </table:table-cell>
          <table:table-cell table:style-name="Table19.B2" office:value-type="string">
            <text:p text:style-name="P105"><text:span text:style-name="T20">Usage of Block Byte Count field</text:span><text:span text:style-name="T21">, </text:span><text:span text:style-name="T20">0 = Not Used, 1 = Used.</text:span></text:p>
          </table:table-cell>
        </table:table-row>
        <table:table-row table:style-name="TableLine94878692558416">
          <table:table-cell table:style-name="Table19.A2" office:value-type="string">
            <text:p text:style-name="P87">2</text:p>
          </table:table-cell>
          <table:table-cell table:style-name="Table19.B2" office:value-type="string">
            <text:p text:style-name="P105"><text:span text:style-name="T20">Usage of Block Footer</text:span><text:span text:style-name="T21">, </text:span><text:span text:style-name="T20">0 = Not present, 1 = Present.</text:span></text:p>
          </table:table-cell>
        </table:table-row>
        <table:table-row table:style-name="TableLine94878692559216">
          <table:table-cell table:style-name="Table19.A2" office:value-type="string">
            <text:p text:style-name="P87">3</text:p>
          </table:table-cell>
          <table:table-cell table:style-name="Table19.B2" office:value-type="string">
            <text:p text:style-name="P105"><text:span text:style-name="T22">Usage of Authentication</text:span><text:span text:style-name="T21">, </text:span><text:span text:style-name="T22">0 = Not present, 1 = Present.</text:span></text:p>
          </table:table-cell>
        </table:table-row>
        <table:table-row table:style-name="TableLine94878692560016">
          <table:table-cell table:style-name="Table19.A2" office:value-type="string">
            <text:p text:style-name="P87">4</text:p>
          </table:table-cell>
          <table:table-cell table:style-name="Table19.B2" office:value-type="string">
            <text:p text:style-name="P86">Not used, must be zero.</text:p>
          </table:table-cell>
        </table:table-row>
        <table:table-row table:style-name="TableLine94878692560768">
          <table:table-cell table:style-name="Table19.A2" office:value-type="string">
            <text:p text:style-name="P87">5</text:p>
          </table:table-cell>
          <table:table-cell table:style-name="Table19.B2" office:value-type="string">
            <text:p text:style-name="P86">Not used, must be zero.</text:p>
          </table:table-cell>
        </table:table-row>
        <table:table-row table:style-name="TableLine94878692561568">
          <table:table-cell table:style-name="Table19.A2" office:value-type="string">
            <text:p text:style-name="P87">6</text:p>
          </table:table-cell>
          <table:table-cell table:style-name="Table19.B8" office:value-type="string">
            <text:p text:style-name="P86">Not used, must be zero.</text:p>
          </table:table-cell>
        </table:table-row>
        <table:table-row table:style-name="TableLine94878692562720">
          <table:table-cell table:style-name="Table19.A2" office:value-type="string">
            <text:p text:style-name="P87">7</text:p>
          </table:table-cell>
          <table:table-cell table:style-name="Table19.B2" office:value-type="string">
            <text:p text:style-name="P86">Not used, must be zero.</text:p>
          </table:table-cell>
        </table:table-row>
      </table:table>
      <text:p text:style-name="P110"><text:span text:style-name="T170">N</text:span><text:span text:style-name="T123">ote: </text:span><text:span text:style-name="T172">If an option is specified as present, the associated data for that feature </text:span><text:span text:style-name="T176">must</text:span><text:span text:style-name="T162"> </text:span><text:span text:style-name="T173">be present. Absence of that data should result in rejection of the block.</text:span></text:p>
      <text:h text:style-name="Heading_20_5" text:outline-level="5"><text:span text:style-name="T163">Block </text:span><text:span text:style-name="T164">Header </text:span><text:span text:style-name="T165">Byte Count</text:span></text:h>
      <text:p text:style-name="P133"><text:span text:style-name="T130">T</text:span><text:span text:style-name="T126">he number of bytes in the unencrypted block header.</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42">Name</text:p>
          </table:table-cell>
          <table:table-cell table:style-name="Table22.B1" office:value-type="string">
            <text:p text:style-name="P148">Offset <text:span text:style-name="T195">(Hex)</text:span></text:p>
          </table:table-cell>
          <table:table-cell table:style-name="Table22.C1" office:value-type="string">
            <text:p text:style-name="P148">Type</text:p>
          </table:table-cell>
          <table:table-cell table:style-name="Table22.D1" office:value-type="string">
            <text:p text:style-name="P142">Valid <text:span text:style-name="T196">R</text:span>ange</text:p>
          </table:table-cell>
        </table:table-row>
        <table:table-row table:style-name="TableLine94878692576480">
          <table:table-cell table:style-name="Table22.A2" office:value-type="string">
            <text:p text:style-name="P106"><text:span text:style-name="T31">Block </text:span><text:span text:style-name="T32">Header Byte Count</text:span></text:p>
          </table:table-cell>
          <table:table-cell table:style-name="Table22.B2" office:value-type="string">
            <text:p text:style-name="P96"><text:span text:style-name="T201">0x0</text:span>6</text:p>
          </table:table-cell>
          <table:table-cell table:style-name="Table22.C2" office:value-type="string">
            <text:p text:style-name="P93">UInt-<text:span text:style-name="T197">16</text:span></text:p>
          </table:table-cell>
          <table:table-cell table:style-name="Table22.D2" office:value-type="string">
            <text:p text:style-name="P97">&lt;&gt; .. 2^16-1 (65,535)</text:p>
          </table:table-cell>
        </table:table-row>
      </table:table>
      <text:p text:style-name="P233">The count shall not include the bytes used by the encrypted header block (if present).</text:p>
      <text:h text:style-name="P161" text:outline-level="5">Block Encrypted Header Byte Count</text:h>
      <text:p text:style-name="P234">The number of bytes in the encrypted header.</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43">Name</text:p>
          </table:table-cell>
          <table:table-cell table:style-name="Table23.B1" office:value-type="string">
            <text:p text:style-name="P149">Offset <text:span text:style-name="T201">(Hex)</text:span></text:p>
          </table:table-cell>
          <table:table-cell table:style-name="Table23.C1" office:value-type="string">
            <text:p text:style-name="P149">Type</text:p>
          </table:table-cell>
          <table:table-cell table:style-name="Table23.D1" office:value-type="string">
            <text:p text:style-name="P143">Valid <text:span text:style-name="T196">R</text:span>ange</text:p>
          </table:table-cell>
        </table:table-row>
        <table:table-row table:style-name="TableLine94878692594704">
          <table:table-cell table:style-name="Table23.A2" office:value-type="string">
            <text:p text:style-name="P107"><text:span text:style-name="T31">Block </text:span><text:span text:style-name="T33">Encrypted </text:span><text:span text:style-name="T32">Header Byte Count</text:span></text:p>
          </table:table-cell>
          <table:table-cell table:style-name="Table23.B2" office:value-type="string">
            <text:p text:style-name="P98"><text:span text:style-name="T201">0x0</text:span>8</text:p>
          </table:table-cell>
          <table:table-cell table:style-name="Table23.C2" office:value-type="string">
            <text:p text:style-name="P94">UInt-<text:span text:style-name="T197">16</text:span></text:p>
          </table:table-cell>
          <table:table-cell table:style-name="Table23.D2" office:value-type="string">
            <text:p text:style-name="P107"><text:span text:style-name="T33">0 </text:span><text:span text:style-name="T32">.. 2^16-1 (65,535)</text:span></text:p>
          </table:table-cell>
        </table:table-row>
      </table:table>
      <text:p text:style-name="P134"><text:span text:style-name="T131">If this number is zero, </text:span><text:span text:style-name="T132">the</text:span><text:span text:style-name="T131"> public key location </text:span><text:span text:style-name="T133">must</text:span><text:span text:style-name="T132"> be empty</text:span><text:span text:style-name="T131">.</text:span></text:p>
      <text:p text:style-name="P136"><text:span text:style-name="T131">T</text:span><text:span text:style-name="T132">h</text:span><text:span text:style-name="T133">is</text:span><text:span text:style-name="T132"> block should be rejected if this value is zero and a public key location is present.</text:span></text:p>
      <text:p text:style-name="P135"><text:span text:style-name="T132">T</text:span><text:span text:style-name="T126">h</text:span><text:span text:style-name="T133">is</text:span><text:span text:style-name="T126"> block should be rejected if this value is non-zero and no public key location is present.</text:span></text:p>
      <text:h text:style-name="P162" text:outline-level="5"><text:soft-page-break/>Block Item Count</text:h>
      <text:p text:style-name="P235">The number of top level items in this block.</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44">Name</text:p>
          </table:table-cell>
          <table:table-cell table:style-name="Table24.B1" office:value-type="string">
            <text:p text:style-name="P150">Offset <text:span text:style-name="T198">(Hex)</text:span></text:p>
          </table:table-cell>
          <table:table-cell table:style-name="Table24.C1" office:value-type="string">
            <text:p text:style-name="P150">Type</text:p>
          </table:table-cell>
          <table:table-cell table:style-name="Table24.D1" office:value-type="string">
            <text:p text:style-name="P144">Valid <text:span text:style-name="T196">R</text:span>ange</text:p>
          </table:table-cell>
        </table:table-row>
        <table:table-row table:style-name="TableLine94878692616560">
          <table:table-cell table:style-name="Table24.A2" office:value-type="string">
            <text:p text:style-name="P108"><text:span text:style-name="T31">Block </text:span><text:span text:style-name="T34">Item</text:span><text:span text:style-name="T32"> Count</text:span></text:p>
          </table:table-cell>
          <table:table-cell table:style-name="Table24.B2" office:value-type="string">
            <text:p text:style-name="P99">0x0A</text:p>
          </table:table-cell>
          <table:table-cell table:style-name="Table24.C2" office:value-type="string">
            <text:p text:style-name="P109">UInt-<text:span text:style-name="T197">16</text:span></text:p>
          </table:table-cell>
          <table:table-cell table:style-name="Table24.D2" office:value-type="string">
            <text:p text:style-name="P108"><text:span text:style-name="T33">0 </text:span><text:span text:style-name="T32">.. 2^16-1 (65,535)</text:span></text:p>
          </table:table-cell>
        </table:table-row>
      </table:table>
      <text:p text:style-name="P236">For a type 1 block this number must be 1.</text:p>
      <text:p text:style-name="P139"><text:span text:style-name="T133">T</text:span><text:span text:style-name="T135">his block should be rejected if it is a type 1 block with a block item count not equal to 1.</text:span></text:p>
      <text:h text:style-name="P163" text:outline-level="5">Block Byte Count</text:h>
      <text:p text:style-name="P120"><text:span text:style-name="T171">T</text:span><text:span text:style-name="T123">he total number of bytes in this block.</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45">Name</text:p>
          </table:table-cell>
          <table:table-cell table:style-name="Table25.B1" office:value-type="string">
            <text:p text:style-name="P151">Offset <text:span text:style-name="T198">(Hex)</text:span></text:p>
          </table:table-cell>
          <table:table-cell table:style-name="Table25.C1" office:value-type="string">
            <text:p text:style-name="P151">Type</text:p>
          </table:table-cell>
          <table:table-cell table:style-name="Table25.D1" office:value-type="string">
            <text:p text:style-name="P145">Valid <text:span text:style-name="T196">R</text:span>ange</text:p>
          </table:table-cell>
        </table:table-row>
        <table:table-row table:style-name="TableLine94878692641264">
          <table:table-cell table:style-name="Table25.A2" office:value-type="string">
            <text:p text:style-name="P193"><text:span text:style-name="T196">Block </text:span><text:span text:style-name="T199">Byte</text:span><text:span text:style-name="T197"> Count</text:span></text:p>
          </table:table-cell>
          <table:table-cell table:style-name="Table25.B2" office:value-type="string">
            <text:p text:style-name="P199">0x0<text:span text:style-name="T199">C</text:span></text:p>
          </table:table-cell>
          <table:table-cell table:style-name="Table25.C2" office:value-type="string">
            <text:p text:style-name="P186">UInt-<text:span text:style-name="T199">32</text:span></text:p>
          </table:table-cell>
          <table:table-cell table:style-name="Table25.D2" office:value-type="string">
            <text:p text:style-name="P193"><text:span text:style-name="T204">0 </text:span><text:span text:style-name="T197">.. 2^</text:span><text:span text:style-name="T199">32</text:span><text:span text:style-name="T197">-1 (</text:span><text:span text:style-name="T174">4,294,967,295</text:span><text:span text:style-name="T197">)</text:span></text:p>
          </table:table-cell>
        </table:table-row>
      </table:table>
      <text:p text:style-name="P137"><text:span text:style-name="T134">The block byte count is </text:span><text:span text:style-name="T136">mandatory</text:span><text:span text:style-name="T134"> for block type 1. For other block types it should be set to zero.</text:span></text:p>
      <text:p text:style-name="P138"><text:span text:style-name="T134">I</text:span><text:span text:style-name="T126">f a block byte count is deemed to be invalid, the block should be rejected.</text:span></text:p>
      <text:h text:style-name="P161" text:outline-level="5">Block Leading Path</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45">Name</text:p>
          </table:table-cell>
          <table:table-cell table:style-name="Table26.B1" office:value-type="string">
            <text:p text:style-name="P151">Offset <text:span text:style-name="T198">(Hex)</text:span></text:p>
          </table:table-cell>
          <table:table-cell table:style-name="Table26.C1" office:value-type="string">
            <text:p text:style-name="P151">Type</text:p>
          </table:table-cell>
          <table:table-cell table:style-name="Table26.D1" office:value-type="string">
            <text:p text:style-name="P145">Valid <text:span text:style-name="T196">R</text:span>ange</text:p>
          </table:table-cell>
        </table:table-row>
        <table:table-row table:style-name="TableLine94878692654880">
          <table:table-cell table:style-name="Table26.A2" office:value-type="string">
            <text:p text:style-name="P191"><text:span text:style-name="T196">Block </text:span><text:span text:style-name="T199">Leading Path </text:span><text:span text:style-name="T200">Byte Count</text:span></text:p>
          </table:table-cell>
          <table:table-cell table:style-name="Table26.B2" office:value-type="string">
            <text:p text:style-name="P197">0x<text:span text:style-name="T199">1</text:span><text:span text:style-name="T202">0</text:span></text:p>
          </table:table-cell>
          <table:table-cell table:style-name="Table26.C2" office:value-type="string">
            <text:p text:style-name="P184">UInt-<text:span text:style-name="T199">16</text:span></text:p>
          </table:table-cell>
          <table:table-cell table:style-name="Table26.D2" office:value-type="string">
            <text:p text:style-name="P191"><text:span text:style-name="T200">0 .</text:span><text:span text:style-name="T199">. </text:span><text:span text:style-name="T200">2^16-1 (65,535)</text:span></text:p>
          </table:table-cell>
        </table:table-row>
        <table:table-row table:style-name="TableLine94878692654880">
          <table:table-cell table:style-name="Table26.A3" office:value-type="string">
            <text:p text:style-name="P192"><text:span text:style-name="T196">Block </text:span><text:span text:style-name="T199">Leading Path </text:span><text:span text:style-name="T201">Offset</text:span></text:p>
          </table:table-cell>
          <table:table-cell table:style-name="Table26.B3" office:value-type="string">
            <text:p text:style-name="P198">0x<text:span text:style-name="T199">1</text:span><text:span text:style-name="T202">2</text:span></text:p>
          </table:table-cell>
          <table:table-cell table:style-name="Table26.C3" office:value-type="string">
            <text:p text:style-name="P185">UInt-<text:span text:style-name="T199">16</text:span></text:p>
          </table:table-cell>
          <table:table-cell table:style-name="Table26.D3" office:value-type="string">
            <text:p text:style-name="P192"><text:span text:style-name="T200">0 .</text:span><text:span text:style-name="T199">. </text:span><text:span text:style-name="T200">2^16-1 (65,535)</text:span></text:p>
          </table:table-cell>
        </table:table-row>
      </table:table>
      <text:p text:style-name="P243"><text:span text:style-name="T134">T</text:span><text:span text:style-name="T137">he Leading Path is a sequence of bytes (usually a readable string) that </text:span><text:span text:style-name="T140">is</text:span><text:span text:style-name="T137"> to be prepended to the path of any item in the block. The ASCII-slash (0x2F, “/”) can be used as a separator character between sub-sequences. If the Leading Path does not end in a slash character it will be assumed to end in a slash. A sequence of slash characters must be treated as a single slash. Note that this makes it impossible to use a slash as part of </text:span><text:span text:style-name="T138">a </text:span><text:span text:style-name="T137">Leading Path sub sequence.</text:span></text:p>
      <text:p text:style-name="P243"><text:span text:style-name="T137">A Leading Path consisting only of slash characters must be treated as an empty Leading Path.</text:span></text:p>
      <text:p text:style-name="P242"><text:span text:style-name="T134">I</text:span><text:span text:style-name="T126">f there is no </text:span><text:span text:style-name="T139">L</text:span><text:span text:style-name="T126">eading </text:span><text:span text:style-name="T139">P</text:span><text:span text:style-name="T126">ath for this block, th</text:span><text:span text:style-name="T138">e Leading Path Byte Count </text:span><text:span text:style-name="T126">should be set to zero.</text:span></text:p>
      <text:p text:style-name="P244"><text:span text:style-name="T139">The Leading Path Offset is counted from the start of the block. </text:span><text:span text:style-name="T140">When added</text:span><text:span text:style-name="T139"> to </text:span><text:span text:style-name="T140">the count of the first block byte it yields the count of the first Leading Path sequence byte</text:span><text:span text:style-name="T139">. </text:span><text:span text:style-name="T140">(Note: </text:span><text:span text:style-name="T139">The first byte of a block has an offset of zero</text:span><text:span text:style-name="T140">)</text:span></text:p>
      <text:h text:style-name="P166" text:outline-level="5"><text:span text:style-name="T166">B</text:span><text:span text:style-name="T167">lock </text:span><text:span text:style-name="T168">Source </text:span><text:span text:style-name="T169">URL</text:span></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9">Name</text:p>
          </table:table-cell>
          <table:table-cell table:style-name="Table27.B1" office:value-type="string">
            <text:p text:style-name="P223">Offset <text:span text:style-name="T198">(Hex)</text:span></text:p>
          </table:table-cell>
          <table:table-cell table:style-name="Table27.C1" office:value-type="string">
            <text:p text:style-name="P223">Type</text:p>
          </table:table-cell>
          <table:table-cell table:style-name="Table27.D1" office:value-type="string">
            <text:p text:style-name="P219">Valid <text:span text:style-name="T196">R</text:span>ange</text:p>
          </table:table-cell>
        </table:table-row>
        <table:table-row table:style-name="TableLine94878713705136">
          <table:table-cell table:style-name="Table27.A2" office:value-type="string">
            <text:p text:style-name="P215"><text:span text:style-name="T31">Block </text:span><text:span text:style-name="T38">Source </text:span><text:span text:style-name="T39">URL</text:span><text:span text:style-name="T35"> </text:span><text:span text:style-name="T36">Byte Count</text:span></text:p>
          </table:table-cell>
          <table:table-cell table:style-name="Table27.B2" office:value-type="string">
            <text:p text:style-name="P214">0x<text:span text:style-name="T199">1</text:span><text:span text:style-name="T203">4</text:span></text:p>
          </table:table-cell>
          <table:table-cell table:style-name="Table27.C2" office:value-type="string">
            <text:p text:style-name="P183">UInt-<text:span text:style-name="T199">16</text:span></text:p>
          </table:table-cell>
          <table:table-cell table:style-name="Table27.D2" office:value-type="string">
            <text:p text:style-name="P190"><text:span text:style-name="T200">0 .</text:span><text:span text:style-name="T199">. </text:span><text:span text:style-name="T200">2^16-1 (65,535)</text:span></text:p>
          </table:table-cell>
        </table:table-row>
        <table:table-row table:style-name="TableLine94878713705136">
          <table:table-cell table:style-name="Table27.A3" office:value-type="string">
            <text:p text:style-name="P216"><text:span text:style-name="T31">Block </text:span><text:span text:style-name="T38">Source </text:span><text:span text:style-name="T39">URL</text:span><text:span text:style-name="T35"> </text:span><text:span text:style-name="T37">Offset</text:span></text:p>
          </table:table-cell>
          <table:table-cell table:style-name="Table27.B3" office:value-type="string">
            <text:p text:style-name="P214">0x<text:span text:style-name="T199">1</text:span><text:span text:style-name="T203">6</text:span></text:p>
          </table:table-cell>
          <table:table-cell table:style-name="Table27.C3" office:value-type="string">
            <text:p text:style-name="P183">UInt-<text:span text:style-name="T199">16</text:span></text:p>
          </table:table-cell>
          <table:table-cell table:style-name="Table27.D3" office:value-type="string">
            <text:p text:style-name="P190"><text:span text:style-name="T200">0 .</text:span><text:span text:style-name="T199">. </text:span><text:span text:style-name="T200">2^16-1 (65,535)</text:span></text:p>
          </table:table-cell>
        </table:table-row>
      </table:table>
      <text:p text:style-name="P249"><text:span text:style-name="T134">T</text:span><text:span text:style-name="T141">he Block Source </text:span><text:span text:style-name="T159">URL</text:span><text:span text:style-name="T141"> </text:span><text:span text:style-name="T145">specifies the source of the block. Note that this is indicative only </text:span><text:span text:style-name="T146">and does not guarantee that the block was obtained from that source or can be obtained from that source.</text:span></text:p>
      <text:p text:style-name="P248"><text:span text:style-name="T145">I</text:span><text:span text:style-name="T146">f source authenticity </text:span><text:span text:style-name="T151">guarantee is</text:span><text:span text:style-name="T146"> needed, use </text:span><text:span text:style-name="T150">encryption and </text:span><text:span text:style-name="T146">the block public key locator field.</text:span></text:p>
      <text:p text:style-name="P248"><text:soft-page-break/><text:span text:style-name="T146">Note that </text:span><text:span text:style-name="T153">parts of the URL are</text:span><text:span text:style-name="T149"> intended to</text:span><text:span text:style-name="T146"> be prepended to the leading path, or if the leading path is empty to the item path.</text:span></text:p>
      <text:p text:style-name="P239">A URL <text:span text:style-name="T209">consist of the following parts</text:span>:</text:p>
      <text:p text:style-name="P239"><text:tab/>&lt;protocol&gt;://(&lt;user&gt;:&lt;password&gt;@)&lt;domain&gt;(:&lt;port&gt;)/&lt;directory-path&gt;/&lt;filename&gt;.&lt;extension&gt;</text:p>
      <text:p text:style-name="P253"><text:span text:style-name="T152">The </text:span><text:span text:style-name="T153">domain name, directory path and filename with extension are intended to be prepended to the leading path, or the item path if the leading path is empty.</text:span></text:p>
      <text:p text:style-name="P254"><text:span text:style-name="T153">If a block will never be fetched from a remote system, the domain name </text:span><text:span text:style-name="T154">can</text:span><text:span text:style-name="T153"> be set to “localhost”.</text:span></text:p>
      <text:p text:style-name="P255"><text:span text:style-name="T154">Two pseudo protocols are defined and should not be used: “uuid” and “brbon”. These are reserved for future extensions/applications.</text:span></text:p>
      <text:p text:style-name="P250"><text:span text:style-name="T147">N</text:span><text:span text:style-name="T148">ote that it is not possible to prevent identifier clashes </text:span><text:span text:style-name="T155">completely</text:span><text:span text:style-name="T148">. </text:span><text:span text:style-name="T155">However the usage of the URL scheme should be able to prevent most of them.</text:span><text:span text:style-name="T148"> Ultimately, in case </text:span><text:span text:style-name="T155">of a clash,</text:span><text:span text:style-name="T148"> the API, or more likely the API user, has to decide what to do.</text:span></text:p>
      <text:p text:style-name="P259"><text:span text:style-name="T156">The Byte Count specifies how many bytes there are in the </text:span><text:span text:style-name="T157">URL</text:span><text:span text:style-name="T156">.</text:span></text:p>
      <text:p text:style-name="P259"><text:span text:style-name="T156">The Offset specifies where the first byte of the </text:span><text:span text:style-name="T157">URL</text:span><text:span text:style-name="T156"> is located.</text:span></text:p>
      <text:h text:style-name="P164" text:outline-level="5">Block Target List</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20">Name</text:p>
          </table:table-cell>
          <table:table-cell table:style-name="Table28.B1" office:value-type="string">
            <text:p text:style-name="P224">Offset <text:span text:style-name="T198">(Hex)</text:span></text:p>
          </table:table-cell>
          <table:table-cell table:style-name="Table28.C1" office:value-type="string">
            <text:p text:style-name="P224">Type</text:p>
          </table:table-cell>
          <table:table-cell table:style-name="Table28.D1" office:value-type="string">
            <text:p text:style-name="P220">Valid <text:span text:style-name="T196">R</text:span>ange</text:p>
          </table:table-cell>
        </table:table-row>
        <table:table-row table:style-name="TableLine94878721772560">
          <table:table-cell table:style-name="Table28.A2" office:value-type="string">
            <text:p text:style-name="P194"><text:span text:style-name="T196">Block </text:span><text:span text:style-name="T210">Target List</text:span><text:span text:style-name="T208"> </text:span><text:span text:style-name="T210">Byte Count</text:span></text:p>
          </table:table-cell>
          <table:table-cell table:style-name="Table28.B2" office:value-type="string">
            <text:p text:style-name="P200">0x<text:span text:style-name="T199">1</text:span><text:span text:style-name="T211">8</text:span></text:p>
          </table:table-cell>
          <table:table-cell table:style-name="Table28.C2" office:value-type="string">
            <text:p text:style-name="P187">UInt-<text:span text:style-name="T199">16</text:span></text:p>
          </table:table-cell>
          <table:table-cell table:style-name="Table28.D2" office:value-type="string">
            <text:p text:style-name="P194"><text:span text:style-name="T200">0 .</text:span><text:span text:style-name="T199">. </text:span><text:span text:style-name="T200">2^16-1 (65,535)</text:span></text:p>
          </table:table-cell>
        </table:table-row>
        <table:table-row table:style-name="TableLine94878721772560">
          <table:table-cell table:style-name="Table28.A3" office:value-type="string">
            <text:p text:style-name="P212">Block Target List Offset</text:p>
          </table:table-cell>
          <table:table-cell table:style-name="Table28.B3" office:value-type="string">
            <text:p text:style-name="P209">0x1<text:span text:style-name="T211">A</text:span></text:p>
          </table:table-cell>
          <table:table-cell table:style-name="Table28.C3" office:value-type="string">
            <text:p text:style-name="P209">UInt-16</text:p>
          </table:table-cell>
          <table:table-cell table:style-name="Table28.D3" office:value-type="string">
            <text:p text:style-name="P194"><text:span text:style-name="T200">0 .</text:span><text:span text:style-name="T199">. </text:span><text:span text:style-name="T200">2^16-1 (65,535)</text:span></text:p>
          </table:table-cell>
        </table:table-row>
      </table:table>
      <text:p text:style-name="P256"><text:span text:style-name="T134">W</text:span><text:span text:style-name="T126">hen a block is streamed, it can be targeted to specific receivers. These receivers are listed in the Target List. </text:span><text:span text:style-name="T156">The Target list is a list of byte sequences separated by the ASCII-blank (0x20) character </text:span><text:span text:style-name="T157">code</text:span><text:span text:style-name="T156">. There are no specific requirements on the content of this list.</text:span></text:p>
      <text:p text:style-name="P257"><text:span text:style-name="T126">The Byte Count specifies how many bytes there are in the list. </text:span><text:span text:style-name="T157">This value may be zero, in which case the offset is invalid</text:span></text:p>
      <text:p text:style-name="P258"><text:span text:style-name="T156">The Offset specifies where the first byte of the list is located.</text:span></text:p>
      <text:h text:style-name="P165" text:outline-level="5">Block Public Key Locat<text:span text:style-name="T212">i</text:span>o<text:span text:style-name="T212">n</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222">Name</text:p>
          </table:table-cell>
          <table:table-cell table:style-name="Table30.B1" office:value-type="string">
            <text:p text:style-name="P226">Offset <text:span text:style-name="T198">(Hex)</text:span></text:p>
          </table:table-cell>
          <table:table-cell table:style-name="Table30.C1" office:value-type="string">
            <text:p text:style-name="P226">Type</text:p>
          </table:table-cell>
          <table:table-cell table:style-name="Table30.D1" office:value-type="string">
            <text:p text:style-name="P222">Valid <text:span text:style-name="T196">R</text:span>ange</text:p>
          </table:table-cell>
        </table:table-row>
        <table:table-row table:style-name="TableLine94878738539232">
          <table:table-cell table:style-name="Table30.A2" office:value-type="string">
            <text:p text:style-name="P218"><text:span text:style-name="T20">Block </text:span><text:span text:style-name="T30">Public Key Location Byte Count</text:span></text:p>
          </table:table-cell>
          <table:table-cell table:style-name="Table30.B2" office:value-type="string">
            <text:p text:style-name="P202">0x<text:span text:style-name="T199">1</text:span><text:span text:style-name="T211">C</text:span></text:p>
          </table:table-cell>
          <table:table-cell table:style-name="Table30.C2" office:value-type="string">
            <text:p text:style-name="P189">UInt-<text:span text:style-name="T199">16</text:span></text:p>
          </table:table-cell>
          <table:table-cell table:style-name="Table30.D2" office:value-type="string">
            <text:p text:style-name="P196"><text:span text:style-name="T200">0 .</text:span><text:span text:style-name="T199">. </text:span><text:span text:style-name="T200">2^16-1 (65,535)</text:span></text:p>
          </table:table-cell>
        </table:table-row>
        <table:table-row table:style-name="TableLine94878738539232">
          <table:table-cell table:style-name="Table30.A3" office:value-type="string">
            <text:p text:style-name="P218"><text:span text:style-name="T29">Block </text:span><text:span text:style-name="T30">Public Key Location</text:span><text:span text:style-name="T29"> Offset</text:span></text:p>
          </table:table-cell>
          <table:table-cell table:style-name="Table30.B3" office:value-type="string">
            <text:p text:style-name="P211">0x1<text:span text:style-name="T211">E</text:span></text:p>
          </table:table-cell>
          <table:table-cell table:style-name="Table30.C3" office:value-type="string">
            <text:p text:style-name="P211">UInt-16</text:p>
          </table:table-cell>
          <table:table-cell table:style-name="Table30.D3" office:value-type="string">
            <text:p text:style-name="P196"><text:span text:style-name="T200">0 .</text:span><text:span text:style-name="T199">. </text:span><text:span text:style-name="T200">2^16-1 (65,535)</text:span></text:p>
          </table:table-cell>
        </table:table-row>
      </table:table>
      <text:p text:style-name="P260"><text:span text:style-name="T134">I</text:span><text:span text:style-name="T158">f the Public Key</text:span></text:p>
      <text:h text:style-name="P162" text:outline-level="5"><text:soft-page-break/><text:span text:style-name="T182">Block_</text:span><text:span text:style-name="T183">Minimum_Time_Between_Fetches</text:span></text:h>
      <text:h text:style-name="P162" text:outline-level="5">Block_Creation_Timestamp</text:h>
      <text:h text:style-name="P161" text:outline-level="5">Block_Modification_Timestamp</text:h>
      <text:h text:style-name="P161" text:outline-level="5">Block_Fetch_Timestamp</text:h>
      <text:h text:style-name="P161" text:outline-level="5">Block_Description_Byte_Count</text:h>
      <text:h text:style-name="P161" text:outline-level="5">Block_Description_Offset</text:h>
      <text:h text:style-name="P161" text:outline-level="5">Block_Tags_Count</text:h>
      <text:h text:style-name="P161" text:outline-level="5">Block_Tags_Byte_Count</text:h>
      <text:h text:style-name="P161" text:outline-level="5">Block_Tags_Offset</text:h>
      <text:h text:style-name="P161" text:outline-level="5">Reserved</text:h>
      <text:h text:style-name="P161" text:outline-level="5"><text:span text:style-name="T185">Block_</text:span><text:span text:style-name="T189">Type_Dependent_</text:span><text:span text:style-name="T186">Header</text:span></text:h>
      <text:h text:style-name="P161" text:outline-level="5">Block_Header_Variable_Storage</text:h>
      <text:h text:style-name="P161" text:outline-level="5"><text:span text:style-name="T188">Block_</text:span><text:span text:style-name="T190">Random_Bytes</text:span></text:h>
      <text:h text:style-name="P161" text:outline-level="5"><text:span text:style-name="T104">Block_</text:span><text:span text:style-name="T105">Header_</text:span><text:span text:style-name="T104">CRC_16</text:span></text:h>
      <text:h text:style-name="P159" text:outline-level="4"><text:span text:style-name="T177">U</text:span>nencrypted</text:h>
      <text:p text:style-name="P121"><text:span text:style-name="T11">The </text:span><text:span text:style-name="T57">Unencrypted</text:span><text:span text:style-name="T11"> part is defined as follows:</text:span></text:p>
      <text:p text:style-name="P126">Unencrypted = Item [,Item]</text:p>
      <text:p text:style-name="P121"><text:span text:style-name="T11">That is, it can consist of 1 or more </text:span><text:span text:style-name="T57">Item</text:span><text:span text:style-name="T11">. </text:span><text:span text:style-name="T12">(These are defined later)</text:span><text:span text:style-name="T11"> </text:span></text:p>
      <text:h text:style-name="P160" text:outline-level="4"><text:span text:style-name="T177">E</text:span>ncrypted</text:h>
      <text:p text:style-name="P122"><text:span text:style-name="T11">T</text:span><text:span text:style-name="T1">he </text:span><text:span text:style-name="T45">Encrypted</text:span><text:span text:style-name="T1"> part is defined as follows:</text:span></text:p>
      <text:p text:style-name="P127">Encrypted = Encrypted_Header [,Encrypted_Item]</text:p>
      <text:p text:style-name="P128">It consists of an encrypted header and zero or more encrypted items. (These are defined later)</text:p>
      <text:h text:style-name="Heading_20_4" text:outline-level="4">Block_<text:span text:style-name="T178">Header</text:span></text:h>
      <text:p text:style-name="P114">Aside from describing the contents of a block, it should be possible to find a block header in a continuous byte stream. Therefore the block header is equipped with sync bytes and CRC values. These allow positive identification of a block even when embedded in a semi-random stream of bytes.</text:p>
      <text:p text:style-name="P114">Since a block header contains fixed length fields as well as variable length fields, the fixed fields are leading and the variable fields are identified through offsets (pointers) and count (byte-count) in the fixed sized fields.</text:p>
      <text:p text:style-name="P115">There is a size limit on block headers of 64 Kbytes.</text:p>
      <text:p text:style-name="P116">A block header is only a block header if no illegal or unexpected values appear. All reserved fields must be set to zero to pass this test.</text:p>
      <text:p text:style-name="P112">A <text:span text:style-name="T44">Block_Header</text:span> is defined as follows:</text:p>
      <text:p text:style-name="P34">Block_Header =</text:p>
      <text:p text:style-name="P34"/>
      <text:p text:style-name="P34"><text:soft-page-break/><text:tab/><text:span text:style-name="T104">Block_</text:span><text:span text:style-name="T106">Start_</text:span><text:span text:style-name="T104">Marker_</text:span><text:span text:style-name="T106">Byte_1</text:span><text:span text:style-name="T104">,<text:tab/><text:tab/><text:tab/>(* </text:span><text:span text:style-name="T106">1</text:span><text:span text:style-name="T104"> Byte *)</text:span></text:p>
      <text:p text:style-name="P35"><text:span text:style-name="T106"><text:tab/>B</text:span><text:span text:style-name="T104">lock_</text:span><text:span text:style-name="T106">Start</text:span><text:span text:style-name="T104">_Marker_</text:span><text:span text:style-name="T106">Byte_2</text:span><text:span text:style-name="T104">,<text:tab/><text:tab/><text:tab/>(* </text:span><text:span text:style-name="T106">1</text:span><text:span text:style-name="T104"> Byte *)</text:span></text:p>
      <text:p text:style-name="P35"><text:span text:style-name="T104"><text:tab/>Block_</text:span><text:span text:style-name="T106">Start</text:span><text:span text:style-name="T104">_Marker_</text:span><text:span text:style-name="T106">Byte_3</text:span><text:span text:style-name="T104">,<text:tab/><text:tab/><text:tab/>(* </text:span><text:span text:style-name="T106">1</text:span><text:span text:style-name="T104"> Byte *)</text:span></text:p>
      <text:p text:style-name="P171"><text:tab/></text:p>
      <text:p text:style-name="P45"><text:tab/>Reserved_2,<text:tab/><text:tab/><text:tab/></text:p>
      <text:p text:style-name="P45"><text:tab/>Variable_Sized_Area,<text:tab/><text:tab/><text:tab/><text:tab/>(* N*8 Bytes *)</text:p>
      <text:p text:style-name="P37"/>
      <text:p text:style-name="P29"><text:span text:style-name="T81">(* - *</text:span><text:span text:style-name="T44">)</text:span></text:p>
      <text:p text:style-name="P43"/>
      <text:p text:style-name="P51"><text:span text:style-name="T54"><text:tab/></text:span><text:span text:style-name="T55">Random_Bytes</text:span><text:span text:style-name="T54">,<text:tab/><text:tab/><text:tab/><text:tab/><text:tab/>(* </text:span><text:span text:style-name="T55">6</text:span><text:span text:style-name="T54"> Bytes *)</text:span></text:p>
      <text:p text:style-name="P36"><text:span text:style-name="T104"><text:tab/>Block_</text:span><text:span text:style-name="T105">Header_</text:span><text:span text:style-name="T104">CRC_16,<text:tab/><text:tab/><text:tab/><text:tab/>(* </text:span><text:span text:style-name="T105">2 Bytes *)</text:span></text:p>
      <text:p text:style-name="P34"/>
      <text:h text:style-name="Heading_20_4" text:outline-level="4">Block Footer</text:h>
      <text:p text:style-name="P43"/>
      <text:p text:style-name="P40">Block_Footer =</text:p>
      <text:p text:style-name="P27"><text:span text:style-name="T78"><text:tab/></text:span><text:span text:style-name="T84">Footer_Marker,<text:tab/><text:tab/><text:tab/>(* </text:span><text:span text:style-name="T86">2</text:span><text:span text:style-name="T84"> Bytes *)</text:span></text:p>
      <text:p text:style-name="P27"><text:span text:style-name="T78"><text:tab/></text:span><text:span text:style-name="T84">Footer_Byte_Count,<text:tab/><text:tab/>(* </text:span><text:span text:style-name="T87">2</text:span><text:span text:style-name="T84"> Bytes, Unsigned_</text:span><text:span text:style-name="T86">16</text:span><text:span text:style-name="T84"> *)</text:span></text:p>
      <text:p text:style-name="P28"><text:span text:style-name="T44"><text:tab/></text:span><text:span text:style-name="T84">[,Footer_Payload]<text:tab/><text:tab/>(* N * 8 Bytes *)</text:span></text:p>
      <text:p text:style-name="P26"><text:span text:style-name="T84"><text:tab/></text:span><text:span text:style-name="T85">Random</text:span><text:span text:style-name="T86">,<text:tab/><text:tab/><text:tab/><text:tab/>(* 2 Bytes = </text:span><text:span text:style-name="T85">Random</text:span><text:span text:style-name="T86"> *)</text:span></text:p>
      <text:p text:style-name="P41"><text:tab/>Footer_CRC_16<text:tab/><text:tab/><text:tab/>(* 2 Bytes *)</text:p>
      <text:p text:style-name="P42"/>
      <text:p text:style-name="P41"/>
      <text:p text:style-name="P10">A block consist of a block header, item data and a block footer.</text:p>
      <text:h text:style-name="Heading_20_2" text:outline-level="2">Block Header</text:h>
      <text:p text:style-name="P11">A block header can specify several things, depending on its type. All block headers share the property that they must be find-able in a random stream of data. Hence they all start with a few synchronization bytes and contain a CRC-16 for its fields.</text:p>
      <text:p text:style-name="P12"/>
      <text:p text:style-name="P12"><text:span text:style-name="T78">Block_</text:span><text:span text:style-name="T79">Start_</text:span><text:span text:style-name="T78">Marker_</text:span><text:span text:style-name="T79">Byte_1: </text:span><text:span text:style-name="T107">Fixed to the value 0xA5</text:span></text:p>
      <text:p text:style-name="P20"><text:span text:style-name="T78">Block_</text:span><text:span text:style-name="T79">Start_</text:span><text:span text:style-name="T78">Marker_</text:span><text:span text:style-name="T79">Byte_</text:span><text:span text:style-name="T80">2: </text:span><text:span text:style-name="T107">Fixed to the value 0x7E</text:span></text:p>
      <text:p text:style-name="P20"><text:span text:style-name="T78">Block_</text:span><text:span text:style-name="T79">Start_</text:span><text:span text:style-name="T78">Marker_</text:span><text:span text:style-name="T79">Byte_</text:span><text:span text:style-name="T80">3: </text:span><text:span text:style-name="T110">F</text:span><text:span text:style-name="T107">ixed to the value 0x81</text:span></text:p>
      <text:p text:style-name="P21"><text:span text:style-name="T78">Block_</text:span><text:span text:style-name="T79">Start_</text:span><text:span text:style-name="T78">Marker_</text:span><text:span text:style-name="T79">Byte_</text:span><text:span text:style-name="T80">3: </text:span><text:span text:style-name="T111">Fixed to the value 0x5A</text:span></text:p>
      <text:p text:style-name="P8"><text:span text:style-name="T81">Block_Type:</text:span><text:span text:style-name="T106"> </text:span><text:span text:style-name="T111">Defines the type of the block, its contents and it footer.</text:span></text:p>
      <text:p text:style-name="P9"><text:span text:style-name="T81">Block_Options:</text:span><text:span text:style-name="T106"> </text:span><text:span text:style-name="T112">Options for the block</text:span><text:span text:style-name="T108">.</text:span></text:p>
      <text:p text:style-name="P9"><text:span text:style-name="T81">Block_</text:span><text:span text:style-name="T82">Header_Byte_Count</text:span><text:span text:style-name="T81">:</text:span><text:span text:style-name="T106"> </text:span><text:span text:style-name="T112">The number of bytes in the block header, from the first marker byte to (and including)</text:span><text:span text:style-name="T113"> the CRC-16.</text:span></text:p>
      <text:p text:style-name="P22"><text:span text:style-name="T82">Type-Dependent-Header</text:span><text:span text:style-name="T80">: </text:span><text:span text:style-name="T112">As necessary, </text:span><text:span text:style-name="T115">see section “Block_Types” below.</text:span></text:p>
      <text:p text:style-name="P23"><text:span text:style-name="T81">Item_</text:span><text:span text:style-name="T82">Count</text:span><text:span text:style-name="T108">: The number of items in the block payload, </text:span><text:span text:style-name="T112">may not be used for some block types.</text:span></text:p>
      <text:p text:style-name="P23"><text:span text:style-name="T78">Block_</text:span><text:span text:style-name="T83">Header_</text:span><text:span text:style-name="T78">CRC_16</text:span>: <text:span text:style-name="T108">The CRC-16 over the header from the first marker up to and including the </text:span><text:span text:style-name="T112">item count</text:span><text:span text:style-name="T108">. If the calculated CRC-16 does not match this CRC-16 (beware the endianness) then this is not a block header.</text:span></text:p>
      <text:h text:style-name="Heading_20_2" text:outline-level="2">Block Footer</text:h>
      <text:p text:style-name="P24">The footer field is optional (depends on the block type)</text:p>
      <text:p text:style-name="P23"><text:span text:style-name="T84">Footer_Marker</text:span>: <text:span text:style-name="T109">The footer marker, must be 0x2F3A (note that the endianness is known!)</text:span></text:p>
      <text:p text:style-name="P23"><text:span text:style-name="T84">Footer_Byte_Count</text:span>: <text:span text:style-name="T109">The byte count of the footer.</text:span></text:p>
      <text:p text:style-name="P25"><text:span text:style-name="T84">Footer_Payload:</text:span><text:span text:style-name="T109">The footer payload is not present in a type 1 block.</text:span></text:p>
      <text:p text:style-name="P25"><text:span text:style-name="T85">Random</text:span><text:span text:style-name="T86">: </text:span><text:span text:style-name="T114">Should be </text:span><text:span text:style-name="T117">a random value, used to strengthen the footer CRC check</text:span><text:span text:style-name="T114">.</text:span></text:p>
      <text:p text:style-name="P25"><text:soft-page-break/><text:span text:style-name="T87">Footer_CRC_16</text:span>: <text:span text:style-name="T109">The CRC over </text:span><text:span text:style-name="T114">all of the footer bytes except for this CRC value itself. If the calculated CRC-16 is not the same as this CRC-16 the footer is invalid.</text:span></text:p>
      <text:h text:style-name="Heading_20_2" text:outline-level="2">Block Types</text:h>
      <text:p text:style-name="P111">Currently only 1 block type is defined:</text:p>
      <table:table table:name="Table14" table:style-name="Table14">
        <table:table-column table:style-name="Table14.A"/>
        <table:table-column table:style-name="Table14.B"/>
        <table:table-column table:style-name="Table14.C"/>
        <table:table-column table:style-name="Table14.D"/>
        <table:table-row table:style-name="TableLine94878692658496">
          <table:table-cell table:style-name="Table14.A1" office:value-type="string">
            <text:p text:style-name="P83">Type</text:p>
          </table:table-cell>
          <table:table-cell table:style-name="Table14.A1" office:value-type="string">
            <text:p text:style-name="P83">Name</text:p>
          </table:table-cell>
          <table:table-cell table:style-name="Table14.A1" office:value-type="string">
            <text:p text:style-name="P83">Type Dependent Header</text:p>
          </table:table-cell>
          <table:table-cell table:style-name="Table14.D1" office:value-type="string">
            <text:p text:style-name="P83">Footer</text:p>
          </table:table-cell>
        </table:table-row>
        <table:table-row table:style-name="TableLine94878692727680">
          <table:table-cell table:style-name="Table14.A2" office:value-type="string">
            <text:p text:style-name="P83">0</text:p>
          </table:table-cell>
          <table:table-cell table:style-name="Table14.A2" office:value-type="string">
            <text:p text:style-name="P83">Illegal value</text:p>
          </table:table-cell>
          <table:table-cell table:style-name="Table14.A2" office:value-type="string">
            <text:p text:style-name="P83">N. A.</text:p>
          </table:table-cell>
          <table:table-cell table:style-name="Table14.D2" office:value-type="string">
            <text:p text:style-name="P83">N. A.</text:p>
          </table:table-cell>
        </table:table-row>
        <table:table-row table:style-name="TableLine94878692739536">
          <table:table-cell table:style-name="Table14.A2" office:value-type="string">
            <text:p text:style-name="P83">1</text:p>
          </table:table-cell>
          <table:table-cell table:style-name="Table14.A2" office:value-type="string">
            <text:p text:style-name="P83"><text:span text:style-name="T119">Single_Item_</text:span>File</text:p>
          </table:table-cell>
          <table:table-cell table:style-name="Table14.A2" office:value-type="string">
            <table:table table:name="Table15" table:style-name="Table15">
              <table:table-column table:style-name="Table15.A"/>
              <table:table-column table:style-name="Table15.B"/>
              <table:table-column table:style-name="Table15.C"/>
              <table:table-row table:style-name="TableLine94878692679504">
                <table:table-cell table:style-name="Table15.A1" office:value-type="string">
                  <text:p text:style-name="P83">Offset</text:p>
                </table:table-cell>
                <table:table-cell table:style-name="Table15.A1" office:value-type="string">
                  <text:p text:style-name="P83">Purpose</text:p>
                </table:table-cell>
                <table:table-cell table:style-name="Table15.C1" office:value-type="string">
                  <text:p text:style-name="P83">Size</text:p>
                </table:table-cell>
              </table:table-row>
              <table:table-row table:style-name="TableLine94878692714672">
                <table:table-cell table:style-name="Table15.A2" office:value-type="string">
                  <text:p text:style-name="P83">0</text:p>
                </table:table-cell>
                <table:table-cell table:style-name="Table15.A2" office:value-type="string">
                  <text:p text:style-name="P83">Block_Byte_Count</text:p>
                </table:table-cell>
                <table:table-cell table:style-name="Table15.C2" office:value-type="string">
                  <text:p text:style-name="P83">Unsigned_32</text:p>
                </table:table-cell>
              </table:table-row>
            </table:table>
            <text:p text:style-name="P83"/>
          </table:table-cell>
          <table:table-cell table:style-name="Table14.D2" office:value-type="string">
            <text:p text:style-name="P83">Not Used</text:p>
          </table:table-cell>
        </table:table-row>
      </table:table>
      <text:h text:style-name="Heading_20_2" text:outline-level="2">Block Options</text:h>
      <text:p text:style-name="P111">There are 8 bits available for block options:</text:p>
      <table:table table:name="Table16" table:style-name="Table16">
        <table:table-column table:style-name="Table16.A"/>
        <table:table-column table:style-name="Table16.B"/>
        <table:table-row table:style-name="TableLine94878692751136">
          <table:table-cell table:style-name="Table16.A1" office:value-type="string">
            <text:p text:style-name="P83">Bit Number</text:p>
          </table:table-cell>
          <table:table-cell table:style-name="Table16.B1" office:value-type="string">
            <text:p text:style-name="P83">Purpose</text:p>
          </table:table-cell>
        </table:table-row>
        <table:table-row table:style-name="TableLine94878692789088">
          <table:table-cell table:style-name="Table16.A2" office:value-type="string">
            <text:p text:style-name="P83">7</text:p>
          </table:table-cell>
          <table:table-cell table:style-name="Table16.B2" office:value-type="string">
            <text:p text:style-name="P83">Endianness , 1 = Big Endian, 0 = Little Endian.</text:p>
          </table:table-cell>
        </table:table-row>
        <table:table-row table:style-name="TableLine94878692790624">
          <table:table-cell table:style-name="Table16.A2" office:value-type="string">
            <text:p text:style-name="P83">6</text:p>
          </table:table-cell>
          <table:table-cell table:style-name="Table16.B2" office:value-type="string">
            <text:p text:style-name="P83">Reserved (should be 0)</text:p>
          </table:table-cell>
        </table:table-row>
        <table:table-row table:style-name="TableLine94878692791264">
          <table:table-cell table:style-name="Table16.A2" office:value-type="string">
            <text:p text:style-name="P83">5</text:p>
          </table:table-cell>
          <table:table-cell table:style-name="Table16.B2" office:value-type="string">
            <text:p text:style-name="P84">Reserved (should be 0)</text:p>
          </table:table-cell>
        </table:table-row>
        <table:table-row table:style-name="TableLine94878692792064">
          <table:table-cell table:style-name="Table16.A2" office:value-type="string">
            <text:p text:style-name="P83">4</text:p>
          </table:table-cell>
          <table:table-cell table:style-name="Table16.B2" office:value-type="string">
            <text:p text:style-name="P84">Reserved (should be 0)</text:p>
          </table:table-cell>
        </table:table-row>
        <table:table-row table:style-name="TableLine94878692792864">
          <table:table-cell table:style-name="Table16.A2" office:value-type="string">
            <text:p text:style-name="P83">3</text:p>
          </table:table-cell>
          <table:table-cell table:style-name="Table16.B2" office:value-type="string">
            <text:p text:style-name="P84">Reserved (should be 0)</text:p>
          </table:table-cell>
        </table:table-row>
        <table:table-row table:style-name="TableLine94878692793616">
          <table:table-cell table:style-name="Table16.A2" office:value-type="string">
            <text:p text:style-name="P83">2</text:p>
          </table:table-cell>
          <table:table-cell table:style-name="Table16.B2" office:value-type="string">
            <text:p text:style-name="P84">Reserved (should be 0)</text:p>
          </table:table-cell>
        </table:table-row>
        <table:table-row table:style-name="TableLine94878692794416">
          <table:table-cell table:style-name="Table16.A2" office:value-type="string">
            <text:p text:style-name="P83">1</text:p>
          </table:table-cell>
          <table:table-cell table:style-name="Table16.B2" office:value-type="string">
            <text:p text:style-name="P84">Reserved (should be 0)</text:p>
          </table:table-cell>
        </table:table-row>
        <table:table-row table:style-name="TableLine94878692795216">
          <table:table-cell table:style-name="Table16.A2" office:value-type="string">
            <text:p text:style-name="P83">0</text:p>
          </table:table-cell>
          <table:table-cell table:style-name="Table16.B2" office:value-type="string">
            <text:p text:style-name="P84">Reserved (should be 0)</text:p>
          </table:table-cell>
        </table:table-row>
      </table:table>
      <text:h text:style-name="Heading_20_2" text:outline-level="2">Footer</text:h>
      <text:p text:style-name="P3">The footer is not used yet.</text:p>
      <text:h text:style-name="P155"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5">An Item consist of a mandatory Header, an optional Name, an optional Value and an optional Filler field.</text:p>
      <text:p text:style-name="P15">The Header, Name and Value are also referred to as ‘header field’, ‘name field’ and ‘value field’.</text:p>
      <text:p text:style-name="P15">The value field is optional because for the Null type the value field is unnecessary. And in addition when a fixed length type uses 32 bits or less, the value is included in the header.</text:p>
      <text:p text:style-name="P15">The size of an Item is always a multiple of 8 bytes. If an Item can be expressed in less than a multiple of 8, some filler bytes are included to ensure the multiple of 8 size.</text:p>
      <text:p text:style-name="P15">However it is also possible to include filler bytes on purpose, for example to reserve space for anticipated storage needs. Filler bytes have an undefined value, but it is recommended to zero them.</text:p>
      <text:p text:style-name="P15">Filler bytes are implicit by definition of the size of an item. If the size is larger than necessary, the extra bytes are considered filler.</text:p>
      <text:h text:style-name="Heading_20_2" text:outline-level="2">Header</text:h>
      <text:p text:style-name="P14">The header allows deconstruction of the optional Name and Value fields.</text:p>
      <text:p text:style-name="P14"/>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5">The item header contains all data needed to deconstruct the name field and value field.</text:p>
      <text:p text:style-name="P15">The type field allows interpretation of the value field. For the Null type, there is no value field.</text:p>
      <text:p text:style-name="P15">The item options are intended for future use, they should be set to zero. Options are persisted and should be evaluated when reading the item or the item’s name/value.</text:p>
      <text:p text:style-name="P15">The item flags are intended for API run-time use. An API that uses these bits must set this field to zero when reading or receiving an Item. Among the possible uses are o.<text:span text:style-name="T118">a.</text:span> record locking.</text:p>
      <text:p text:style-name="P15">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5">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5">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5">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5">The Item Small Value is a 32 bit field that is used to store fixed length values of maximal 32 bits.</text:p>
      <text:p text:style-name="P15">The endianness is given by the endianness of the Block that contains this item. If no block is present, the machine endianness is assumed.</text:p>
      <text:h text:style-name="Heading_20_3" text:outline-level="3">Item-Type</text:h>
      <text:p text:style-name="P15">The item-type is a byte field specifying the type of payload in either the small-value field or the</text:p>
      <text:p text:style-name="P15">value-field.</text:p>
      <text:p text:style-name="P15">The following types are defined:</text:p>
      <table:table table:name="Table2" table:style-name="Table2">
        <table:table-column table:style-name="Table2.A"/>
        <table:table-column table:style-name="Table2.B"/>
        <table:table-column table:style-name="Table2.C"/>
        <table:table-row table:style-name="TableLine94878692796064">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878692891744">
          <table:table-cell table:style-name="Table2.A19" office:value-type="string">
            <text:p text:style-name="P63">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878692893936">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878692895696">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878692897584">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878692899712">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878692901984">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878692903920">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878692905968">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878692907936">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878692909984">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878692912032">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878692914080">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878692916128">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878692918656">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878692920704">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878692921664">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878692922624">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878692923584">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878692924544">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878692927136">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878692928096">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878692929056">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878692930016">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878692930976">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878692931936">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878692934528">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14"/>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5">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45"><text:tab/>Name-</text:span><text:span text:style-name="T46">ASCII-</text:span><text:span text:style-name="T45">Byte-Count,(* 1 byte, the number of used </text:span><text:span text:style-name="T46">ASCII</text:span><text:span text:style-name="T45"> bytes *)</text:span></text:p>
      <text:p text:style-name="Standard"><text:span text:style-name="T45"><text:tab/>Name-</text:span><text:span text:style-name="T46">ASCII-Code<text:tab/><text:tab/></text:span><text:span text:style-name="T45">(* </text:span><text:span text:style-name="T46">ASCII</text:span><text:span text:style-name="T45"> bytes </text:span><text:span text:style-name="T46">range 0x20..0x7E </text:span><text:span text:style-name="T45">*)</text:span></text:p>
      <text:p text:style-name="P2"><text:tab/>[, Name-Filler]<text:tab/><text:tab/>(* Filler, optional *)</text:p>
      <text:p text:style-name="P2"/>
      <text:p text:style-name="P14"><text:span text:style-name="T44">Name-CRC</text:span><text:span text:style-name="T1">: The hash value is a CRC16 using the reverse polynomial 0x8005 (= 0xA001 reversed) and 0 as the start seed.</text:span></text:p>
      <text:p text:style-name="P14"><text:span text:style-name="T44">Name-</text:span><text:span text:style-name="T75">ASCII-</text:span><text:span text:style-name="T44">Byte-Count</text:span><text:span text:style-name="T1">: This is the number of bytes used by the </text:span><text:span text:style-name="T2">ASCII</text:span><text:span text:style-name="T1"> code that constitutes the name.</text:span></text:p>
      <text:p text:style-name="P14"><text:span text:style-name="T44">Name-</text:span><text:span text:style-name="T75">ASCII</text:span><text:span text:style-name="T44">-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14"><text:span text:style-name="T44">Name-Filler</text:span><text:span text:style-name="T1">: The filler is a number of bytes that ensure that the number of bytes in the name field is a multiple of 8. This limits the total name field to a maximum of 248 bytes.</text:span></text:p>
      <text:p text:style-name="P15">Note: Subtracting the 3 bytes used by CRC and <text:span text:style-name="T92">ASCII</text:span> byte count gives a maximum size of 245 bytes for the name characters.</text:p>
      <text:p text:style-name="P15">Rationale: The CRC allows for faster finding of items by name. If the CRC does not match, the <text:span text:style-name="T92">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5">The null is a special type that has no associated value. It is intended to be used as a placeholder that can be changed into any other type.</text:p>
      <text:p text:style-name="P15">It can contain filler data.</text:p>
      <text:p text:style-name="P15">A null cannot be stored in an array or table.</text:p>
      <text:h text:style-name="Heading_20_2" text:outline-level="2">Bool</text:h>
      <text:p text:style-name="P15">The value field is a single byte containing either zero (false) or non-zero (true).</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text:soft-page-break/>Int8</text:h>
      <text:p text:style-name="P15">A single byte, range -128 ... +127. (0x80 ... 0x7F)</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Int16</text:h>
      <text:p text:style-name="P15">A 2-byte value, range -32,768 ... +32,767 (0x8000 ... 0x7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Int32</text:h>
      <text:p text:style-name="P15">A 4-byte value, range -2,147,483,648 ... +2,147,483,647 (0x8000_0000 ... 0x7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Int64</text:h>
      <text:p text:style-name="P15">An 8-byte value, range -9,223,372,036,854,775,808 ... +9,223,372,036,854,775,807</text:p>
      <text:p text:style-name="P15">(0x8000_0000_0000_0000 ... 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UInt8</text:h>
      <text:p text:style-name="P15">A single byte, range 0... +255. (0x00 ... 0xFF)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UInt16</text:h>
      <text:p text:style-name="P15">A 2-byte value, range 0 ... +65,535 (0x0000 ... 0xF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UInt32</text:h>
      <text:p text:style-name="P15">A 4-byte value, range 0 ... +4,294,967,295 (0x0000_0000 ... 0x8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text:soft-page-break/>UInt64</text:h>
      <text:p text:style-name="P15">An 8-byte value, range 0 ... +18,446,744,073,709,551,615 (0x8000_0000_0000_0000 ...</text:p>
      <text:p text:style-name="P15">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Float32</text:h>
      <text:p text:style-name="P15">A 4-byte value. Accurate to about 6 decimals, range approx 1.1e-38 to 3.4e38</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Float64</text:h>
      <text:p text:style-name="P15">An 8-byte value, range apron 2.2e-308 to 1.7e+308</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6">Endianness is specified by the block endianness or when the block is absent the machine endianness.</text:p>
      <text:h text:style-name="Heading_20_2" text:outline-level="2">String</text:h>
      <text:p text:style-name="P32">String = byte-count [{, UTF8-Byte-Code}]</text:p>
      <text:p text:style-name="P15">The string is a sequence of bytes representing the UTF8 code of the string. The UT8 byte code is preceded by a count of the number of bytes in the byte code.</text:p>
      <text:p text:style-name="P15">The layout is as follows:</text:p>
      <table:table table:name="Table3" table:style-name="Table3">
        <table:table-column table:style-name="Table3.A" table:number-columns-repeated="3"/>
        <table:table-column table:style-name="Table3.D"/>
        <table:table-row table:style-name="TableLine94878693007424">
          <table:table-cell table:style-name="Table3.A1" office:value-type="string">
            <text:p text:style-name="P19">Offset</text:p>
          </table:table-cell>
          <table:table-cell table:style-name="Table3.A1" office:value-type="string">
            <text:p text:style-name="P15">Content</text:p>
          </table:table-cell>
          <table:table-cell table:style-name="Table3.A1" office:value-type="string">
            <text:p text:style-name="P15">Units</text:p>
          </table:table-cell>
          <table:table-cell table:style-name="Table3.D1" office:value-type="string">
            <text:p text:style-name="P15">Bytes</text:p>
          </table:table-cell>
        </table:table-row>
        <table:table-row table:style-name="TableLine94878692943952">
          <table:table-cell table:style-name="Table3.C4" office:value-type="string">
            <text:p text:style-name="P19">0</text:p>
          </table:table-cell>
          <table:table-cell table:style-name="Table3.C4" office:value-type="string">
            <text:p text:style-name="P15">Byte Count</text:p>
          </table:table-cell>
          <table:table-cell table:style-name="Table3.C4" office:value-type="string">
            <text:p text:style-name="P15">UInt32</text:p>
          </table:table-cell>
          <table:table-cell table:style-name="Table3.D4" office:value-type="string">
            <text:p text:style-name="P64">4</text:p>
          </table:table-cell>
        </table:table-row>
        <table:table-row table:style-name="TableLine94878692950608">
          <table:table-cell table:style-name="Table3.C4" office:value-type="string">
            <text:p text:style-name="P65">4</text:p>
          </table:table-cell>
          <table:table-cell table:style-name="Table3.C4" office:value-type="string">
            <text:p text:style-name="P15">UTF8 Byte Code</text:p>
          </table:table-cell>
          <table:table-cell table:style-name="Table3.C4" office:value-type="string">
            <text:p text:style-name="P15">Bytes</text:p>
          </table:table-cell>
          <table:table-cell table:style-name="Table3.D4" office:value-type="string">
            <text:p text:style-name="P15">Byte Count</text:p>
          </table:table-cell>
        </table:table-row>
        <table:table-row table:style-name="TableLine94878692954112">
          <table:table-cell table:style-name="Table3.C4" office:value-type="string">
            <text:p text:style-name="P19">4 + Byte Count</text:p>
          </table:table-cell>
          <table:table-cell table:style-name="Table3.C4" office:value-type="string">
            <text:p text:style-name="P15">Filler</text:p>
          </table:table-cell>
          <table:table-cell table:style-name="Table3.C4" office:value-type="string">
            <text:p text:style-name="P15">Bytes</text:p>
          </table:table-cell>
          <table:table-cell table:style-name="Table3.D4"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String</text:h>
      <text:p text:style-name="P32">CRC-String = CRC32, Byte-Count [{, UTF8-Byte-Code}]</text:p>
      <text:p text:style-name="P15">The string is a sequence of bytes representing the UTF8 code of the string. The UT8 byte code is preceded by the CRC32 of the bytes in the UTF8 byte code and a count of the number of bytes in the byte code.</text:p>
      <text:p text:style-name="P15">The CRC32 uses a seed value of 0.</text:p>
      <text:p text:style-name="P15">The layout is as follows:</text:p>
      <table:table table:name="Table4" table:style-name="Table4">
        <table:table-column table:style-name="Table4.A"/>
        <table:table-column table:style-name="Table4.B"/>
        <table:table-column table:style-name="Table4.C"/>
        <table:table-column table:style-name="Table4.D"/>
        <table:table-row table:style-name="TableLine94878692957152">
          <table:table-cell table:style-name="Table4.A1" office:value-type="string">
            <text:p text:style-name="P19">Offset</text:p>
          </table:table-cell>
          <table:table-cell table:style-name="Table4.A1" office:value-type="string">
            <text:p text:style-name="P15">Content</text:p>
          </table:table-cell>
          <table:table-cell table:style-name="Table4.A1" office:value-type="string">
            <text:p text:style-name="P15">Units</text:p>
          </table:table-cell>
          <table:table-cell table:style-name="Table4.D1" office:value-type="string">
            <text:p text:style-name="P15">Bytes</text:p>
          </table:table-cell>
        </table:table-row>
        <table:table-row table:style-name="TableLine94878692959712">
          <table:table-cell table:style-name="Table4.A5" office:value-type="string">
            <text:p text:style-name="P69">0</text:p>
          </table:table-cell>
          <table:table-cell table:style-name="Table4.B2" office:value-type="string">
            <text:p text:style-name="P15">CRC32</text:p>
          </table:table-cell>
          <table:table-cell table:style-name="Table4.C5" office:value-type="string">
            <text:p text:style-name="P15">UInt32</text:p>
          </table:table-cell>
          <table:table-cell table:style-name="Table4.D2" office:value-type="string">
            <text:p text:style-name="P68">4</text:p>
          </table:table-cell>
        </table:table-row>
        <text:soft-page-break/>
        <table:table-row table:style-name="TableLine94878693028400">
          <table:table-cell table:style-name="Table4.A5" office:value-type="string">
            <text:p text:style-name="P69">4</text:p>
          </table:table-cell>
          <table:table-cell table:style-name="Table4.B3" office:value-type="string">
            <text:p text:style-name="P15">Byte Count</text:p>
          </table:table-cell>
          <table:table-cell table:style-name="Table4.C5" office:value-type="string">
            <text:p text:style-name="P15">UInt32</text:p>
          </table:table-cell>
          <table:table-cell table:style-name="Table4.D3" office:value-type="string">
            <text:p text:style-name="P68">4</text:p>
          </table:table-cell>
        </table:table-row>
        <table:table-row table:style-name="TableLine94878693030400">
          <table:table-cell table:style-name="Table4.A5" office:value-type="string">
            <text:p text:style-name="P69">8</text:p>
          </table:table-cell>
          <table:table-cell table:style-name="Table4.B4" office:value-type="string">
            <text:p text:style-name="P15">UTF8 Byte Code</text:p>
          </table:table-cell>
          <table:table-cell table:style-name="Table4.C5" office:value-type="string">
            <text:p text:style-name="P15">Bytes</text:p>
          </table:table-cell>
          <table:table-cell table:style-name="Table4.D4" office:value-type="string">
            <text:p text:style-name="P15">Byte Count</text:p>
          </table:table-cell>
        </table:table-row>
        <table:table-row table:style-name="TableLine94878693032528">
          <table:table-cell table:style-name="Table4.A5" office:value-type="string">
            <text:p text:style-name="P19">8 + Byte Count</text:p>
          </table:table-cell>
          <table:table-cell table:style-name="Table4.B5" office:value-type="string">
            <text:p text:style-name="P15">Filler</text:p>
          </table:table-cell>
          <table:table-cell table:style-name="Table4.C5" office:value-type="string">
            <text:p text:style-name="P15">Bytes</text:p>
          </table:table-cell>
          <table:table-cell table:style-name="Table4.D5"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95">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32">Binary = byte-count [{, Byte}]</text:p>
      <text:p text:style-name="P15">A binary is a sequence of bytes. The byte sequence is preceded by a count of the number of bytes.</text:p>
      <text:p text:style-name="P15">The layout is as follows:</text:p>
      <table:table table:name="Table5" table:style-name="Table5">
        <table:table-column table:style-name="Table5.A"/>
        <table:table-column table:style-name="Table5.B"/>
        <table:table-column table:style-name="Table5.C" table:number-columns-repeated="2"/>
        <table:table-row table:style-name="TableLine94878693035680">
          <table:table-cell table:style-name="Table5.A1" office:value-type="string">
            <text:p text:style-name="P69">Offset</text:p>
          </table:table-cell>
          <table:table-cell table:style-name="Table5.A1" office:value-type="string">
            <text:p text:style-name="P68">Content</text:p>
          </table:table-cell>
          <table:table-cell table:style-name="Table5.A1" office:value-type="string">
            <text:p text:style-name="P68">Units</text:p>
          </table:table-cell>
          <table:table-cell table:style-name="Table5.D1" office:value-type="string">
            <text:p text:style-name="P68">Count</text:p>
          </table:table-cell>
        </table:table-row>
        <table:table-row table:style-name="TableLine94878693052672">
          <table:table-cell table:style-name="Table5.A4" office:value-type="string">
            <text:p text:style-name="P69">0</text:p>
          </table:table-cell>
          <table:table-cell table:style-name="Table5.B2" office:value-type="string">
            <text:p text:style-name="P15">Byte Count</text:p>
          </table:table-cell>
          <table:table-cell table:style-name="Table5.C4" office:value-type="string">
            <text:p text:style-name="P15">UInt32</text:p>
          </table:table-cell>
          <table:table-cell table:style-name="Table5.D2" office:value-type="string">
            <text:p text:style-name="P68">4</text:p>
          </table:table-cell>
        </table:table-row>
        <table:table-row table:style-name="TableLine94878693055456">
          <table:table-cell table:style-name="Table5.A4" office:value-type="string">
            <text:p text:style-name="P69">4</text:p>
          </table:table-cell>
          <table:table-cell table:style-name="Table5.B3" office:value-type="string">
            <text:p text:style-name="P15">Binary</text:p>
          </table:table-cell>
          <table:table-cell table:style-name="Table5.C4" office:value-type="string">
            <text:p text:style-name="P68">Bytes</text:p>
          </table:table-cell>
          <table:table-cell table:style-name="Table5.D3" office:value-type="string">
            <text:p text:style-name="P68">Byte Count</text:p>
          </table:table-cell>
        </table:table-row>
        <table:table-row table:style-name="TableLine94878693057456">
          <table:table-cell table:style-name="Table5.A4" office:value-type="string">
            <text:p text:style-name="P19">4 + Byte Count </text:p>
          </table:table-cell>
          <table:table-cell table:style-name="Table5.B4" office:value-type="string">
            <text:p text:style-name="P15">Filler</text:p>
          </table:table-cell>
          <table:table-cell table:style-name="Table5.C4" office:value-type="string">
            <text:p text:style-name="P68">Bytes</text:p>
          </table:table-cell>
          <table:table-cell table:style-name="Table5.D4" office:value-type="string">
            <text:p text:style-name="P68">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Binary</text:h>
      <text:p text:style-name="P32">CRC-Binary = CRC32, Byte-Count [{, Byte}]</text:p>
      <text:p text:style-name="P15">A binary is a sequence of bytes. The byte sequence is preceded by a CRC32 over the bytes in the binary and a count of the number of bytes.</text:p>
      <text:p text:style-name="P15">The CRC32 uses a seed value of -<text:span text:style-name="T93">1</text:span>.</text:p>
      <text:p text:style-name="P15">The layout is as follows:</text:p>
      <table:table table:name="Table6" table:style-name="Table6">
        <table:table-column table:style-name="Table6.A" table:number-columns-repeated="3"/>
        <table:table-column table:style-name="Table6.D"/>
        <table:table-row table:style-name="TableLine94878693059984">
          <table:table-cell table:style-name="Table6.A1" office:value-type="string">
            <text:p text:style-name="P71">Offset</text:p>
          </table:table-cell>
          <table:table-cell table:style-name="Table6.A1" office:value-type="string">
            <text:p text:style-name="P70">Content</text:p>
          </table:table-cell>
          <table:table-cell table:style-name="Table6.A1" office:value-type="string">
            <text:p text:style-name="P70">Units</text:p>
          </table:table-cell>
          <table:table-cell table:style-name="Table6.D1" office:value-type="string">
            <text:p text:style-name="P70">Count</text:p>
          </table:table-cell>
        </table:table-row>
        <table:table-row table:style-name="TableLine94878693080960">
          <table:table-cell table:style-name="Table6.C5" office:value-type="string">
            <text:p text:style-name="P71">0</text:p>
          </table:table-cell>
          <table:table-cell table:style-name="Table6.C5" office:value-type="string">
            <text:p text:style-name="P70">CRC32</text:p>
          </table:table-cell>
          <table:table-cell table:style-name="Table6.C5" office:value-type="string">
            <text:p text:style-name="P70">UInt32</text:p>
          </table:table-cell>
          <table:table-cell table:style-name="Table6.D5" office:value-type="string">
            <text:p text:style-name="P70">4</text:p>
          </table:table-cell>
        </table:table-row>
        <table:table-row table:style-name="TableLine94878693082784">
          <table:table-cell table:style-name="Table6.C5" office:value-type="string">
            <text:p text:style-name="P71">4</text:p>
          </table:table-cell>
          <table:table-cell table:style-name="Table6.C5" office:value-type="string">
            <text:p text:style-name="P70">Byte Count</text:p>
          </table:table-cell>
          <table:table-cell table:style-name="Table6.C5" office:value-type="string">
            <text:p text:style-name="P70">UInt32</text:p>
          </table:table-cell>
          <table:table-cell table:style-name="Table6.D5" office:value-type="string">
            <text:p text:style-name="P70">4</text:p>
          </table:table-cell>
        </table:table-row>
        <table:table-row table:style-name="TableLine94878693083696">
          <table:table-cell table:style-name="Table6.C5" office:value-type="string">
            <text:p text:style-name="P71">8</text:p>
          </table:table-cell>
          <table:table-cell table:style-name="Table6.C5" office:value-type="string">
            <text:p text:style-name="P70">Binary</text:p>
          </table:table-cell>
          <table:table-cell table:style-name="Table6.C5" office:value-type="string">
            <text:p text:style-name="P70">Bytes</text:p>
          </table:table-cell>
          <table:table-cell table:style-name="Table6.D5" office:value-type="string">
            <text:p text:style-name="P70">Byte Count</text:p>
          </table:table-cell>
        </table:table-row>
        <table:table-row table:style-name="TableLine94878693084736">
          <table:table-cell table:style-name="Table6.C5" office:value-type="string">
            <text:p text:style-name="P71">8 + Byte Count</text:p>
          </table:table-cell>
          <table:table-cell table:style-name="Table6.C5" office:value-type="string">
            <text:p text:style-name="P70">Filler</text:p>
          </table:table-cell>
          <table:table-cell table:style-name="Table6.C5" office:value-type="string">
            <text:p text:style-name="P70">Bytes</text:p>
          </table:table-cell>
          <table:table-cell table:style-name="Table6.D5" office:value-type="string">
            <text:p text:style-name="P70">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95">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5">Contains a sequence of elements. All of the same byte count (length) and of the same type.</text:p>
      <text:p text:style-name="P15">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878693086432">
          <table:table-cell table:style-name="Table7.A1" office:value-type="string">
            <text:p text:style-name="P58">Offset</text:p>
          </table:table-cell>
          <table:table-cell table:style-name="Table7.A1" office:value-type="string">
            <text:p text:style-name="P70">Content</text:p>
          </table:table-cell>
          <table:table-cell table:style-name="Table7.A1" office:value-type="string">
            <text:p text:style-name="P70">Units</text:p>
          </table:table-cell>
          <table:table-cell table:style-name="Table7.D1" office:value-type="string">
            <text:p text:style-name="P70">Bytes</text:p>
          </table:table-cell>
        </table:table-row>
        <table:table-row table:style-name="TableLine94878693122336">
          <table:table-cell table:style-name="Table7.A7" office:value-type="string">
            <text:p text:style-name="P58">0</text:p>
          </table:table-cell>
          <table:table-cell table:style-name="Table7.C7" office:value-type="string">
            <text:p text:style-name="P70">Reserved</text:p>
          </table:table-cell>
          <table:table-cell table:style-name="Table7.C7" office:value-type="string">
            <text:p text:style-name="P70">UInt32</text:p>
          </table:table-cell>
          <table:table-cell table:style-name="Table7.D7" office:value-type="string">
            <text:p text:style-name="P70">4</text:p>
          </table:table-cell>
        </table:table-row>
        <table:table-row table:style-name="TableLine94878693124512">
          <table:table-cell table:style-name="Table7.A7" office:value-type="string">
            <text:p text:style-name="P58">4</text:p>
          </table:table-cell>
          <table:table-cell table:style-name="Table7.C7" office:value-type="string">
            <text:p text:style-name="P70">Element-Type</text:p>
          </table:table-cell>
          <table:table-cell table:style-name="Table7.C7" office:value-type="string">
            <text:p text:style-name="P70">Item-Type</text:p>
          </table:table-cell>
          <table:table-cell table:style-name="Table7.D7" office:value-type="string">
            <text:p text:style-name="P70">1</text:p>
          </table:table-cell>
        </table:table-row>
        <table:table-row table:style-name="TableLine94878693125424">
          <table:table-cell table:style-name="Table7.A7" office:value-type="string">
            <text:p text:style-name="P58">5</text:p>
          </table:table-cell>
          <table:table-cell table:style-name="Table7.C7" office:value-type="string">
            <text:p text:style-name="P70">Zero</text:p>
          </table:table-cell>
          <table:table-cell table:style-name="Table7.C7" office:value-type="string">
            <text:p text:style-name="P70">Bytes</text:p>
          </table:table-cell>
          <table:table-cell table:style-name="Table7.D7" office:value-type="string">
            <text:p text:style-name="P70">3</text:p>
          </table:table-cell>
        </table:table-row>
        <table:table-row table:style-name="TableLine94878693126384">
          <table:table-cell table:style-name="Table7.A7" office:value-type="string">
            <text:p text:style-name="P58">8</text:p>
          </table:table-cell>
          <table:table-cell table:style-name="Table7.C7" office:value-type="string">
            <text:p text:style-name="P70">Element-Count</text:p>
          </table:table-cell>
          <table:table-cell table:style-name="Table7.C7" office:value-type="string">
            <text:p text:style-name="P70">UInt32</text:p>
          </table:table-cell>
          <table:table-cell table:style-name="Table7.D7" office:value-type="string">
            <text:p text:style-name="P70">4</text:p>
          </table:table-cell>
        </table:table-row>
        <table:table-row table:style-name="TableLine94878693127808">
          <table:table-cell table:style-name="Table7.A7" office:value-type="string">
            <text:p text:style-name="P58">12</text:p>
          </table:table-cell>
          <table:table-cell table:style-name="Table7.C7" office:value-type="string">
            <text:p text:style-name="P70">Element-Byte-Count</text:p>
          </table:table-cell>
          <table:table-cell table:style-name="Table7.C7" office:value-type="string">
            <text:p text:style-name="P70">UInt32</text:p>
          </table:table-cell>
          <table:table-cell table:style-name="Table7.D7" office:value-type="string">
            <text:p text:style-name="P70">4</text:p>
          </table:table-cell>
        </table:table-row>
        <table:table-row table:style-name="TableLine94878693128832">
          <table:table-cell table:style-name="Table7.A7" office:value-type="string">
            <text:p text:style-name="P58">16</text:p>
          </table:table-cell>
          <table:table-cell table:style-name="Table7.C7" office:value-type="string">
            <text:p text:style-name="P70">Array</text:p>
          </table:table-cell>
          <table:table-cell table:style-name="Table7.C7" office:value-type="string">
            <text:p text:style-name="P70">Element</text:p>
          </table:table-cell>
          <table:table-cell table:style-name="Table7.D7" office:value-type="string">
            <text:p text:style-name="P70">Element-Count * Element-Byte-Count</text:p>
          </table:table-cell>
        </table:table-row>
        <table:table-row table:style-name="TableLine94878693129904">
          <table:table-cell table:style-name="Table7.A8" office:value-type="string">
            <text:p text:style-name="P57">16 + Element-<text:span text:style-name="T94">Count</text:span> *</text:p>
            <text:p text:style-name="P57">Element-Byte-<text:span text:style-name="T94">Count</text:span></text:p>
          </table:table-cell>
          <table:table-cell table:style-name="Table7.C8" office:value-type="string">
            <text:p text:style-name="P70">Filler</text:p>
          </table:table-cell>
          <table:table-cell table:style-name="Table7.C8" office:value-type="string">
            <text:p text:style-name="P70">Bytes</text:p>
          </table:table-cell>
          <table:table-cell table:style-name="Table7.D8" office:value-type="string">
            <text:p text:style-name="P70">As needed</text:p>
          </table:table-cell>
        </table:table-row>
      </table:table>
      <text:p text:style-name="P6"/>
      <text:p text:style-name="P15">When an array is contained in an array or table, it is included as an item.</text:p>
      <text:p text:style-name="P15"><text:span text:style-name="T95">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5">Contains a sequence of other items.</text:p>
      <text:p text:style-name="P32">Sequence = Count [{,Item}]]</text:p>
      <text:p text:style-name="P15">A sequence does not place any restrictions on the items it contains. (Unlike a dictionary)</text:p>
      <text:p text:style-name="P15">The layout is as follows:</text:p>
      <table:table table:name="Table8" table:style-name="Table8">
        <table:table-column table:style-name="Table8.A" table:number-columns-repeated="3"/>
        <table:table-column table:style-name="Table8.D"/>
        <table:table-row table:style-name="TableLine94878693100192">
          <table:table-cell table:style-name="Table8.A1" office:value-type="string">
            <text:p text:style-name="P73">Offset</text:p>
          </table:table-cell>
          <table:table-cell table:style-name="Table8.A1" office:value-type="string">
            <text:p text:style-name="P72">Content</text:p>
          </table:table-cell>
          <table:table-cell table:style-name="Table8.A1" office:value-type="string">
            <text:p text:style-name="P72">Units</text:p>
          </table:table-cell>
          <table:table-cell table:style-name="Table8.D1" office:value-type="string">
            <text:p text:style-name="P72">Bytes</text:p>
          </table:table-cell>
        </table:table-row>
        <table:table-row table:style-name="TableLine94878693150864">
          <table:table-cell table:style-name="Table8.C5" office:value-type="string">
            <text:p text:style-name="P73">0</text:p>
          </table:table-cell>
          <table:table-cell table:style-name="Table8.C5" office:value-type="string">
            <text:p text:style-name="P72">Reserved</text:p>
          </table:table-cell>
          <table:table-cell table:style-name="Table8.C5" office:value-type="string">
            <text:p text:style-name="P72">UInt32</text:p>
          </table:table-cell>
          <table:table-cell table:style-name="Table8.D5" office:value-type="string">
            <text:p text:style-name="P72">4</text:p>
          </table:table-cell>
        </table:table-row>
        <table:table-row table:style-name="TableLine94878693152640">
          <table:table-cell table:style-name="Table8.C5" office:value-type="string">
            <text:p text:style-name="P73">4</text:p>
          </table:table-cell>
          <table:table-cell table:style-name="Table8.C5" office:value-type="string">
            <text:p text:style-name="P72">Count</text:p>
          </table:table-cell>
          <table:table-cell table:style-name="Table8.C5" office:value-type="string">
            <text:p text:style-name="P72">UInt32</text:p>
          </table:table-cell>
          <table:table-cell table:style-name="Table8.D5" office:value-type="string">
            <text:p text:style-name="P72">4</text:p>
          </table:table-cell>
        </table:table-row>
        <table:table-row table:style-name="TableLine94878693153552">
          <table:table-cell table:style-name="Table8.C5" office:value-type="string">
            <text:p text:style-name="P73">8</text:p>
          </table:table-cell>
          <table:table-cell table:style-name="Table8.C5" office:value-type="string">
            <text:p text:style-name="P72">Items</text:p>
          </table:table-cell>
          <table:table-cell table:style-name="Table8.C5" office:value-type="string">
            <text:p text:style-name="P72">Item</text:p>
          </table:table-cell>
          <table:table-cell table:style-name="Table8.D5" office:value-type="string">
            <text:p text:style-name="P72">As needed</text:p>
          </table:table-cell>
        </table:table-row>
        <table:table-row table:style-name="TableLine94878693154592">
          <table:table-cell table:style-name="Table8.C5" office:value-type="string">
            <text:p text:style-name="P73">As needed</text:p>
          </table:table-cell>
          <table:table-cell table:style-name="Table8.C5" office:value-type="string">
            <text:p text:style-name="P72">Filler</text:p>
          </table:table-cell>
          <table:table-cell table:style-name="Table8.C5" office:value-type="string">
            <text:p text:style-name="P72">Bytes</text:p>
          </table:table-cell>
          <table:table-cell table:style-name="Table8.D5" office:value-type="string">
            <text:p text:style-name="P72">As needed</text:p>
          </table:table-cell>
        </table:table-row>
      </table:table>
      <text:p text:style-name="P14"/>
      <text:p text:style-name="P13">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96">(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01">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02">Field</text:span>ByteCount,<text:tab/>(* 1 bytes *)</text:p>
      <text:p text:style-name="P2"><text:tab/>ColumnFieldType,<text:tab/><text:tab/><text:tab/>(* 1 bytes *)</text:p>
      <text:p text:style-name="Standard"><text:span text:style-name="T45"><text:tab/>ColumnName</text:span><text:span text:style-name="T48">Field</text:span><text:span text:style-name="T45">Offset,<text:tab/>(* 4 bytes *)</text:span></text:p>
      <text:p text:style-name="P2"><text:tab/>ColumnFieldOffset,<text:tab/><text:tab/>(* 4 bytes *)</text:p>
      <text:p text:style-name="P2"><text:tab/>ColumnFieldByteCount<text:tab/><text:tab/>(* 4 bytes *)</text:p>
      <text:p text:style-name="P2"/>
      <text:p text:style-name="Standard"><text:span text:style-name="T45">ColumnName = </text:span><text:span text:style-name="T47">Ascii</text:span><text:span text:style-name="T45">-Byte-Count {, </text:span><text:span text:style-name="T47">Ascii</text:span><text:span text:style-name="T45">-Byte-Code } (* Max 248 bytes *)</text:span></text:p>
      <text:p text:style-name="P2"/>
      <text:p text:style-name="P2">Row = {, ColumnValue } (* 8 byte boundary aligned *)</text:p>
      <text:p text:style-name="P2"/>
      <text:p text:style-name="P15"><text:span text:style-name="T44">RowCount</text:span>: The number of rows in this table (UInt32)</text:p>
      <text:p text:style-name="P15"><text:span text:style-name="T44">ColumnCount</text:span>: The number of columns in this table (UInt32)</text:p>
      <text:p text:style-name="P15"><text:span text:style-name="T76">Field</text:span><text:span text:style-name="T44">sOffset</text:span>: The offset from the start of the value field to the first byte of value of the first column in the first row.</text:p>
      <text:p text:style-name="P15"><text:span text:style-name="T44">RowByteCount</text:span>: The number of bytes in a row, is equal to the value of all columnValueByteCounts added together.</text:p>
      <text:p text:style-name="P15"><text:span text:style-name="T44">ColumnDescriptor</text:span>: There is a column descriptor for each column, containing descriptions of the name and value for that column. Each column descriptor is 16 bytes, and all column descriptors are arranged sequentially.</text:p>
      <text:p text:style-name="P14"><text:span text:style-name="T45">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5"><text:span text:style-name="T44">ColumnName</text:span><text:span text:style-name="T77">Field</text:span><text:span text:style-name="T44">ByteCount</text:span>: The number of bytes for the UTF8-byte sequence of the column name. (Not the number of used bytes, this is part of the ColumnName field)</text:p>
      <text:p text:style-name="P14"><text:span text:style-name="T45">Column</text:span><text:span text:style-name="T48">Field</text:span><text:span text:style-name="T45">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50"><text:span text:style-name="T45">Column</text:span><text:span text:style-name="T49">Name</text:span><text:span text:style-name="T48">Field</text:span><text:span text:style-name="T45">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14"><text:span text:style-name="T45">Column</text:span><text:span text:style-name="T48">Field</text:span><text:span text:style-name="T45">Offset</text:span><text:span text:style-name="T1">: The offset from the start of the row where this column ’s value is located.</text:span></text:p>
      <text:p text:style-name="P14"><text:span text:style-name="T45">Column</text:span><text:span text:style-name="T48">Field</text:span><text:span text:style-name="T45">ByteCount</text:span><text:span text:style-name="T1">: The number of bytes in the column’s value.</text:span></text:p>
      <text:p text:style-name="P15">The ColumnDescriptor and ColumnName are located in two different area’s. The descriptor contains an offset into ColumnNames field. For each descriptor there must be one column name and vice versa.</text:p>
      <text:p text:style-name="P14"><text:span text:style-name="T1">Column names must be unique inside a table. Column names have a maximum length of 245 </text:span><text:span text:style-name="T3">ASCII</text:span><text:span text:style-name="T1"> byte code bytes.</text:span></text:p>
      <text:p text:style-name="P15">Note: An API should probably set the initial content of a column field when a row is added to all zero to prevent/detect illegal content.</text:p>
      <text:p text:style-name="P15">The layout of the table value field is as follows:</text:p>
      <table:table table:name="Table9" table:style-name="Table9">
        <table:table-column table:style-name="Table9.A" table:number-columns-repeated="3"/>
        <table:table-column table:style-name="Table9.D"/>
        <table:table-row table:style-name="TableLine94878693156880">
          <table:table-cell table:style-name="Table9.A1" office:value-type="string">
            <text:p text:style-name="P75">Offset</text:p>
          </table:table-cell>
          <table:table-cell table:style-name="Table9.A1" office:value-type="string">
            <text:p text:style-name="P74">Content</text:p>
          </table:table-cell>
          <table:table-cell table:style-name="Table9.A1" office:value-type="string">
            <text:p text:style-name="P74">Units</text:p>
          </table:table-cell>
          <table:table-cell table:style-name="Table9.D1" office:value-type="string">
            <text:p text:style-name="P74">Bytes</text:p>
          </table:table-cell>
        </table:table-row>
        <table:table-row table:style-name="TableLine94878693217952">
          <table:table-cell table:style-name="Table9.C9" office:value-type="string">
            <text:p text:style-name="P75">0</text:p>
          </table:table-cell>
          <table:table-cell table:style-name="Table9.C9" office:value-type="string">
            <text:p text:style-name="P74">Row Count</text:p>
          </table:table-cell>
          <table:table-cell table:style-name="Table9.C9" office:value-type="string">
            <text:p text:style-name="P74">UInt32</text:p>
          </table:table-cell>
          <table:table-cell table:style-name="Table9.D9" office:value-type="string">
            <text:p text:style-name="P74">4</text:p>
          </table:table-cell>
        </table:table-row>
        <table:table-row table:style-name="TableLine94878693219520">
          <table:table-cell table:style-name="Table9.C9" office:value-type="string">
            <text:p text:style-name="P75">4</text:p>
          </table:table-cell>
          <table:table-cell table:style-name="Table9.C9" office:value-type="string">
            <text:p text:style-name="P74">Column Count</text:p>
          </table:table-cell>
          <table:table-cell table:style-name="Table9.C9" office:value-type="string">
            <text:p text:style-name="P74">UInt32</text:p>
          </table:table-cell>
          <table:table-cell table:style-name="Table9.D9" office:value-type="string">
            <text:p text:style-name="P74">4</text:p>
          </table:table-cell>
        </table:table-row>
        <table:table-row table:style-name="TableLine94878693220432">
          <table:table-cell table:style-name="Table9.C9" office:value-type="string">
            <text:p text:style-name="P75">8</text:p>
          </table:table-cell>
          <table:table-cell table:style-name="Table9.C9" office:value-type="string">
            <text:p text:style-name="P104"><text:span text:style-name="T6">Field</text:span><text:span text:style-name="T7">s Offset</text:span></text:p>
          </table:table-cell>
          <table:table-cell table:style-name="Table9.C9" office:value-type="string">
            <text:p text:style-name="P74">UInt32</text:p>
          </table:table-cell>
          <table:table-cell table:style-name="Table9.D9" office:value-type="string">
            <text:p text:style-name="P74">4</text:p>
          </table:table-cell>
        </table:table-row>
        <table:table-row table:style-name="TableLine94878693221472">
          <table:table-cell table:style-name="Table9.C9" office:value-type="string">
            <text:p text:style-name="P75">12</text:p>
          </table:table-cell>
          <table:table-cell table:style-name="Table9.C9" office:value-type="string">
            <text:p text:style-name="P74">Row Byte Count</text:p>
          </table:table-cell>
          <table:table-cell table:style-name="Table9.C9" office:value-type="string">
            <text:p text:style-name="P74">UInt32</text:p>
          </table:table-cell>
          <table:table-cell table:style-name="Table9.D9" office:value-type="string">
            <text:p text:style-name="P74">4</text:p>
          </table:table-cell>
        </table:table-row>
        <table:table-row table:style-name="TableLine94878693222896">
          <table:table-cell table:style-name="Table9.C9" office:value-type="string">
            <text:p text:style-name="P75">16</text:p>
          </table:table-cell>
          <table:table-cell table:style-name="Table9.C9" office:value-type="string">
            <text:p text:style-name="P74">Column Descriptors</text:p>
          </table:table-cell>
          <table:table-cell table:style-name="Table9.C9" office:value-type="string">
            <text:p text:style-name="P74">Column Descriptor</text:p>
          </table:table-cell>
          <table:table-cell table:style-name="Table9.D9" office:value-type="string">
            <text:p text:style-name="P74">16 * Column Count</text:p>
          </table:table-cell>
        </table:table-row>
        <text:soft-page-break/>
        <table:table-row table:style-name="TableLine94878693223920">
          <table:table-cell table:style-name="Table9.C9" office:value-type="string">
            <text:p text:style-name="P75">16 + 16 * Column Count</text:p>
          </table:table-cell>
          <table:table-cell table:style-name="Table9.C9" office:value-type="string">
            <text:p text:style-name="P74">Column Names</text:p>
          </table:table-cell>
          <table:table-cell table:style-name="Table9.C9" office:value-type="string">
            <text:p text:style-name="P74">Column Name</text:p>
          </table:table-cell>
          <table:table-cell table:style-name="Table9.D9" office:value-type="string">
            <text:p text:style-name="P74">As needed</text:p>
          </table:table-cell>
        </table:table-row>
        <table:table-row table:style-name="TableLine94878693224992">
          <table:table-cell table:style-name="Table9.C9" office:value-type="string">
            <text:p text:style-name="P75">Rows Offset</text:p>
          </table:table-cell>
          <table:table-cell table:style-name="Table9.C9" office:value-type="string">
            <text:p text:style-name="P74">Rows (Fields)</text:p>
          </table:table-cell>
          <table:table-cell table:style-name="Table9.C9" office:value-type="string">
            <text:p text:style-name="P74">Rows</text:p>
          </table:table-cell>
          <table:table-cell table:style-name="Table9.D9" office:value-type="string">
            <text:p text:style-name="P74">Row Count * Row Byte Count</text:p>
          </table:table-cell>
        </table:table-row>
        <table:table-row table:style-name="TableLine94878693226064">
          <table:table-cell table:style-name="Table9.C9" office:value-type="string">
            <text:p text:style-name="P75">Rows Offset + Row Count * Row Byte Count</text:p>
          </table:table-cell>
          <table:table-cell table:style-name="Table9.C9" office:value-type="string">
            <text:p text:style-name="P74">Filler</text:p>
          </table:table-cell>
          <table:table-cell table:style-name="Table9.C9" office:value-type="string">
            <text:p text:style-name="P74">Bytes</text:p>
          </table:table-cell>
          <table:table-cell table:style-name="Table9.D9" office:value-type="string">
            <text:p text:style-name="P74">As needed</text:p>
          </table:table-cell>
        </table:table-row>
      </table:table>
      <text:p text:style-name="P14"/>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878693228112">
          <table:table-cell table:style-name="Table10.A1" office:value-type="string">
            <text:p text:style-name="P101">Offset</text:p>
          </table:table-cell>
          <table:table-cell table:style-name="Table10.A1" office:value-type="string">
            <text:p text:style-name="P100">Content</text:p>
          </table:table-cell>
          <table:table-cell table:style-name="Table10.A1" office:value-type="string">
            <text:p text:style-name="P100">Units</text:p>
          </table:table-cell>
          <table:table-cell table:style-name="Table10.D1" office:value-type="string">
            <text:p text:style-name="P100">Bytes</text:p>
          </table:table-cell>
        </table:table-row>
        <table:table-row table:style-name="TableLine94878693248720">
          <table:table-cell table:style-name="Table10.A7" office:value-type="string">
            <text:p text:style-name="P77">0</text:p>
          </table:table-cell>
          <table:table-cell table:style-name="Table10.B2" office:value-type="string">
            <text:p text:style-name="P76">Column Name CRC16</text:p>
          </table:table-cell>
          <table:table-cell table:style-name="Table10.C7" office:value-type="string">
            <text:p text:style-name="P76">UInt16</text:p>
          </table:table-cell>
          <table:table-cell table:style-name="Table10.D2" office:value-type="string">
            <text:p text:style-name="P76">2</text:p>
          </table:table-cell>
        </table:table-row>
        <table:table-row table:style-name="TableLine94878693251120">
          <table:table-cell table:style-name="Table10.A7" office:value-type="string">
            <text:p text:style-name="P77">2</text:p>
          </table:table-cell>
          <table:table-cell table:style-name="Table10.B3" office:value-type="string">
            <text:p text:style-name="P76">Column Name Field Byte Count</text:p>
          </table:table-cell>
          <table:table-cell table:style-name="Table10.C7" office:value-type="string">
            <text:p text:style-name="P76">UInt8</text:p>
          </table:table-cell>
          <table:table-cell table:style-name="Table10.D3" office:value-type="string">
            <text:p text:style-name="P76">1</text:p>
          </table:table-cell>
        </table:table-row>
        <table:table-row table:style-name="TableLine94878693253120">
          <table:table-cell table:style-name="Table10.A7" office:value-type="string">
            <text:p text:style-name="P77">3</text:p>
          </table:table-cell>
          <table:table-cell table:style-name="Table10.B4" office:value-type="string">
            <text:p text:style-name="P76">Column Field Type</text:p>
          </table:table-cell>
          <table:table-cell table:style-name="Table10.C7" office:value-type="string">
            <text:p text:style-name="P76">Item Type</text:p>
          </table:table-cell>
          <table:table-cell table:style-name="Table10.D4" office:value-type="string">
            <text:p text:style-name="P76">1</text:p>
          </table:table-cell>
        </table:table-row>
        <table:table-row table:style-name="TableLine94878693255248">
          <table:table-cell table:style-name="Table10.A7" office:value-type="string">
            <text:p text:style-name="P77">4</text:p>
          </table:table-cell>
          <table:table-cell table:style-name="Table10.B5" office:value-type="string">
            <text:p text:style-name="P103"><text:span text:style-name="T4">Column Name </text:span><text:span text:style-name="T5">Field</text:span><text:span text:style-name="T4"> Offset</text:span></text:p>
          </table:table-cell>
          <table:table-cell table:style-name="Table10.C7" office:value-type="string">
            <text:p text:style-name="P76">UInt32</text:p>
          </table:table-cell>
          <table:table-cell table:style-name="Table10.D5" office:value-type="string">
            <text:p text:style-name="P76">4</text:p>
          </table:table-cell>
        </table:table-row>
        <table:table-row table:style-name="TableLine94878693257728">
          <table:table-cell table:style-name="Table10.A7" office:value-type="string">
            <text:p text:style-name="P77">8</text:p>
          </table:table-cell>
          <table:table-cell table:style-name="Table10.B6" office:value-type="string">
            <text:p text:style-name="P76">Column Field Offset</text:p>
          </table:table-cell>
          <table:table-cell table:style-name="Table10.C7" office:value-type="string">
            <text:p text:style-name="P76">UInt32</text:p>
          </table:table-cell>
          <table:table-cell table:style-name="Table10.D6" office:value-type="string">
            <text:p text:style-name="P76">4</text:p>
          </table:table-cell>
        </table:table-row>
        <table:table-row table:style-name="TableLine94878693259728">
          <table:table-cell table:style-name="Table10.A7" office:value-type="string">
            <text:p text:style-name="P77">12</text:p>
          </table:table-cell>
          <table:table-cell table:style-name="Table10.B7" office:value-type="string">
            <text:p text:style-name="P76">Column Field Byte Count</text:p>
          </table:table-cell>
          <table:table-cell table:style-name="Table10.C7" office:value-type="string">
            <text:p text:style-name="P76">UInt32</text:p>
          </table:table-cell>
          <table:table-cell table:style-name="Table10.D7" office:value-type="string">
            <text:p text:style-name="P76">4</text:p>
          </table:table-cell>
        </table:table-row>
      </table:table>
      <text:p text:style-name="Standard"/>
      <text:p text:style-name="P3">The layout of the Column Name <text:span text:style-name="T100">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878693263488">
          <table:table-cell table:style-name="Table11.A1" office:value-type="string">
            <text:p text:style-name="P100">Offset</text:p>
          </table:table-cell>
          <table:table-cell table:style-name="Table11.A1" office:value-type="string">
            <text:p text:style-name="P100">Content</text:p>
          </table:table-cell>
          <table:table-cell table:style-name="Table11.A1" office:value-type="string">
            <text:p text:style-name="P100">Units</text:p>
          </table:table-cell>
          <table:table-cell table:style-name="Table11.D1" office:value-type="string">
            <text:p text:style-name="P100">Bytes</text:p>
          </table:table-cell>
        </table:table-row>
        <table:table-row table:style-name="TableLine94878693273216">
          <table:table-cell table:style-name="Table11.A3" office:value-type="string">
            <text:p text:style-name="P76">0</text:p>
          </table:table-cell>
          <table:table-cell table:style-name="Table11.B2" office:value-type="string">
            <text:p text:style-name="P76">Column Name Byte Count</text:p>
          </table:table-cell>
          <table:table-cell table:style-name="Table11.C3" office:value-type="string">
            <text:p text:style-name="P76">UInt8</text:p>
          </table:table-cell>
          <table:table-cell table:style-name="Table11.D2" office:value-type="string">
            <text:p text:style-name="P76">1</text:p>
          </table:table-cell>
        </table:table-row>
        <table:table-row table:style-name="TableLine94878693275312">
          <table:table-cell table:style-name="Table11.A3" office:value-type="string">
            <text:p text:style-name="P76">4</text:p>
          </table:table-cell>
          <table:table-cell table:style-name="Table11.B3" office:value-type="string">
            <text:p text:style-name="P76">Column Name ASCII <text:span text:style-name="T98">B</text:span>yte Co<text:span text:style-name="T99">de</text:span></text:p>
          </table:table-cell>
          <table:table-cell table:style-name="Table11.C3" office:value-type="string">
            <text:p text:style-name="P76">Bytes</text:p>
          </table:table-cell>
          <table:table-cell table:style-name="Table11.D3" office:value-type="string">
            <text:p text:style-name="P76">Column Name Byte Count</text:p>
          </table:table-cell>
        </table:table-row>
      </table:table>
      <text:h text:style-name="Heading_20_2" text:outline-level="2">UUID</text:h>
      <text:p text:style-name="P15">An array of 16 bytes.</text:p>
      <text:p text:style-name="P32">UUID = Bytes<text:tab/><text:tab/>(* 16 bytes, UInt8 *)</text:p>
      <text:p text:style-name="P15">When stored in an item the value will be stored in the first 16 consecutive bytes in the value field.</text:p>
      <text:p text:style-name="P15">When stored in an array or table the value will be stored in the first 16 consecutive bytes in the value field.</text:p>
      <text:p text:style-name="P15">The small-value field is not used.</text:p>
      <text:p text:style-name="P15">There is no endianness associated wit this value.</text:p>
      <text:h text:style-name="Heading_20_2" text:outline-level="2">Color</text:h>
      <text:p text:style-name="P15">Four (4) UInt8 values that together make up a color specification. Stored in the sequence R(ed), G(reen), B(lue), A(lpha).</text:p>
      <text:p text:style-name="P32">Color =</text:p>
      <text:p text:style-name="P33"><text:s/><text:tab/>Red,<text:tab/><text:tab/>(* 1 bytes, UInt8 *)</text:p>
      <text:p text:style-name="P33"><text:tab/>Green, <text:s/><text:tab/>(* 1 bytes, UInt8 *)</text:p>
      <text:p text:style-name="P32"><text:tab/>Blue,<text:tab/><text:tab/>(* 1 bytes, UInt8 *)</text:p>
      <text:p text:style-name="P32"><text:tab/>Alpha<text:tab/><text:tab/>(* 1 bytes, UInt8 *)</text:p>
      <text:p text:style-name="P15">When stored in an item the values will be stored in the small value field.</text:p>
      <text:p text:style-name="P15">When stored in an array or table the value will be stored in the first 4 consecutive bytes in the value field.</text:p>
      <text:p text:style-name="P15">The layout is as follows:</text:p>
      <table:table table:name="Table12" table:style-name="Table12">
        <table:table-column table:style-name="Table12.A" table:number-columns-repeated="3"/>
        <table:table-column table:style-name="Table12.D"/>
        <table:table-row table:style-name="TableLine94878693280544">
          <table:table-cell table:style-name="Table12.A1" office:value-type="string">
            <text:p text:style-name="P79">Offset</text:p>
          </table:table-cell>
          <table:table-cell table:style-name="Table12.A1" office:value-type="string">
            <text:p text:style-name="P78">Content</text:p>
          </table:table-cell>
          <table:table-cell table:style-name="Table12.A1" office:value-type="string">
            <text:p text:style-name="P78">Units</text:p>
          </table:table-cell>
          <table:table-cell table:style-name="Table12.D1" office:value-type="string">
            <text:p text:style-name="P78">Bytes</text:p>
          </table:table-cell>
        </table:table-row>
        <table:table-row table:style-name="TableLine94878693303584">
          <table:table-cell table:style-name="Table12.C5" office:value-type="string">
            <text:p text:style-name="P79">0</text:p>
          </table:table-cell>
          <table:table-cell table:style-name="Table12.C5" office:value-type="string">
            <text:p text:style-name="P78">Red</text:p>
          </table:table-cell>
          <table:table-cell table:style-name="Table12.C5" office:value-type="string">
            <text:p text:style-name="P78">UInt8</text:p>
          </table:table-cell>
          <table:table-cell table:style-name="Table12.D5" office:value-type="string">
            <text:p text:style-name="P78">1</text:p>
          </table:table-cell>
        </table:table-row>
        <table:table-row table:style-name="TableLine94878693305152">
          <table:table-cell table:style-name="Table12.C5" office:value-type="string">
            <text:p text:style-name="P80">1</text:p>
          </table:table-cell>
          <table:table-cell table:style-name="Table12.C5" office:value-type="string">
            <text:p text:style-name="P78">Green</text:p>
          </table:table-cell>
          <table:table-cell table:style-name="Table12.C5" office:value-type="string">
            <text:p text:style-name="P78">UInt8</text:p>
          </table:table-cell>
          <table:table-cell table:style-name="Table12.D5" office:value-type="string">
            <text:p text:style-name="P78">1</text:p>
          </table:table-cell>
        </table:table-row>
        <table:table-row table:style-name="TableLine94878693306064">
          <table:table-cell table:style-name="Table12.C5" office:value-type="string">
            <text:p text:style-name="P80">2</text:p>
          </table:table-cell>
          <table:table-cell table:style-name="Table12.C5" office:value-type="string">
            <text:p text:style-name="P78">Blue</text:p>
          </table:table-cell>
          <table:table-cell table:style-name="Table12.C5" office:value-type="string">
            <text:p text:style-name="P78">UInt8</text:p>
          </table:table-cell>
          <table:table-cell table:style-name="Table12.D5" office:value-type="string">
            <text:p text:style-name="P78">1</text:p>
          </table:table-cell>
        </table:table-row>
        <text:soft-page-break/>
        <table:table-row table:style-name="TableLine94878693307104">
          <table:table-cell table:style-name="Table12.C5" office:value-type="string">
            <text:p text:style-name="P80">3</text:p>
          </table:table-cell>
          <table:table-cell table:style-name="Table12.C5" office:value-type="string">
            <text:p text:style-name="P78">Alpha</text:p>
          </table:table-cell>
          <table:table-cell table:style-name="Table12.C5" office:value-type="string">
            <text:p text:style-name="P78">UInt8</text:p>
          </table:table-cell>
          <table:table-cell table:style-name="Table12.D5" office:value-type="string">
            <text:p text:style-name="P78">1</text:p>
          </table:table-cell>
        </table:table-row>
      </table:table>
      <text:p text:style-name="P14"/>
      <text:p text:style-name="P15">This layout is either stored in the Small-Value-Field of an item, the element of an array or the field in a table.</text:p>
      <text:p text:style-name="P15">Endianness is irrelevant.</text:p>
      <text:p text:style-name="P15"><text:span text:style-name="T95">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878693310112">
          <table:table-cell table:style-name="Table13.A1" office:value-type="string">
            <text:p text:style-name="P102">Offset</text:p>
          </table:table-cell>
          <table:table-cell table:style-name="Table13.A1" office:value-type="string">
            <text:p text:style-name="P102">Content</text:p>
          </table:table-cell>
          <table:table-cell table:style-name="Table13.A1" office:value-type="string">
            <text:p text:style-name="P102">Units</text:p>
          </table:table-cell>
          <table:table-cell table:style-name="Table13.D1" office:value-type="string">
            <text:p text:style-name="P102">Bytes</text:p>
          </table:table-cell>
        </table:table-row>
        <table:table-row table:style-name="TableLine94878693343552">
          <table:table-cell table:style-name="Table13.C6" office:value-type="string">
            <text:p text:style-name="P102">0</text:p>
          </table:table-cell>
          <table:table-cell table:style-name="Table13.C6" office:value-type="string">
            <text:p text:style-name="P102">Size</text:p>
          </table:table-cell>
          <table:table-cell table:style-name="Table13.C6" office:value-type="string">
            <text:p text:style-name="P102">Float32</text:p>
          </table:table-cell>
          <table:table-cell table:style-name="Table13.D6" office:value-type="string">
            <text:p text:style-name="P102">4</text:p>
          </table:table-cell>
        </table:table-row>
        <table:table-row table:style-name="TableLine94878693345376">
          <table:table-cell table:style-name="Table13.C6" office:value-type="string">
            <text:p text:style-name="P102">4</text:p>
          </table:table-cell>
          <table:table-cell table:style-name="Table13.C6" office:value-type="string">
            <text:p text:style-name="P102">Family Size</text:p>
          </table:table-cell>
          <table:table-cell table:style-name="Table13.C6" office:value-type="string">
            <text:p text:style-name="P102">UInt8</text:p>
          </table:table-cell>
          <table:table-cell table:style-name="Table13.D6" office:value-type="string">
            <text:p text:style-name="P102">1</text:p>
          </table:table-cell>
        </table:table-row>
        <table:table-row table:style-name="TableLine94878693346288">
          <table:table-cell table:style-name="Table13.C6" office:value-type="string">
            <text:p text:style-name="P102">5</text:p>
          </table:table-cell>
          <table:table-cell table:style-name="Table13.C6" office:value-type="string">
            <text:p text:style-name="P102">Name Size</text:p>
          </table:table-cell>
          <table:table-cell table:style-name="Table13.C6" office:value-type="string">
            <text:p text:style-name="P102">UInt8</text:p>
          </table:table-cell>
          <table:table-cell table:style-name="Table13.D6" office:value-type="string">
            <text:p text:style-name="P102">1</text:p>
          </table:table-cell>
        </table:table-row>
        <table:table-row table:style-name="TableLine94878693347328">
          <table:table-cell table:style-name="Table13.C6" office:value-type="string">
            <text:p text:style-name="P102">6</text:p>
          </table:table-cell>
          <table:table-cell table:style-name="Table13.C6" office:value-type="string">
            <text:p text:style-name="P102">Family String</text:p>
          </table:table-cell>
          <table:table-cell table:style-name="Table13.C6" office:value-type="string">
            <text:p text:style-name="P102">UTF8</text:p>
          </table:table-cell>
          <table:table-cell table:style-name="Table13.D6" office:value-type="string">
            <text:p text:style-name="P102">Family Size</text:p>
          </table:table-cell>
        </table:table-row>
        <table:table-row table:style-name="TableLine94878693348752">
          <table:table-cell table:style-name="Table13.C6" office:value-type="string">
            <text:p text:style-name="P102">6 + Family Size</text:p>
          </table:table-cell>
          <table:table-cell table:style-name="Table13.C6" office:value-type="string">
            <text:p text:style-name="P102">Name String</text:p>
          </table:table-cell>
          <table:table-cell table:style-name="Table13.C6" office:value-type="string">
            <text:p text:style-name="P102">UTF8</text:p>
          </table:table-cell>
          <table:table-cell table:style-name="Table13.D6" office:value-type="string">
            <text:p text:style-name="P102">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95">Rationale</text:span>: As font information is frequently used it is more memory efficient to store it in its own type instead of a composite type.</text:p>
      <text:p text:style-name="P3"><text:span text:style-name="T95">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6T15:30:03.536336534</dc:date>
    <meta:editing-duration>P1DT4H51S</meta:editing-duration>
    <meta:editing-cycles>39</meta:editing-cycles>
    <meta:generator>LibreOffice/6.4.7.2$Linux_X86_64 LibreOffice_project/40$Build-2</meta:generator>
    <meta:document-statistic meta:table-count="29" meta:image-count="0" meta:object-count="0" meta:page-count="22" meta:paragraph-count="983" meta:word-count="7000" meta:character-count="39720" meta:non-whitespace-character-count="33397"/>
  </office:meta>
</office:document-meta>
</file>